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mily-generic="swiss" style:font-pitch="variable"/>
    <style:font-face style:name="DejaVu Sans" svg:font-family="'DejaVu Sans'" style:font-family-generic="system" style:font-pitch="variable"/>
  </office:font-face-decls>
  <office:automatic-styles>
    <style:style style:name="co7" style:family="table-column">
      <style:table-column-properties fo:break-before="auto" style:column-width="6.239cm"/>
    </style:style>
    <style:style style:name="co8" style:family="table-column">
      <style:table-column-properties fo:break-before="auto" style:column-width="3.124cm"/>
    </style:style>
    <style:style style:name="co6" style:family="table-column">
      <style:table-column-properties fo:break-before="auto" style:column-width="2.267cm"/>
    </style:style>
    <style:style style:name="co4" style:family="table-column">
      <style:table-column-properties fo:break-before="auto" style:column-width="4.189cm"/>
    </style:style>
    <style:style style:name="co5" style:family="table-column">
      <style:table-column-properties fo:break-before="auto" style:column-width="6.858cm"/>
    </style:style>
    <style:style style:name="co9" style:family="table-column">
      <style:table-column-properties fo:break-before="auto" style:column-width="5.001cm"/>
    </style:style>
    <style:style style:name="co10" style:family="table-column">
      <style:table-column-properties fo:break-before="auto" style:column-width="4.655cm"/>
    </style:style>
    <style:style style:name="co11" style:family="table-column">
      <style:table-column-properties fo:break-before="auto" style:column-width="6.65cm"/>
    </style:style>
    <style:style style:name="co12" style:family="table-column">
      <style:table-column-properties fo:break-before="auto" style:column-width="4.15cm"/>
    </style:style>
    <style:style style:name="co13" style:family="table-column">
      <style:table-column-properties fo:break-before="auto" style:column-width="5.641cm"/>
    </style:style>
    <style:style style:name="co14" style:family="table-column">
      <style:table-column-properties fo:break-before="auto" style:column-width="7.952cm"/>
    </style:style>
    <style:style style:name="co15" style:family="table-column">
      <style:table-column-properties fo:break-before="auto" style:column-width="6.798cm"/>
    </style:style>
    <style:style style:name="ro1" style:family="table-row">
      <style:table-row-properties style:row-height="0.452cm" fo:break-before="auto" style:use-optimal-row-height="true"/>
    </style:style>
    <style:style style:name="ro2" style:family="table-row">
      <style:table-row-properties style:row-height="0.788cm" fo:break-before="auto" style:use-optimal-row-height="false"/>
    </style:style>
    <style:style style:name="ro3" style:family="table-row">
      <style:table-row-properties style:row-height="0.49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ffff00"/>
      <style:text-properties fo:font-weight="bold" style:font-weight-asian="bold" style:font-weight-complex="bold"/>
    </style:style>
    <style:style style:name="ce3" style:family="table-cell" style:parent-style-name="Default">
      <style:table-cell-properties fo:background-color="#ffff00"/>
    </style:style>
    <style:style style:name="ce4" style:family="table-cell" style:parent-style-name="Default">
      <style:table-cell-properties fo:background-color="#00ff00" fo:wrap-option="wrap"/>
      <style:text-properties fo:font-weight="bold" style:font-weight-asian="bold" style:font-weight-complex="bold"/>
    </style:style>
    <style:style style:name="ce5" style:family="table-cell" style:parent-style-name="Default">
      <style:table-cell-properties fo:background-color="#00ff00" fo:wrap-option="wrap"/>
    </style:style>
    <style:style style:name="ce6" style:family="table-cell" style:parent-style-name="Default">
      <style:text-properties fo:color="#808080" fo:font-weight="bold" style:font-weight-asian="bold" style:font-weight-complex="bold"/>
    </style:style>
    <style:style style:name="ce7" style:family="table-cell" style:parent-style-name="Default">
      <style:text-properties fo:color="#808080"/>
    </style:style>
    <style:style style:name="ce8" style:family="table-cell" style:parent-style-name="Default">
      <style:text-properties fo:font-weight="normal" style:font-weight-asian="normal" style:font-weight-complex="normal"/>
    </style:style>
    <style:style style:name="ce9" style:family="table-cell" style:parent-style-name="Default">
      <style:table-cell-properties fo:background-color="#ffff00"/>
      <style:text-properties fo:font-weight="normal" style:font-weight-asian="normal" style:font-weight-complex="normal"/>
    </style:style>
    <style:style style:name="ce10" style:family="table-cell" style:parent-style-name="Default">
      <style:table-cell-properties fo:background-color="#00ff00" fo:wrap-option="wrap"/>
      <style:text-properties fo:font-weight="normal" style:font-weight-asian="normal" style:font-weight-complex="normal"/>
    </style:style>
    <style:style style:name="ce11" style:family="table-cell" style:parent-style-name="Default">
      <style:text-properties fo:color="#808080" fo:font-weight="normal" style:font-weight-asian="normal" style:font-weight-complex="normal"/>
    </style:style>
    <style:style style:name="ta_extref" style:family="table">
      <style:table-properties table:display="false"/>
    </style:style>
  </office:automatic-styles>
  <office:body>
    <office:spreadsheet>
      <table:table table:name="monnaie ad..." table:style-name="ta1" table:print="false">
        <office:forms form:automatic-focus="false" form:apply-design-mode="false"/>
        <table:table-column table:style-name="co4" table:default-cell-style-name="Default"/>
        <table:table-column table:style-name="co5" table:default-cell-style-name="Default"/>
        <table:table-column table:style-name="co9" table:default-cell-style-name="Default"/>
        <table:table-column table:style-name="co10" table:default-cell-style-name="ce3"/>
        <table:table-column table:style-name="co10" table:default-cell-style-name="ce5"/>
        <table:table-column table:style-name="co11" table:default-cell-style-name="ce7"/>
        <table:table-column table:style-name="co6" table:number-columns-repeated="1018" table:default-cell-style-name="Default"/>
        <table:table-row table:style-name="ro1">
          <table:table-cell table:style-name="ce1" office:value-type="string">
            <text:p>compte</text:p>
          </table:table-cell>
          <table:table-cell table:style-name="ce1" office:value-type="string">
            <text:p>source</text:p>
          </table:table-cell>
          <table:table-cell table:style-name="ce1" office:value-type="string">
            <text:p>remarques</text:p>
          </table:table-cell>
          <table:table-cell table:style-name="ce2" office:value-type="string">
            <text:p>monnaie ad</text:p>
          </table:table-cell>
          <table:table-cell table:style-name="ce4" office:value-type="string">
            <text:p>monnaie</text:p>
          </table:table-cell>
          <table:table-cell table:style-name="ce6" office:value-type="string">
            <text:p>prix</text:p>
          </table:table-cell>
          <table:table-cell table:style-name="ce1" table:number-columns-repeated="1018"/>
        </table:table-row>
        <table:table-row table:style-name="ro1">
          <table:table-cell office:value-type="string">
            <text:p>7MI3, R.4, 38</text:p>
          </table:table-cell>
          <table:table-cell office:value-type="string">
            <text:p>p. 72 v [n° 52979, 1390-10-08]</text:p>
          </table:table-cell>
          <table:table-cell office:value-type="string">
            <text:p>fr. ad 15 d, don en argent ?</text:p>
          </table:table-cell>
          <table:table-cell office:value-type="float" office:value="15">
            <text:p>15</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MI3, R.4, 38</text:p>
          </table:table-cell>
          <table:table-cell office:value-type="string">
            <text:p>p. 79 v [n° 52987, 1390-07-28]</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MI3, R.4, 38</text:p>
          </table:table-cell>
          <table:table-cell office:value-type="string">
            <text:p>p. 89 v [n° 52996, 1391-01-12]</text:p>
          </table:table-cell>
          <table:table-cell office:value-type="string">
            <text:p>don en argent ? , fr. ad 15</text:p>
          </table:table-cell>
          <table:table-cell office:value-type="float" office:value="15">
            <text:p>15</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MI3, R.4, 38</text:p>
          </table:table-cell>
          <table:table-cell office:value-type="string">
            <text:p>p. 105 v [n° 53034, 1391-04-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4.0f 0g 0s 0.00d franc or</text:p>
          </table:table-cell>
          <table:table-cell table:number-columns-repeated="1018"/>
        </table:table-row>
        <table:table-row table:style-name="ro1">
          <table:table-cell office:value-type="string">
            <text:p>7MI3, R.4, 38</text:p>
          </table:table-cell>
          <table:table-cell office:value-type="string">
            <text:p>p. 107 [n° 53055, 1391-06-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4.0f 0g 0s 0.00d franc or</text:p>
          </table:table-cell>
          <table:table-cell table:number-columns-repeated="1018"/>
        </table:table-row>
        <table:table-row table:style-name="ro1">
          <table:table-cell office:value-type="string">
            <text:p>7MI3, R.4, 38</text:p>
          </table:table-cell>
          <table:table-cell office:value-type="string">
            <text:p>p. 109 [n° 53062, 1391-06-01]</text:p>
          </table:table-cell>
          <table:table-cell office:value-type="string">
            <text:p>fr. ad 15, don en argent ?</text:p>
          </table:table-cell>
          <table:table-cell office:value-type="float" office:value="15">
            <text:p>15</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MI3, R.4, 38</text:p>
          </table:table-cell>
          <table:table-cell office:value-type="string">
            <text:p>p. 109 [n° 53063, 1391-06-01]</text:p>
          </table:table-cell>
          <table:table-cell office:value-type="string">
            <text:p>fr. ad 15, don en argent ?, chaussure</text:p>
          </table:table-cell>
          <table:table-cell office:value-type="float" office:value="15">
            <text:p>15</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MI3, R.4, 38</text:p>
          </table:table-cell>
          <table:table-cell office:value-type="string">
            <text:p>p. 148 [n° 53130, 1390-12-04]</text:p>
          </table:table-cell>
          <table:table-cell office:value-type="string">
            <text:p>fr. ad 15, don en argent ?</text:p>
          </table:table-cell>
          <table:table-cell office:value-type="float" office:value="15">
            <text:p>15</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MI3, R.4, 38</text:p>
          </table:table-cell>
          <table:table-cell office:value-type="string">
            <text:p>p. 154 [n° 53212, 1392-01-17]</text:p>
          </table:table-cell>
          <table:table-cell office:value-type="string">
            <text:p>don en argent pour se vêtir, fr. ad 16</text:p>
          </table:table-cell>
          <table:table-cell office:value-type="float" office:value="16">
            <text:p>16</text:p>
          </table:table-cell>
          <table:table-cell office:value-type="string">
            <text:p>franc or</text:p>
          </table:table-cell>
          <table:table-cell office:value-type="string">
            <text:p>50.0f 0g 0s 0.00d franc or</text:p>
          </table:table-cell>
          <table:table-cell table:number-columns-repeated="1018"/>
        </table:table-row>
        <table:table-row table:style-name="ro1">
          <table:table-cell office:value-type="string">
            <text:p>7MI3, R.4, 38</text:p>
          </table:table-cell>
          <table:table-cell office:value-type="string">
            <text:p>p. 166 [n° 53213, 1390-03-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0f 0g 0s 9.38d franc or</text:p>
          </table:table-cell>
          <table:table-cell table:number-columns-repeated="1018"/>
        </table:table-row>
        <table:table-row table:style-name="ro1">
          <table:table-cell office:value-type="string">
            <text:p>7MI3, R.3, 37.2(269)</text:p>
          </table:table-cell>
          <table:table-cell office:value-type="string">
            <text:p>p. 301 v [n° 53234, 1389-09-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1MI29, r.7, 70</text:p>
          </table:table-cell>
          <table:table-cell office:value-type="string">
            <text:p>p. 70.26 [n° 53925, 1381-02-25]</text:p>
          </table:table-cell>
          <table:table-cell office:value-type="string">
            <text:p>fr. ad 15 d. g.</text:p>
          </table:table-cell>
          <table:table-cell office:value-type="float" office:value="16">
            <text:p>16</text:p>
          </table:table-cell>
          <table:table-cell office:value-type="string">
            <text:p>franc or</text:p>
          </table:table-cell>
          <table:table-cell office:value-type="string">
            <text:p>37.0f 0g 0s 0.00d franc or</text:p>
          </table:table-cell>
          <table:table-cell table:number-columns-repeated="1018"/>
        </table:table-row>
        <table:table-row table:style-name="ro1">
          <table:table-cell office:value-type="string">
            <text:p>7 MI 3, <text:s/>r. 11 et r. 12, 50</text:p>
          </table:table-cell>
          <table:table-cell office:value-type="string">
            <text:p>p. 153 v [n° 57256, 1405-11-07]</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34.0f 0g 0s 0.00d franc or reg</text:p>
          </table:table-cell>
          <table:table-cell table:number-columns-repeated="1018"/>
        </table:table-row>
        <table:table-row table:style-name="ro1">
          <table:table-cell office:value-type="string">
            <text:p>7 MI 3, <text:s/>r. 11 et r. 12, 50</text:p>
          </table:table-cell>
          <table:table-cell office:value-type="string">
            <text:p>p. 160 [n° 57284, 1405-04-19]</text:p>
          </table:table-cell>
          <table:table-cell office:value-type="string">
            <text:p>fr. ad 19</text:p>
          </table:table-cell>
          <table:table-cell office:value-type="float" office:value="19">
            <text:p>19</text:p>
          </table:table-cell>
          <table:table-cell office:value-type="string">
            <text:p>franc or</text:p>
          </table:table-cell>
          <table:table-cell office:value-type="string">
            <text:p>26.0f 0g 0s 10.00d Florin d'or petit poids</text:p>
          </table:table-cell>
          <table:table-cell table:number-columns-repeated="1018"/>
        </table:table-row>
        <table:table-row table:style-name="ro1">
          <table:table-cell office:value-type="string">
            <text:p>7 MI 3, <text:s/>r. 11 et r. 12, 50</text:p>
          </table:table-cell>
          <table:table-cell office:value-type="string">
            <text:p>p. 160 [n° 57284, 1405-04-19]</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26.0f 0g 0s 10.00d Florin d'or petit poids</text:p>
          </table:table-cell>
          <table:table-cell table:number-columns-repeated="1018"/>
        </table:table-row>
        <table:table-row table:style-name="ro1">
          <table:table-cell office:value-type="string">
            <text:p>7 MI 3, <text:s/>r. 11 et r. 12, 50</text:p>
          </table:table-cell>
          <table:table-cell office:value-type="string">
            <text:p>p. 161 v [n° 57292, 1405-06-20]</text:p>
          </table:table-cell>
          <table:table-cell office:value-type="string">
            <text:p>fr. ad 15, don en argent</text:p>
          </table:table-cell>
          <table:table-cell office:value-type="float" office:value="15">
            <text:p>15</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text:s/>r. 11 et r. 12, 50</text:p>
          </table:table-cell>
          <table:table-cell office:value-type="string">
            <text:p>p. 166 v [n° 57313, 1406-11-0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text:s/>r. 11 et r. 12, 50</text:p>
          </table:table-cell>
          <table:table-cell office:value-type="string">
            <text:p>p. 177 v [n° 57365, 1405-11-27]</text:p>
          </table:table-cell>
          <table:table-cell office:value-type="string">
            <text:p>sc. ad 20</text:p>
          </table:table-cell>
          <table:table-cell office:value-type="float" office:value="20">
            <text:p>20</text:p>
          </table:table-cell>
          <table:table-cell office:value-type="string">
            <text:p>écus</text:p>
          </table:table-cell>
          <table:table-cell office:value-type="string">
            <text:p>41.0f 0g 0s 8.00d Florin d'or petit poids</text:p>
          </table:table-cell>
          <table:table-cell table:number-columns-repeated="1018"/>
        </table:table-row>
        <table:table-row table:style-name="ro1">
          <table:table-cell office:value-type="string">
            <text:p>7 MI 3, <text:s/>r. 11, R49</text:p>
          </table:table-cell>
          <table:table-cell office:value-type="string">
            <text:p>p. 25 [n° 57388, 1404-01-13]</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45.0f 0g 0s 0.00d franc or reg</text:p>
          </table:table-cell>
          <table:table-cell table:number-columns-repeated="1018"/>
        </table:table-row>
        <table:table-row table:style-name="ro1">
          <table:table-cell office:value-type="string">
            <text:p>7 MI 3, <text:s/>r. 11, R49 bis</text:p>
          </table:table-cell>
          <table:table-cell office:value-type="string">
            <text:p>p. 23 [n° 57390, 1402-12-10]</text:p>
          </table:table-cell>
          <table:table-cell office:value-type="string">
            <text:p>sc. ad 18 ob</text:p>
          </table:table-cell>
          <table:table-cell office:value-type="float" office:value="18.5">
            <text:p>18,5</text:p>
          </table:table-cell>
          <table:table-cell office:value-type="string">
            <text:p>écus</text:p>
          </table:table-cell>
          <table:table-cell office:value-type="string">
            <text:p>25.0f 0g 0s 0.00d écus</text:p>
          </table:table-cell>
          <table:table-cell table:number-columns-repeated="1018"/>
        </table:table-row>
        <table:table-row table:style-name="ro1">
          <table:table-cell office:value-type="string">
            <text:p>7 MI 3, <text:s/>r. 14, 53</text:p>
          </table:table-cell>
          <table:table-cell office:value-type="string">
            <text:p>p. 115 [n° 57425, 1405-02-0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text:s/>r. 14, 53</text:p>
          </table:table-cell>
          <table:table-cell office:value-type="string">
            <text:p>p. 115 v [n° 57426, 1405-02-0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5.0f 0g 0s 0.00d franc or</text:p>
          </table:table-cell>
          <table:table-cell table:number-columns-repeated="1018"/>
        </table:table-row>
        <table:table-row table:style-name="ro1">
          <table:table-cell office:value-type="string">
            <text:p>7 MI 3, <text:s/>r. 14, 53</text:p>
          </table:table-cell>
          <table:table-cell office:value-type="string">
            <text:p>p. 115 v [n° 57427, 1405-02-0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7.0f 0g 0s 0.00d franc or</text:p>
          </table:table-cell>
          <table:table-cell table:number-columns-repeated="1018"/>
        </table:table-row>
        <table:table-row table:style-name="ro1">
          <table:table-cell office:value-type="string">
            <text:p>7 MI 3, <text:s/>r. 14, 53</text:p>
          </table:table-cell>
          <table:table-cell office:value-type="string">
            <text:p>p. 152 [n° 57456, 1406-06-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6.0f 0g 0s 0.00d franc or</text:p>
          </table:table-cell>
          <table:table-cell table:number-columns-repeated="1018"/>
        </table:table-row>
        <table:table-row table:style-name="ro1">
          <table:table-cell office:value-type="string">
            <text:p>7 MI 3, <text:s/>r. 15 et r. 16, 55</text:p>
          </table:table-cell>
          <table:table-cell office:value-type="string">
            <text:p>p. 266 v [n° 57574, 1409-01-22]</text:p>
          </table:table-cell>
          <table:table-cell office:value-type="string">
            <text:p>fr. ad 15</text:p>
          </table:table-cell>
          <table:table-cell office:value-type="float" office:value="16">
            <text:p>16</text:p>
          </table:table-cell>
          <table:table-cell office:value-type="string">
            <text:p>franc or</text:p>
          </table:table-cell>
          <table:table-cell office:value-type="string">
            <text:p>18.0f 0g 0s 0.00d franc or</text:p>
          </table:table-cell>
          <table:table-cell table:number-columns-repeated="1018"/>
        </table:table-row>
        <table:table-row table:style-name="ro1">
          <table:table-cell office:value-type="string">
            <text:p>7 MI 3, <text:s/>r. 15 et r. 16, 55</text:p>
          </table:table-cell>
          <table:table-cell office:value-type="string">
            <text:p>p. 269 [n° 57585, 1409-10-31]</text:p>
          </table:table-cell>
          <table:table-cell office:value-type="string">
            <text:p>fr. ad 15</text:p>
          </table:table-cell>
          <table:table-cell office:value-type="float" office:value="16">
            <text:p>16</text:p>
          </table:table-cell>
          <table:table-cell office:value-type="string">
            <text:p>franc or</text:p>
          </table:table-cell>
          <table:table-cell office:value-type="string">
            <text:p>35.0f 0g 0s 0.00d franc or</text:p>
          </table:table-cell>
          <table:table-cell table:number-columns-repeated="1018"/>
        </table:table-row>
        <table:table-row table:style-name="ro1">
          <table:table-cell office:value-type="string">
            <text:p>7 MI 3, <text:s/>r. 15 et r. 16, 55</text:p>
          </table:table-cell>
          <table:table-cell office:value-type="string">
            <text:p>p. 269 [n° 57586, 1409-10-31]</text:p>
          </table:table-cell>
          <table:table-cell office:value-type="string">
            <text:p>fr. ad 15</text:p>
          </table:table-cell>
          <table:table-cell office:value-type="float" office:value="16">
            <text:p>16</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 MI 3, <text:s/>r. 15 et r. 16, 55</text:p>
          </table:table-cell>
          <table:table-cell office:value-type="string">
            <text:p>p. 269 v [n° 57596, 1409-10-3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46.0f 0g 0s 0.00d franc or</text:p>
          </table:table-cell>
          <table:table-cell table:number-columns-repeated="1018"/>
        </table:table-row>
        <table:table-row table:style-name="ro1">
          <table:table-cell office:value-type="string">
            <text:p>7 MI 3, <text:s/>r. 15 et r. 16, 55</text:p>
          </table:table-cell>
          <table:table-cell office:value-type="string">
            <text:p>p. 269 v [n° 57597, 1409-10-3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0f 0g 0s 0.00d franc or</text:p>
          </table:table-cell>
          <table:table-cell table:number-columns-repeated="1018"/>
        </table:table-row>
        <table:table-row table:style-name="ro1">
          <table:table-cell office:value-type="string">
            <text:p>7 MI 3, <text:s/>r. 15 et r. 16, 55</text:p>
          </table:table-cell>
          <table:table-cell office:value-type="string">
            <text:p>p. 408 v [n° 57635, 1408-01-3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6.0f 0g 0s 0.00d franc or</text:p>
          </table:table-cell>
          <table:table-cell table:number-columns-repeated="1018"/>
        </table:table-row>
        <table:table-row table:style-name="ro1">
          <table:table-cell office:value-type="string">
            <text:p>7 MI 3, <text:s/>r. 16 et r. 17, 56</text:p>
          </table:table-cell>
          <table:table-cell office:value-type="string">
            <text:p>p. 133 [n° 57801, 1408-10-0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7.0f 0g 0s 0.00d franc or</text:p>
          </table:table-cell>
          <table:table-cell table:number-columns-repeated="1018"/>
        </table:table-row>
        <table:table-row table:style-name="ro1">
          <table:table-cell office:value-type="string">
            <text:p>7 MI 3, <text:s/>r. 16 et r. 17, 56</text:p>
          </table:table-cell>
          <table:table-cell office:value-type="string">
            <text:p>p. 136 v [n° 57810, 1410-02-0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5.0f 0g 0s 12.00d franc or</text:p>
          </table:table-cell>
          <table:table-cell table:number-columns-repeated="1018"/>
        </table:table-row>
        <table:table-row table:style-name="ro1">
          <table:table-cell office:value-type="string">
            <text:p>7 MI 3, <text:s/>r. 16 et r. 17, 56</text:p>
          </table:table-cell>
          <table:table-cell office:value-type="string">
            <text:p>p. 137 [n° 57811, 1411-07-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11.00d franc or</text:p>
          </table:table-cell>
          <table:table-cell table:number-columns-repeated="1018"/>
        </table:table-row>
        <table:table-row table:style-name="ro1">
          <table:table-cell office:value-type="string">
            <text:p>7 MI 3, <text:s/>r. 16 et r. 17, 56</text:p>
          </table:table-cell>
          <table:table-cell office:value-type="string">
            <text:p>p. 137 [n° 57812, 1411-07-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5f 0g 0s 0.00d franc or</text:p>
          </table:table-cell>
          <table:table-cell table:number-columns-repeated="1018"/>
        </table:table-row>
        <table:table-row table:style-name="ro1">
          <table:table-cell office:value-type="string">
            <text:p>7 MI 3, <text:s/>r. 16 et r. 17, 56</text:p>
          </table:table-cell>
          <table:table-cell office:value-type="string">
            <text:p>p. 137 [n° 57813, 1411-07-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5f 0g 0s 0.00d franc or</text:p>
          </table:table-cell>
          <table:table-cell table:number-columns-repeated="1018"/>
        </table:table-row>
        <table:table-row table:style-name="ro1">
          <table:table-cell office:value-type="string">
            <text:p>7 MI 3, <text:s/>r. 16 et r. 17, 56</text:p>
          </table:table-cell>
          <table:table-cell office:value-type="string">
            <text:p>p. 137 [n° 57814, 1411-07-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5f 0g 0s 0.00d franc or</text:p>
          </table:table-cell>
          <table:table-cell table:number-columns-repeated="1018"/>
        </table:table-row>
        <table:table-row table:style-name="ro1">
          <table:table-cell office:value-type="string">
            <text:p>7 MI 3, <text:s/>r. 16 et r. 17, 56</text:p>
          </table:table-cell>
          <table:table-cell office:value-type="string">
            <text:p>p. 137 [n° 57815, 1411-07-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8.0f 0g 0s 0.00d franc or</text:p>
          </table:table-cell>
          <table:table-cell table:number-columns-repeated="1018"/>
        </table:table-row>
        <table:table-row table:style-name="ro1">
          <table:table-cell office:value-type="string">
            <text:p>7 MI 3, <text:s/>r. 16 et r. 17, 56</text:p>
          </table:table-cell>
          <table:table-cell office:value-type="string">
            <text:p>p. 137 v [n° 57820, 1410-06-1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0f 0g 0s 1.00d Florin d'or petit poids</text:p>
          </table:table-cell>
          <table:table-cell table:number-columns-repeated="1018"/>
        </table:table-row>
        <table:table-row table:style-name="ro1">
          <table:table-cell office:value-type="string">
            <text:p>7 MI 3, <text:s/>r. 16 et r. 17, 56</text:p>
          </table:table-cell>
          <table:table-cell office:value-type="string">
            <text:p>p. 171 v [n° 57825, 1411-02-02]</text:p>
          </table:table-cell>
          <table:table-cell office:value-type="string">
            <text:p>fr. ad 15</text:p>
          </table:table-cell>
          <table:table-cell office:value-type="float" office:value="16">
            <text:p>16</text:p>
          </table:table-cell>
          <table:table-cell office:value-type="string">
            <text:p>franc or</text:p>
          </table:table-cell>
          <table:table-cell office:value-type="string">
            <text:p>0.5f 0g 0s 0.00d franc or</text:p>
          </table:table-cell>
          <table:table-cell table:number-columns-repeated="1018"/>
        </table:table-row>
        <table:table-row table:style-name="ro1">
          <table:table-cell office:value-type="string">
            <text:p>7 MI 3, <text:s/>r. 16 et r. 17, 56</text:p>
          </table:table-cell>
          <table:table-cell office:value-type="string">
            <text:p>p. 171 v [n° 57827, 1411-02-02]</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text:s/>r. 16 et r. 17, 56</text:p>
          </table:table-cell>
          <table:table-cell office:value-type="string">
            <text:p>p. 205 v [n° 57837, 1410-08-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1.5f 0g 0s 0.00d franc or</text:p>
          </table:table-cell>
          <table:table-cell table:number-columns-repeated="1018"/>
        </table:table-row>
        <table:table-row table:style-name="ro1">
          <table:table-cell office:value-type="string">
            <text:p>7 MI 3, <text:s/>r. 17 et r. 18, 57</text:p>
          </table:table-cell>
          <table:table-cell office:value-type="string">
            <text:p>p. 104 [n° 57941, 1412-03-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text:s/>r. 17 et r. 18, 57</text:p>
          </table:table-cell>
          <table:table-cell office:value-type="string">
            <text:p>p. 104 [n° 57942, 1412-02-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text:s/>r. 17 et r. 18, 57</text:p>
          </table:table-cell>
          <table:table-cell office:value-type="string">
            <text:p>p. 104 v [n° 57943, 1411-03-1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25f 0g 0s 0.00d franc or</text:p>
          </table:table-cell>
          <table:table-cell table:number-columns-repeated="1018"/>
        </table:table-row>
        <table:table-row table:style-name="ro2">
          <table:table-cell office:value-type="string">
            <text:p>7 MI 3, <text:s/>r. 17 et r. 18, 57</text:p>
          </table:table-cell>
          <table:table-cell office:value-type="string">
            <text:p>p. 153 v [n° 57955, 1412-03-29]</text:p>
          </table:table-cell>
          <table:table-cell office:value-type="string">
            <text:p>don en argent ?</text:p>
            <text:p>Sc. ad 19</text:p>
          </table:table-cell>
          <table:table-cell office:value-type="float" office:value="19">
            <text:p>19</text:p>
          </table:table-cell>
          <table:table-cell office:value-type="string">
            <text:p>écus</text:p>
          </table:table-cell>
          <table:table-cell office:value-type="string">
            <text:p>25.0f 0g 0s 0.00d écus</text:p>
          </table:table-cell>
          <table:table-cell table:number-columns-repeated="1018"/>
        </table:table-row>
        <table:table-row table:style-name="ro1">
          <table:table-cell office:value-type="string">
            <text:p>7 MI 3, <text:s/>r. 17 et r. 18, 57</text:p>
          </table:table-cell>
          <table:table-cell office:value-type="string">
            <text:p>p. 182 v [n° 58037, 1412-08-0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3.0f 0g 0s 0.00d franc or</text:p>
          </table:table-cell>
          <table:table-cell table:number-columns-repeated="1018"/>
        </table:table-row>
        <table:table-row table:style-name="ro1">
          <table:table-cell office:value-type="string">
            <text:p>7 MI 3, <text:s/>r. 17 et r. 18, 57</text:p>
          </table:table-cell>
          <table:table-cell office:value-type="string">
            <text:p>p. 192 [n° 58058, 1412-06-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f 0g 0s 0.00d franc or</text:p>
          </table:table-cell>
          <table:table-cell table:number-columns-repeated="1018"/>
        </table:table-row>
        <table:table-row table:style-name="ro1">
          <table:table-cell office:value-type="string">
            <text:p>7 MI 3, <text:s/>r. 18 et r. 19, 59</text:p>
          </table:table-cell>
          <table:table-cell office:value-type="string">
            <text:p>p. 218 [n° 58072, 1412-10-28]</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8.0f 0g 0s 0.00d écus</text:p>
          </table:table-cell>
          <table:table-cell table:number-columns-repeated="1018"/>
        </table:table-row>
        <table:table-row table:style-name="ro1">
          <table:table-cell office:value-type="string">
            <text:p>7 MI 3, <text:s/>r. 18 et r. 19, 59</text:p>
          </table:table-cell>
          <table:table-cell office:value-type="string">
            <text:p>p. 218 [n° 58073, 1412-10-28]</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4.0f 0g 0s 6.00d écus</text:p>
          </table:table-cell>
          <table:table-cell table:number-columns-repeated="1018"/>
        </table:table-row>
        <table:table-row table:style-name="ro1">
          <table:table-cell office:value-type="string">
            <text:p>7 MI 3, <text:s/>r. 18 et r. 19, 59</text:p>
          </table:table-cell>
          <table:table-cell office:value-type="string">
            <text:p>p. 218 [n° 58075, 1412-10-28]</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3.0f 0g 0s 0.00d écus</text:p>
          </table:table-cell>
          <table:table-cell table:number-columns-repeated="1018"/>
        </table:table-row>
        <table:table-row table:style-name="ro1">
          <table:table-cell office:value-type="string">
            <text:p>7 MI 3, <text:s/>r. 18 et r. 19, 59</text:p>
          </table:table-cell>
          <table:table-cell office:value-type="string">
            <text:p>p. 218 v [n° 58078, 1412-10-28]</text:p>
          </table:table-cell>
          <table:table-cell office:value-type="string">
            <text:p>sc. ad 19, don en argent ?</text:p>
          </table:table-cell>
          <table:table-cell office:value-type="float" office:value="19">
            <text:p>19</text:p>
          </table:table-cell>
          <table:table-cell office:value-type="string">
            <text:p>écus</text:p>
          </table:table-cell>
          <table:table-cell office:value-type="string">
            <text:p>133.0f 0g 0s 0.00d écus</text:p>
          </table:table-cell>
          <table:table-cell table:number-columns-repeated="1018"/>
        </table:table-row>
        <table:table-row table:style-name="ro1">
          <table:table-cell office:value-type="string">
            <text:p>7 MI 3, <text:s/>r. 18 et r. 19, 59</text:p>
          </table:table-cell>
          <table:table-cell office:value-type="string">
            <text:p>p. 218 v [n° 58079, 1412-12-01]</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16.0f 0g 0s 0.00d écus</text:p>
          </table:table-cell>
          <table:table-cell table:number-columns-repeated="1018"/>
        </table:table-row>
        <table:table-row table:style-name="ro1">
          <table:table-cell office:value-type="string">
            <text:p>7 MI 3, <text:s/>r. 18 et r. 19, 59</text:p>
          </table:table-cell>
          <table:table-cell office:value-type="string">
            <text:p>p. 218 v [n° 58081, 1412-12-01]</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18.0f 0g 0s 0.00d écus</text:p>
          </table:table-cell>
          <table:table-cell table:number-columns-repeated="1018"/>
        </table:table-row>
        <table:table-row table:style-name="ro1">
          <table:table-cell office:value-type="string">
            <text:p>7 MI 3, <text:s/>r. 18 et r. 19, 59</text:p>
          </table:table-cell>
          <table:table-cell office:value-type="string">
            <text:p>p. 218 v [n° 58082, 1412-12-01]</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3.0f 0g 0s 6.00d écus</text:p>
          </table:table-cell>
          <table:table-cell table:number-columns-repeated="1018"/>
        </table:table-row>
        <table:table-row table:style-name="ro1">
          <table:table-cell office:value-type="string">
            <text:p>7 MI 3, <text:s/>r. 18 et r. 19, 59</text:p>
          </table:table-cell>
          <table:table-cell office:value-type="string">
            <text:p>p. 219 [n° 58085, 1412-12-13]</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2.0f 0g 0s 6.00d écus</text:p>
          </table:table-cell>
          <table:table-cell table:number-columns-repeated="1018"/>
        </table:table-row>
        <table:table-row table:style-name="ro1">
          <table:table-cell office:value-type="string">
            <text:p>7 MI 3, <text:s/>r. 18 et r. 19, 59</text:p>
          </table:table-cell>
          <table:table-cell office:value-type="string">
            <text:p>p. 219 [n° 58087, 1412-12-13]</text:p>
          </table:table-cell>
          <table:table-cell office:value-type="string">
            <text:p>sc. ad 19, don en argent ?</text:p>
          </table:table-cell>
          <table:table-cell office:value-type="float" office:value="19">
            <text:p>19</text:p>
          </table:table-cell>
          <table:table-cell office:value-type="string">
            <text:p>écus</text:p>
          </table:table-cell>
          <table:table-cell office:value-type="string">
            <text:p>5.0f 0g 0s 0.00d écus</text:p>
          </table:table-cell>
          <table:table-cell table:number-columns-repeated="1018"/>
        </table:table-row>
        <table:table-row table:style-name="ro1">
          <table:table-cell office:value-type="string">
            <text:p>7 MI 3, <text:s/>r. 18 et r. 19, 59</text:p>
          </table:table-cell>
          <table:table-cell office:value-type="string">
            <text:p>p. 219 [n° 58090, 1412-12-13]</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90.0f 0g 0s 0.00d écus</text:p>
          </table:table-cell>
          <table:table-cell table:number-columns-repeated="1018"/>
        </table:table-row>
        <table:table-row table:style-name="ro1">
          <table:table-cell office:value-type="string">
            <text:p>7 MI 3, <text:s/>r. 18 et r. 19, 59</text:p>
          </table:table-cell>
          <table:table-cell office:value-type="string">
            <text:p>p. 219 [n° 58091, pas de date]</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22.0f 0g 0s 0.00d écus</text:p>
          </table:table-cell>
          <table:table-cell table:number-columns-repeated="1018"/>
        </table:table-row>
        <table:table-row table:style-name="ro1">
          <table:table-cell office:value-type="string">
            <text:p>7 MI 3, <text:s/>r. 20, 60</text:p>
          </table:table-cell>
          <table:table-cell office:value-type="string">
            <text:p>p. 296 v [n° 58244, 1414-04-1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0f 0g 0s 0.00d franc or</text:p>
          </table:table-cell>
          <table:table-cell table:number-columns-repeated="1018"/>
        </table:table-row>
        <table:table-row table:style-name="ro1">
          <table:table-cell office:value-type="string">
            <text:p>7 MI 3, <text:s/>r. 20, 60</text:p>
          </table:table-cell>
          <table:table-cell office:value-type="string">
            <text:p>p. 300 v [n° 58246, 1414-06-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9.0f 0g 0s 0.00d franc or</text:p>
          </table:table-cell>
          <table:table-cell table:number-columns-repeated="1018"/>
        </table:table-row>
        <table:table-row table:style-name="ro1">
          <table:table-cell office:value-type="string">
            <text:p>7 MI 3, <text:s/>r. 20, 60</text:p>
          </table:table-cell>
          <table:table-cell office:value-type="string">
            <text:p>p. 306 [n° 58253, 1414-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2.0f 0g 0s 0.00d franc or</text:p>
          </table:table-cell>
          <table:table-cell table:number-columns-repeated="1018"/>
        </table:table-row>
        <table:table-row table:style-name="ro1">
          <table:table-cell office:value-type="string">
            <text:p>7 MI 3, <text:s/>r. 20, 60</text:p>
          </table:table-cell>
          <table:table-cell office:value-type="string">
            <text:p>p. 306 [n° 58254, 1414-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9.0f 0g 0s 7.00d franc or</text:p>
          </table:table-cell>
          <table:table-cell table:number-columns-repeated="1018"/>
        </table:table-row>
        <table:table-row table:style-name="ro1">
          <table:table-cell office:value-type="string">
            <text:p>7 MI 3, <text:s/>r. 20, 60</text:p>
          </table:table-cell>
          <table:table-cell office:value-type="string">
            <text:p>p. 306 [n° 58257, 1414-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9.0f 0g 0s 12.50d Florin d'or petit poids</text:p>
          </table:table-cell>
          <table:table-cell table:number-columns-repeated="1018"/>
        </table:table-row>
        <table:table-row table:style-name="ro1">
          <table:table-cell office:value-type="string">
            <text:p>7 MI 3, <text:s/>r. 21, r. 22, 61</text:p>
          </table:table-cell>
          <table:table-cell office:value-type="string">
            <text:p>p. 314 v [n° 58290, 1416-04-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2.0f 0g 0s 0.00d franc or</text:p>
          </table:table-cell>
          <table:table-cell table:number-columns-repeated="1018"/>
        </table:table-row>
        <table:table-row table:style-name="ro1">
          <table:table-cell office:value-type="string">
            <text:p>7 MI 3, <text:s/>r. 21, r. 22, 61</text:p>
          </table:table-cell>
          <table:table-cell office:value-type="string">
            <text:p>p. 314 v [n° 58291, 1416-04-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text:s/>r. 21, r. 22, 61</text:p>
          </table:table-cell>
          <table:table-cell office:value-type="string">
            <text:p>p. 317 v [n° 58309, 1414-04-01]</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30.0f 0g 0s 0.00d écus</text:p>
          </table:table-cell>
          <table:table-cell table:number-columns-repeated="1018"/>
        </table:table-row>
        <table:table-row table:style-name="ro1">
          <table:table-cell office:value-type="string">
            <text:p>7 MI 3, <text:s/>r. 21, r. 22, 61</text:p>
          </table:table-cell>
          <table:table-cell office:value-type="string">
            <text:p>p. 317 v [n° 58311, 1414-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8.0f 0g 0s 0.00d franc or</text:p>
          </table:table-cell>
          <table:table-cell table:number-columns-repeated="1018"/>
        </table:table-row>
        <table:table-row table:style-name="ro1">
          <table:table-cell office:value-type="string">
            <text:p>7 MI 3, <text:s/>r. 21, r. 22, 61</text:p>
          </table:table-cell>
          <table:table-cell office:value-type="string">
            <text:p>p. 317 v [n° 58312, 1414-04-01]</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30.0f 0g 0s 0.00d écus</text:p>
          </table:table-cell>
          <table:table-cell table:number-columns-repeated="1018"/>
        </table:table-row>
        <table:table-row table:style-name="ro1">
          <table:table-cell office:value-type="string">
            <text:p>7 MI 3, <text:s/>r. 21, r. 22, 61</text:p>
          </table:table-cell>
          <table:table-cell office:value-type="string">
            <text:p>p. 317 v [n° 58313, 1414-04-01]</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0.0f 0g 0s 0.00d écus</text:p>
          </table:table-cell>
          <table:table-cell table:number-columns-repeated="1018"/>
        </table:table-row>
        <table:table-row table:style-name="ro1">
          <table:table-cell office:value-type="string">
            <text:p>7 MI 3, <text:s/>r. 21, r. 22, 61</text:p>
          </table:table-cell>
          <table:table-cell office:value-type="string">
            <text:p>p. 318 [n° 58316, 1414-11-1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0f 0g 0s 0.00d franc or</text:p>
          </table:table-cell>
          <table:table-cell table:number-columns-repeated="1018"/>
        </table:table-row>
        <table:table-row table:style-name="ro1">
          <table:table-cell office:value-type="string">
            <text:p>7 MI 3, <text:s/>r. 21, r. 22, 61</text:p>
          </table:table-cell>
          <table:table-cell office:value-type="string">
            <text:p>p. 318 [n° 58317, 1416-06-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0f 0g 0s 0.00d franc or</text:p>
          </table:table-cell>
          <table:table-cell table:number-columns-repeated="1018"/>
        </table:table-row>
        <table:table-row table:style-name="ro1">
          <table:table-cell office:value-type="string">
            <text:p>7 MI 3, <text:s/>r. 21, r. 22, 61</text:p>
          </table:table-cell>
          <table:table-cell office:value-type="string">
            <text:p>p. 319 [n° 58321, 1416-06-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0f 0g 0s 0.00d franc or</text:p>
          </table:table-cell>
          <table:table-cell table:number-columns-repeated="1018"/>
        </table:table-row>
        <table:table-row table:style-name="ro1">
          <table:table-cell office:value-type="string">
            <text:p>7 MI 3, <text:s/>r. 21, r. 22, 61</text:p>
          </table:table-cell>
          <table:table-cell office:value-type="string">
            <text:p>p. 530 v [n° 58396, 1415-07-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0f 0g 0s 0.00d franc or</text:p>
          </table:table-cell>
          <table:table-cell table:number-columns-repeated="1018"/>
        </table:table-row>
        <table:table-row table:style-name="ro1">
          <table:table-cell office:value-type="string">
            <text:p>7 MI 3, <text:s/>r. 21, r. 22, 61</text:p>
          </table:table-cell>
          <table:table-cell office:value-type="string">
            <text:p>p. 541 [n° 58516, 1414-02-08]</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4.0f 0g 0s 0.00d écus</text:p>
          </table:table-cell>
          <table:table-cell table:number-columns-repeated="1018"/>
        </table:table-row>
        <table:table-row table:style-name="ro1">
          <table:table-cell office:value-type="string">
            <text:p>7 MI 3, <text:s/>r. 21, r. 22, 61</text:p>
          </table:table-cell>
          <table:table-cell office:value-type="string">
            <text:p>p. 541 [n° 58517, 1414-02-08]</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0f 0g 0s 0.00d écus</text:p>
          </table:table-cell>
          <table:table-cell table:number-columns-repeated="1018"/>
        </table:table-row>
        <table:table-row table:style-name="ro1">
          <table:table-cell office:value-type="string">
            <text:p>7 MI 3, <text:s/>r. 21, r. 22, 61</text:p>
          </table:table-cell>
          <table:table-cell office:value-type="string">
            <text:p>p. 541 [n° 58518, 1414-02-08]</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3.0f 0g 0s 0.00d écus</text:p>
          </table:table-cell>
          <table:table-cell table:number-columns-repeated="1018"/>
        </table:table-row>
        <table:table-row table:style-name="ro1">
          <table:table-cell office:value-type="string">
            <text:p>7 MI 3, <text:s/>r. 21, r. 22, 61</text:p>
          </table:table-cell>
          <table:table-cell office:value-type="string">
            <text:p>p. 548 [n° 58560, 1415-01-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9.0f 0g 0s 0.00d franc or</text:p>
          </table:table-cell>
          <table:table-cell table:number-columns-repeated="1018"/>
        </table:table-row>
        <table:table-row table:style-name="ro1">
          <table:table-cell office:value-type="string">
            <text:p>7 MI 3, <text:s/>r. 21, r. 22, 61</text:p>
          </table:table-cell>
          <table:table-cell office:value-type="string">
            <text:p>p. 549 [n° 58561, 1415-01-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9.0f 0g 0s 0.00d franc or</text:p>
          </table:table-cell>
          <table:table-cell table:number-columns-repeated="1018"/>
        </table:table-row>
        <table:table-row table:style-name="ro1">
          <table:table-cell office:value-type="string">
            <text:p>7 MI 3, <text:s/>r. 21, r. 22, 61</text:p>
          </table:table-cell>
          <table:table-cell office:value-type="string">
            <text:p>p. 549 [n° 58562, 1415-01-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0f 0g 0s 0.00d franc or</text:p>
          </table:table-cell>
          <table:table-cell table:number-columns-repeated="1018"/>
        </table:table-row>
        <table:table-row table:style-name="ro1">
          <table:table-cell office:value-type="string">
            <text:p>7 MI 3, <text:s/>r. 21, r. 22, 61</text:p>
          </table:table-cell>
          <table:table-cell office:value-type="string">
            <text:p>p. 549 [n° 58563, 1415-01-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text:s/>r. 21, r. 22, 61</text:p>
          </table:table-cell>
          <table:table-cell office:value-type="string">
            <text:p>p. 549 [n° 58566, 1415-01-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5.0f 0g 0s 0.00d Florin d'or petit poids</text:p>
          </table:table-cell>
          <table:table-cell table:number-columns-repeated="1018"/>
        </table:table-row>
        <table:table-row table:style-name="ro1">
          <table:table-cell office:value-type="string">
            <text:p>7 MI 3, <text:s/>r. 21, r. 22, 61</text:p>
          </table:table-cell>
          <table:table-cell office:value-type="string">
            <text:p>p. 566 [n° 58594, 1415-04-0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0f 0g 0s 0.00d franc or</text:p>
          </table:table-cell>
          <table:table-cell table:number-columns-repeated="1018"/>
        </table:table-row>
        <table:table-row table:style-name="ro1">
          <table:table-cell office:value-type="string">
            <text:p>7 MI 3, <text:s/>r. 21, r. 22, 61</text:p>
          </table:table-cell>
          <table:table-cell office:value-type="string">
            <text:p>p. 566 [n° 58595, 1415-04-2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0.00d franc or</text:p>
          </table:table-cell>
          <table:table-cell table:number-columns-repeated="1018"/>
        </table:table-row>
        <table:table-row table:style-name="ro1">
          <table:table-cell office:value-type="string">
            <text:p>7 MI 3, <text:s/>r. 21, r. 22, 61</text:p>
          </table:table-cell>
          <table:table-cell office:value-type="string">
            <text:p>p. 566 v [n° 58596, 1415-05-06]</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11.0f 0g 0s 0.00d écus</text:p>
          </table:table-cell>
          <table:table-cell table:number-columns-repeated="1018"/>
        </table:table-row>
        <table:table-row table:style-name="ro1">
          <table:table-cell office:value-type="string">
            <text:p>7 MI 3, <text:s/>r. 21, r. 22, 61</text:p>
          </table:table-cell>
          <table:table-cell office:value-type="string">
            <text:p>p. 587 v [n° 58619, 1414-12-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0f 0g 0s 2.00d Florin d'or petit poids</text:p>
          </table:table-cell>
          <table:table-cell table:number-columns-repeated="1018"/>
        </table:table-row>
        <table:table-row table:style-name="ro1">
          <table:table-cell office:value-type="string">
            <text:p>7 MI 3, <text:s/>r. 21, r. 22, 61</text:p>
          </table:table-cell>
          <table:table-cell office:value-type="string">
            <text:p>p. 589 [n° 58627, 1415-04-20]</text:p>
          </table:table-cell>
          <table:table-cell office:value-type="string">
            <text:p>duc. ad 19</text:p>
          </table:table-cell>
          <table:table-cell office:value-type="float" office:value="19">
            <text:p>19</text:p>
          </table:table-cell>
          <table:table-cell office:value-type="string">
            <text:p>Ducat</text:p>
          </table:table-cell>
          <table:table-cell office:value-type="string">
            <text:p>73.0f 0g 0s 0.00d Ducat</text:p>
          </table:table-cell>
          <table:table-cell table:number-columns-repeated="1018"/>
        </table:table-row>
        <table:table-row table:style-name="ro1">
          <table:table-cell office:value-type="string">
            <text:p>7 MI 3, <text:s/>r. 21, r. 22, 61</text:p>
          </table:table-cell>
          <table:table-cell office:value-type="string">
            <text:p>p. 601 v [n° 58652, 1416-01-05]</text:p>
          </table:table-cell>
          <table:table-cell office:value-type="string">
            <text:p>9 fr. pour 8 sc. ad 18 et 1 sc. ad 18</text:p>
          </table:table-cell>
          <table:table-cell office:value-type="float" office:value="18">
            <text:p>18</text:p>
          </table:table-cell>
          <table:table-cell office:value-type="string">
            <text:p>écus</text:p>
          </table:table-cell>
          <table:table-cell office:value-type="string">
            <text:p>193.0f 0g 0s 8.00d franc or</text:p>
          </table:table-cell>
          <table:table-cell table:number-columns-repeated="1018"/>
        </table:table-row>
        <table:table-row table:style-name="ro1">
          <table:table-cell office:value-type="string">
            <text:p>7 MI 3, <text:s/>r. 21, r. 22, 61</text:p>
          </table:table-cell>
          <table:table-cell office:value-type="string">
            <text:p>p. 613 [n° 58668, 1416-04-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text:s/>r. 21, r. 22, 61</text:p>
          </table:table-cell>
          <table:table-cell office:value-type="string">
            <text:p>p. 613 v [n° 58674, 1416-07-0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9.0f 0g 0s 0.00d franc or</text:p>
          </table:table-cell>
          <table:table-cell table:number-columns-repeated="1018"/>
        </table:table-row>
        <table:table-row table:style-name="ro1">
          <table:table-cell office:value-type="string">
            <text:p>7 MI 3, <text:s/>r. 23, 62</text:p>
          </table:table-cell>
          <table:table-cell office:value-type="string">
            <text:p>p. 94 [n° 58713, 1416-07-13]</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12.0f 0g 0s 3.00d écus</text:p>
          </table:table-cell>
          <table:table-cell table:number-columns-repeated="1018"/>
        </table:table-row>
        <table:table-row table:style-name="ro1">
          <table:table-cell office:value-type="string">
            <text:p>7 MI 3, <text:s/>r. 23, 62</text:p>
          </table:table-cell>
          <table:table-cell office:value-type="string">
            <text:p>p. 96 [n° 58722, 1416-12-3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0f 0g 0s 0.00d franc or</text:p>
          </table:table-cell>
          <table:table-cell table:number-columns-repeated="1018"/>
        </table:table-row>
        <table:table-row table:style-name="ro1">
          <table:table-cell office:value-type="string">
            <text:p>7 MI 3, <text:s/>r. 23, 62</text:p>
          </table:table-cell>
          <table:table-cell office:value-type="string">
            <text:p>p. 135 [n° 58765, 1415-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9.0f 0g 0s 0.00d franc or</text:p>
          </table:table-cell>
          <table:table-cell table:number-columns-repeated="1018"/>
        </table:table-row>
        <table:table-row table:style-name="ro1">
          <table:table-cell office:value-type="string">
            <text:p>7 MI 3, <text:s/>r. 23, 62</text:p>
          </table:table-cell>
          <table:table-cell office:value-type="string">
            <text:p>p. 135 [n° 58766, 1415-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9.0f 0g 0s 0.00d franc or</text:p>
          </table:table-cell>
          <table:table-cell table:number-columns-repeated="1018"/>
        </table:table-row>
        <table:table-row table:style-name="ro1">
          <table:table-cell office:value-type="string">
            <text:p>7 MI 3, <text:s/>r. 23, 62</text:p>
          </table:table-cell>
          <table:table-cell office:value-type="string">
            <text:p>p. 135 [n° 58767, 1415-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0f 0g 0s 0.00d franc or</text:p>
          </table:table-cell>
          <table:table-cell table:number-columns-repeated="1018"/>
        </table:table-row>
        <table:table-row table:style-name="ro1">
          <table:table-cell office:value-type="string">
            <text:p>7 MI 3, <text:s/>r. 23, 62</text:p>
          </table:table-cell>
          <table:table-cell office:value-type="string">
            <text:p>p. 135 [n° 58768, 1415-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f 0g 0s 0.00d franc or</text:p>
          </table:table-cell>
          <table:table-cell table:number-columns-repeated="1018"/>
        </table:table-row>
        <table:table-row table:style-name="ro1">
          <table:table-cell office:value-type="string">
            <text:p>7 MI 3, <text:s/>r. 23, 63</text:p>
          </table:table-cell>
          <table:table-cell office:value-type="string">
            <text:p>p. 61 v [n° 58772, 1417-06-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7.0f 0g 0s 6.00d Florin d'or petit poids</text:p>
          </table:table-cell>
          <table:table-cell table:number-columns-repeated="1018"/>
        </table:table-row>
        <table:table-row table:style-name="ro1">
          <table:table-cell office:value-type="string">
            <text:p>7 MI 3, <text:s/>r. 23, 63</text:p>
          </table:table-cell>
          <table:table-cell office:value-type="string">
            <text:p>p. 61 v [n° 58772, 1417-06-12]</text:p>
          </table:table-cell>
          <table:table-cell office:value-type="string">
            <text:p>sc. ad 19</text:p>
          </table:table-cell>
          <table:table-cell office:value-type="float" office:value="19">
            <text:p>19</text:p>
          </table:table-cell>
          <table:table-cell office:value-type="string">
            <text:p>écus</text:p>
          </table:table-cell>
          <table:table-cell office:value-type="string">
            <text:p>457.0f 0g 0s 6.00d Florin d'or petit poids</text:p>
          </table:table-cell>
          <table:table-cell table:number-columns-repeated="1018"/>
        </table:table-row>
        <table:table-row table:style-name="ro1">
          <table:table-cell office:value-type="string">
            <text:p>7 MI 3, <text:s/>r. 23, 63</text:p>
          </table:table-cell>
          <table:table-cell office:value-type="string">
            <text:p>p. 62 v [n° 58774, 1417-04-08]</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779.0f 0g 0s 0.00d écus</text:p>
          </table:table-cell>
          <table:table-cell table:number-columns-repeated="1018"/>
        </table:table-row>
        <table:table-row table:style-name="ro1">
          <table:table-cell office:value-type="string">
            <text:p>7 MI 3, <text:s/>r. 23, 63</text:p>
          </table:table-cell>
          <table:table-cell office:value-type="string">
            <text:p>p. 104 [n° 58810, 1417-04-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4.0f 0g 0s 0.00d franc or</text:p>
          </table:table-cell>
          <table:table-cell table:number-columns-repeated="1018"/>
        </table:table-row>
        <table:table-row table:style-name="ro1">
          <table:table-cell office:value-type="string">
            <text:p>7 MI 3, <text:s/>r. 23, 63</text:p>
          </table:table-cell>
          <table:table-cell office:value-type="string">
            <text:p>p. 140 v [n° 58859, 1417-04-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0f 0g 0s 0.00d franc or</text:p>
          </table:table-cell>
          <table:table-cell table:number-columns-repeated="1018"/>
        </table:table-row>
        <table:table-row table:style-name="ro1">
          <table:table-cell office:value-type="string">
            <text:p>7 MI 3, <text:s/>r. 23, 63</text:p>
          </table:table-cell>
          <table:table-cell office:value-type="string">
            <text:p>p. 141 [n° 58860, 1417-07-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0f 0g 0s 0.00d franc or</text:p>
          </table:table-cell>
          <table:table-cell table:number-columns-repeated="1018"/>
        </table:table-row>
        <table:table-row table:style-name="ro1">
          <table:table-cell office:value-type="string">
            <text:p>7 MI 3, <text:s/>r. 24, 64</text:p>
          </table:table-cell>
          <table:table-cell office:value-type="string">
            <text:p>p. 201 [n° 58880, 1417-11-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3.0f 0g 0s 6.00d franc or</text:p>
          </table:table-cell>
          <table:table-cell table:number-columns-repeated="1018"/>
        </table:table-row>
        <table:table-row table:style-name="ro1">
          <table:table-cell office:value-type="string">
            <text:p>7 MI 3, <text:s/>r. 24, 64</text:p>
          </table:table-cell>
          <table:table-cell office:value-type="string">
            <text:p>p. 325 [n° 58906, 1418-12-0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7.75f 0g 0s 0.00d franc or</text:p>
          </table:table-cell>
          <table:table-cell table:number-columns-repeated="1018"/>
        </table:table-row>
        <table:table-row table:style-name="ro1">
          <table:table-cell office:value-type="string">
            <text:p>7 MI 3, <text:s/>r. 25 et r. 26, 65</text:p>
          </table:table-cell>
          <table:table-cell office:value-type="string">
            <text:p>p. 176 v [n° 59275, 1419-06-29]</text:p>
          </table:table-cell>
          <table:table-cell office:value-type="string">
            <text:p>sc. ad 24 d. g. t.(calcul)</text:p>
          </table:table-cell>
          <table:table-cell office:value-type="float" office:value="24">
            <text:p>24</text:p>
          </table:table-cell>
          <table:table-cell office:value-type="string">
            <text:p>écus</text:p>
          </table:table-cell>
          <table:table-cell office:value-type="string">
            <text:p>9.0f 0g 0s 13.50d écus</text:p>
          </table:table-cell>
          <table:table-cell table:number-columns-repeated="1018"/>
        </table:table-row>
        <table:table-row table:style-name="ro1">
          <table:table-cell office:value-type="string">
            <text:p>7 MI 3, <text:s/>r. 25 et r. 26, 65</text:p>
          </table:table-cell>
          <table:table-cell office:value-type="string">
            <text:p>p. 325 v [n° 59306, 1419-03-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0.0f 0g 0s 0.00d franc or</text:p>
          </table:table-cell>
          <table:table-cell table:number-columns-repeated="1018"/>
        </table:table-row>
        <table:table-row table:style-name="ro1">
          <table:table-cell office:value-type="string">
            <text:p>7 MI 3, <text:s/>r. 26 et r. 27, 66</text:p>
          </table:table-cell>
          <table:table-cell office:value-type="string">
            <text:p>p. 228 [n° 59325, 1419-11-17]</text:p>
          </table:table-cell>
          <table:table-cell office:value-type="string">
            <text:p>sc. ad 24</text:p>
          </table:table-cell>
          <table:table-cell office:value-type="float" office:value="24">
            <text:p>24</text:p>
          </table:table-cell>
          <table:table-cell office:value-type="string">
            <text:p>écus</text:p>
          </table:table-cell>
          <table:table-cell office:value-type="string">
            <text:p>134.0f 0g 0s 0.00d écus</text:p>
          </table:table-cell>
          <table:table-cell table:number-columns-repeated="1018"/>
        </table:table-row>
        <table:table-row table:style-name="ro1">
          <table:table-cell office:value-type="string">
            <text:p>7 MI 3, <text:s/>r. 26 et r. 27, 66</text:p>
          </table:table-cell>
          <table:table-cell office:value-type="string">
            <text:p>p. 438 [n° 59376, 1420-04-01]</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357.0f 0g 0s 0.00d écus</text:p>
          </table:table-cell>
          <table:table-cell table:number-columns-repeated="1018"/>
        </table:table-row>
        <table:table-row table:style-name="ro1">
          <table:table-cell office:value-type="string">
            <text:p>7 MI 3, <text:s/>r. 31 et r. 32, 69</text:p>
          </table:table-cell>
          <table:table-cell office:value-type="string">
            <text:p>p. 171 v [n° 59557, 1423-11-18]</text:p>
          </table:table-cell>
          <table:table-cell office:value-type="string">
            <text:p>sc. ad 20</text:p>
          </table:table-cell>
          <table:table-cell office:value-type="float" office:value="20">
            <text:p>20</text:p>
          </table:table-cell>
          <table:table-cell office:value-type="string">
            <text:p>écus</text:p>
          </table:table-cell>
          <table:table-cell office:value-type="string">
            <text:p>15.0f 0g 0s 0.00d écus</text:p>
          </table:table-cell>
          <table:table-cell table:number-columns-repeated="1018"/>
        </table:table-row>
        <table:table-row table:style-name="ro1">
          <table:table-cell office:value-type="string">
            <text:p>7 MI 3, <text:s/>r. 31 et r. 32, 69</text:p>
          </table:table-cell>
          <table:table-cell office:value-type="string">
            <text:p>p. 171 v [n° 59558, 1423-11-18]</text:p>
          </table:table-cell>
          <table:table-cell office:value-type="string">
            <text:p>sc. ad 20</text:p>
          </table:table-cell>
          <table:table-cell office:value-type="float" office:value="20">
            <text:p>20</text:p>
          </table:table-cell>
          <table:table-cell office:value-type="string">
            <text:p>écus</text:p>
          </table:table-cell>
          <table:table-cell office:value-type="string">
            <text:p>9.0f 0g 0s 0.00d écus</text:p>
          </table:table-cell>
          <table:table-cell table:number-columns-repeated="1018"/>
        </table:table-row>
        <table:table-row table:style-name="ro1">
          <table:table-cell office:value-type="string">
            <text:p>7 MI 3, <text:s/>r. 31 et r. 32, 69</text:p>
          </table:table-cell>
          <table:table-cell office:value-type="string">
            <text:p>p. 171 v [n° 59562, 1423-11-18]</text:p>
          </table:table-cell>
          <table:table-cell office:value-type="string">
            <text:p>sc. ad 20</text:p>
          </table:table-cell>
          <table:table-cell office:value-type="float" office:value="20">
            <text:p>20</text:p>
          </table:table-cell>
          <table:table-cell office:value-type="string">
            <text:p>écus</text:p>
          </table:table-cell>
          <table:table-cell office:value-type="string">
            <text:p>39.0f 0g 0s 0.00d écus</text:p>
          </table:table-cell>
          <table:table-cell table:number-columns-repeated="1018"/>
        </table:table-row>
        <table:table-row table:style-name="ro1">
          <table:table-cell office:value-type="string">
            <text:p>7 MI 3, r. 10 et r. 11, 48</text:p>
          </table:table-cell>
          <table:table-cell office:value-type="string">
            <text:p>p. 60 [n° 59631, 1403-02-09]</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117.0f 0g 0s 0.00d franc or reg</text:p>
          </table:table-cell>
          <table:table-cell table:number-columns-repeated="1018"/>
        </table:table-row>
        <table:table-row table:style-name="ro1">
          <table:table-cell office:value-type="string">
            <text:p>7 MI 3, r. 10 et r. 11, 48</text:p>
          </table:table-cell>
          <table:table-cell office:value-type="string">
            <text:p>p. 78 [n° 59654, 1402-09-10]</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10 et r. 11, 48</text:p>
          </table:table-cell>
          <table:table-cell office:value-type="string">
            <text:p>p. 80 [n° 59657, 1401-04-22]</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30.0f 0g 0s 0.00d franc or reg</text:p>
          </table:table-cell>
          <table:table-cell table:number-columns-repeated="1018"/>
        </table:table-row>
        <table:table-row table:style-name="ro1">
          <table:table-cell office:value-type="string">
            <text:p>7 MI 3, r. 10 et r. 11, 48</text:p>
          </table:table-cell>
          <table:table-cell office:value-type="string">
            <text:p>p. 135 [n° 59692, 1402-11-05]</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10 et r. 11, 48</text:p>
          </table:table-cell>
          <table:table-cell office:value-type="string">
            <text:p>p. 136 v [n° 59710, 1402-12-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2.5f 0g 0s 0.00d franc or</text:p>
          </table:table-cell>
          <table:table-cell table:number-columns-repeated="1018"/>
        </table:table-row>
        <table:table-row table:style-name="ro1">
          <table:table-cell office:value-type="string">
            <text:p>7 MI 3, r. 32, 70</text:p>
          </table:table-cell>
          <table:table-cell office:value-type="string">
            <text:p>p. 138 v [n° 59845, 1425-04-15]</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24.0f 0g 0s 0.00d Florin d'or petit poids</text:p>
          </table:table-cell>
          <table:table-cell table:number-columns-repeated="1018"/>
        </table:table-row>
        <table:table-row table:style-name="ro1">
          <table:table-cell office:value-type="string">
            <text:p>7 MI 3, r. 32, 70</text:p>
          </table:table-cell>
          <table:table-cell office:value-type="string">
            <text:p>p. 141 v [n° 59868, 1425-02-15]</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31.5f 0g 0s 0.00d écus</text:p>
          </table:table-cell>
          <table:table-cell table:number-columns-repeated="1018"/>
        </table:table-row>
        <table:table-row table:style-name="ro1">
          <table:table-cell office:value-type="string">
            <text:p>7 MI 3, r. 33 et 34, 71</text:p>
          </table:table-cell>
          <table:table-cell office:value-type="string">
            <text:p>p. 344 v [n° 60040,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60.0f 0g 0s 0.00d écus</text:p>
          </table:table-cell>
          <table:table-cell table:number-columns-repeated="1018"/>
        </table:table-row>
        <table:table-row table:style-name="ro1">
          <table:table-cell office:value-type="string">
            <text:p>7 MI 3, r. 33 et 34, 71</text:p>
          </table:table-cell>
          <table:table-cell office:value-type="string">
            <text:p>p. 344 v [n° 60041,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72.0f 0g 0s 0.00d écus</text:p>
          </table:table-cell>
          <table:table-cell table:number-columns-repeated="1018"/>
        </table:table-row>
        <table:table-row table:style-name="ro1">
          <table:table-cell office:value-type="string">
            <text:p>7 MI 3, r. 33 et 34, 71</text:p>
          </table:table-cell>
          <table:table-cell office:value-type="string">
            <text:p>p. 344 v [n° 60042,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20.0f 0g 0s 0.00d écus</text:p>
          </table:table-cell>
          <table:table-cell table:number-columns-repeated="1018"/>
        </table:table-row>
        <table:table-row table:style-name="ro1">
          <table:table-cell office:value-type="string">
            <text:p>7 MI 3, r. 33 et 34, 71</text:p>
          </table:table-cell>
          <table:table-cell office:value-type="string">
            <text:p>p. 345 [n° 60043,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46.0f 0g 0s 0.00d écus</text:p>
          </table:table-cell>
          <table:table-cell table:number-columns-repeated="1018"/>
        </table:table-row>
        <table:table-row table:style-name="ro1">
          <table:table-cell office:value-type="string">
            <text:p>7 MI 3, r. 33 et 34, 71</text:p>
          </table:table-cell>
          <table:table-cell office:value-type="string">
            <text:p>p. 345 [n° 60044,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5.0f 0g 0s 0.00d écus</text:p>
          </table:table-cell>
          <table:table-cell table:number-columns-repeated="1018"/>
        </table:table-row>
        <table:table-row table:style-name="ro1">
          <table:table-cell office:value-type="string">
            <text:p>7 MI 3, r. 33 et 34, 71</text:p>
          </table:table-cell>
          <table:table-cell office:value-type="string">
            <text:p>p. 345 [n° 60045,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26.0f 0g 0s 0.00d écus</text:p>
          </table:table-cell>
          <table:table-cell table:number-columns-repeated="1018"/>
        </table:table-row>
        <table:table-row table:style-name="ro1">
          <table:table-cell office:value-type="string">
            <text:p>7 MI 3, r. 33 et 34, 71</text:p>
          </table:table-cell>
          <table:table-cell office:value-type="string">
            <text:p>p. 345 [n° 60047,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3.0f 0g 0s 0.00d écus</text:p>
          </table:table-cell>
          <table:table-cell table:number-columns-repeated="1018"/>
        </table:table-row>
        <table:table-row table:style-name="ro1">
          <table:table-cell office:value-type="string">
            <text:p>7 MI 3, r. 33 et 34, 71</text:p>
          </table:table-cell>
          <table:table-cell office:value-type="string">
            <text:p>p. 345 [n° 60050,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48.0f 0g 0s 0.00d écus</text:p>
          </table:table-cell>
          <table:table-cell table:number-columns-repeated="1018"/>
        </table:table-row>
        <table:table-row table:style-name="ro1">
          <table:table-cell office:value-type="string">
            <text:p>7 MI 3, r. 33 et 34, 71</text:p>
          </table:table-cell>
          <table:table-cell office:value-type="string">
            <text:p>p. 345 v [n° 60052,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4.0f 0g 0s 0.00d écus</text:p>
          </table:table-cell>
          <table:table-cell table:number-columns-repeated="1018"/>
        </table:table-row>
        <table:table-row table:style-name="ro1">
          <table:table-cell office:value-type="string">
            <text:p>7 MI 3, r. 33 et 34, 71</text:p>
          </table:table-cell>
          <table:table-cell office:value-type="string">
            <text:p>p. 345 v [n° 60053,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5.0f 0g 0s 5.50d écus</text:p>
          </table:table-cell>
          <table:table-cell table:number-columns-repeated="1018"/>
        </table:table-row>
        <table:table-row table:style-name="ro1">
          <table:table-cell office:value-type="string">
            <text:p>7 MI 3, r. 33 et 34, 71</text:p>
          </table:table-cell>
          <table:table-cell office:value-type="string">
            <text:p>p. 345 v [n° 60059, 1425-10-2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0f 0g 0s 0.00d écus</text:p>
          </table:table-cell>
          <table:table-cell table:number-columns-repeated="1018"/>
        </table:table-row>
        <table:table-row table:style-name="ro1">
          <table:table-cell office:value-type="string">
            <text:p>7 MI 3, r. 33 et 34, 71</text:p>
          </table:table-cell>
          <table:table-cell office:value-type="string">
            <text:p>p. 346 [n° 60078, 1426-01-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20.0f 0g 0s 0.00d écus</text:p>
          </table:table-cell>
          <table:table-cell table:number-columns-repeated="1018"/>
        </table:table-row>
        <table:table-row table:style-name="ro1">
          <table:table-cell office:value-type="string">
            <text:p>7 MI 3, r. 33 et 34, 71</text:p>
          </table:table-cell>
          <table:table-cell office:value-type="string">
            <text:p>p. 346 [n° 60079, 1426-01-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7.5f 0g 0s 0.00d écus</text:p>
          </table:table-cell>
          <table:table-cell table:number-columns-repeated="1018"/>
        </table:table-row>
        <table:table-row table:style-name="ro1">
          <table:table-cell office:value-type="string">
            <text:p>7 MI 3, r. 33 et 34, 71</text:p>
          </table:table-cell>
          <table:table-cell office:value-type="string">
            <text:p>p. 346 [n° 60080, 1426-01-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3.0f 0g 0s 0.00d écus</text:p>
          </table:table-cell>
          <table:table-cell table:number-columns-repeated="1018"/>
        </table:table-row>
        <table:table-row table:style-name="ro1">
          <table:table-cell office:value-type="string">
            <text:p>7 MI 3, r. 33 et 34, 71</text:p>
          </table:table-cell>
          <table:table-cell office:value-type="string">
            <text:p>p. 357 [n° 60149, 1426-12-06]</text:p>
          </table:table-cell>
          <table:table-cell office:value-type="string">
            <text:p>sc. ad 21</text:p>
          </table:table-cell>
          <table:table-cell office:value-type="float" office:value="21">
            <text:p>21</text:p>
          </table:table-cell>
          <table:table-cell office:value-type="string">
            <text:p>écus</text:p>
          </table:table-cell>
          <table:table-cell office:value-type="string">
            <text:p>79.43f 0g 0s 0.00d écus</text:p>
          </table:table-cell>
          <table:table-cell table:number-columns-repeated="1018"/>
        </table:table-row>
        <table:table-row table:style-name="ro1">
          <table:table-cell office:value-type="string">
            <text:p>7 MI 3, r. 33 et 34, 71</text:p>
          </table:table-cell>
          <table:table-cell office:value-type="string">
            <text:p>p. 358 [n° 60160, 1426-04-01]</text:p>
          </table:table-cell>
          <table:table-cell office:value-type="string">
            <text:p>sc. ad 23</text:p>
          </table:table-cell>
          <table:table-cell office:value-type="float" office:value="23">
            <text:p>23</text:p>
          </table:table-cell>
          <table:table-cell office:value-type="string">
            <text:p>écus</text:p>
          </table:table-cell>
          <table:table-cell office:value-type="string">
            <text:p>4.0f 0g 0s 0.00d écus</text:p>
          </table:table-cell>
          <table:table-cell table:number-columns-repeated="1018"/>
        </table:table-row>
        <table:table-row table:style-name="ro1">
          <table:table-cell office:value-type="string">
            <text:p>7 MI 3, r. 33 et 34, 71</text:p>
          </table:table-cell>
          <table:table-cell office:value-type="string">
            <text:p>p. 358 v [n° 60162, 1426-04-01]</text:p>
          </table:table-cell>
          <table:table-cell office:value-type="string">
            <text:p>sc. ad 23</text:p>
          </table:table-cell>
          <table:table-cell office:value-type="float" office:value="23">
            <text:p>23</text:p>
          </table:table-cell>
          <table:table-cell office:value-type="string">
            <text:p>écus</text:p>
          </table:table-cell>
          <table:table-cell office:value-type="string">
            <text:p>3.0f 0g 0s 0.00d écus</text:p>
          </table:table-cell>
          <table:table-cell table:number-columns-repeated="1018"/>
        </table:table-row>
        <table:table-row table:style-name="ro1">
          <table:table-cell office:value-type="string">
            <text:p>7 MI 3, r. 33 et 34, 71</text:p>
          </table:table-cell>
          <table:table-cell office:value-type="string">
            <text:p>p. 361 v [n° 60182, 1424-09-09]</text:p>
          </table:table-cell>
          <table:table-cell office:value-type="string">
            <text:p>1.5 fr. ad 1 sc. ad 22</text:p>
          </table:table-cell>
          <table:table-cell office:value-type="float" office:value="22">
            <text:p>22</text:p>
          </table:table-cell>
          <table:table-cell office:value-type="string">
            <text:p>écus</text:p>
          </table:table-cell>
          <table:table-cell office:value-type="string">
            <text:p>0£ 0s 40.00d Gros tournois</text:p>
          </table:table-cell>
          <table:table-cell table:number-columns-repeated="1018"/>
        </table:table-row>
        <table:table-row table:style-name="ro1">
          <table:table-cell office:value-type="string">
            <text:p>7 MI 3, r. 33 et 34, 71</text:p>
          </table:table-cell>
          <table:table-cell office:value-type="string">
            <text:p>p. 362 [n° 60183, 1425-04-10]</text:p>
          </table:table-cell>
          <table:table-cell office:value-type="string">
            <text:p>1.5 fr. ad 1 sc. ad 22</text:p>
          </table:table-cell>
          <table:table-cell office:value-type="float" office:value="22">
            <text:p>22</text:p>
          </table:table-cell>
          <table:table-cell office:value-type="string">
            <text:p>écus</text:p>
          </table:table-cell>
          <table:table-cell office:value-type="string">
            <text:p>66.0f 0g 0s 0.00d écus</text:p>
          </table:table-cell>
          <table:table-cell table:number-columns-repeated="1018"/>
        </table:table-row>
        <table:table-row table:style-name="ro1">
          <table:table-cell office:value-type="string">
            <text:p>7 MI 3, r. 35, 72</text:p>
          </table:table-cell>
          <table:table-cell office:value-type="string">
            <text:p>p. 128 [n° 60319, 1426-11-28]</text:p>
          </table:table-cell>
          <table:table-cell office:value-type="string">
            <text:p>sc. ad 21</text:p>
          </table:table-cell>
          <table:table-cell office:value-type="float" office:value="21">
            <text:p>21</text:p>
          </table:table-cell>
          <table:table-cell office:value-type="string">
            <text:p>écus</text:p>
          </table:table-cell>
          <table:table-cell office:value-type="string">
            <text:p>8.0f 0g 0s 3.00d écus</text:p>
          </table:table-cell>
          <table:table-cell table:number-columns-repeated="1018"/>
        </table:table-row>
        <table:table-row table:style-name="ro1">
          <table:table-cell office:value-type="string">
            <text:p>7 MI 3, r. 35, 72</text:p>
          </table:table-cell>
          <table:table-cell office:value-type="string">
            <text:p>p. 129 [n° 60322,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91.5f 0g 0s 0.00d écus</text:p>
          </table:table-cell>
          <table:table-cell table:number-columns-repeated="1018"/>
        </table:table-row>
        <table:table-row table:style-name="ro1">
          <table:table-cell office:value-type="string">
            <text:p>7 MI 3, r. 35, 72</text:p>
          </table:table-cell>
          <table:table-cell office:value-type="string">
            <text:p>p. 129 [n° 60323,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7.0f 0g 0s 0.00d écus</text:p>
          </table:table-cell>
          <table:table-cell table:number-columns-repeated="1018"/>
        </table:table-row>
        <table:table-row table:style-name="ro1">
          <table:table-cell office:value-type="string">
            <text:p>7 MI 3, r. 35, 72</text:p>
          </table:table-cell>
          <table:table-cell office:value-type="string">
            <text:p>p. 129 [n° 60324,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40.0f 0g 0s 0.00d écus</text:p>
          </table:table-cell>
          <table:table-cell table:number-columns-repeated="1018"/>
        </table:table-row>
        <table:table-row table:style-name="ro1">
          <table:table-cell office:value-type="string">
            <text:p>7 MI 3, r. 35, 72</text:p>
          </table:table-cell>
          <table:table-cell office:value-type="string">
            <text:p>p. 129 [n° 60325,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35.0f 0g 0s 0.00d écus</text:p>
          </table:table-cell>
          <table:table-cell table:number-columns-repeated="1018"/>
        </table:table-row>
        <table:table-row table:style-name="ro1">
          <table:table-cell office:value-type="string">
            <text:p>7 MI 3, r. 35, 72</text:p>
          </table:table-cell>
          <table:table-cell office:value-type="string">
            <text:p>p. 129 [n° 60326,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62.0f 0g 0s 0.00d écus</text:p>
          </table:table-cell>
          <table:table-cell table:number-columns-repeated="1018"/>
        </table:table-row>
        <table:table-row table:style-name="ro1">
          <table:table-cell office:value-type="string">
            <text:p>7 MI 3, r. 35, 72</text:p>
          </table:table-cell>
          <table:table-cell office:value-type="string">
            <text:p>p. 129 [n° 60327,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40.0f 0g 0s 0.00d écus</text:p>
          </table:table-cell>
          <table:table-cell table:number-columns-repeated="1018"/>
        </table:table-row>
        <table:table-row table:style-name="ro1">
          <table:table-cell office:value-type="string">
            <text:p>7 MI 3, r. 35, 72</text:p>
          </table:table-cell>
          <table:table-cell office:value-type="string">
            <text:p>p. 129 [n° 60328,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92.0f 0g 0s 0.00d écus</text:p>
          </table:table-cell>
          <table:table-cell table:number-columns-repeated="1018"/>
        </table:table-row>
        <table:table-row table:style-name="ro1">
          <table:table-cell office:value-type="string">
            <text:p>7 MI 3, r. 35, 72</text:p>
          </table:table-cell>
          <table:table-cell office:value-type="string">
            <text:p>p. 129 [n° 60329,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87.0f 0g 0s 0.00d écus</text:p>
          </table:table-cell>
          <table:table-cell table:number-columns-repeated="1018"/>
        </table:table-row>
        <table:table-row table:style-name="ro1">
          <table:table-cell office:value-type="string">
            <text:p>7 MI 3, r. 35, 72</text:p>
          </table:table-cell>
          <table:table-cell office:value-type="string">
            <text:p>p. 129 [n° 60330,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40.0f 0g 0s 0.00d écus</text:p>
          </table:table-cell>
          <table:table-cell table:number-columns-repeated="1018"/>
        </table:table-row>
        <table:table-row table:style-name="ro1">
          <table:table-cell office:value-type="string">
            <text:p>7 MI 3, r. 35, 72</text:p>
          </table:table-cell>
          <table:table-cell office:value-type="string">
            <text:p>p. 129 [n° 60331,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80.0f 0g 0s 0.00d écus</text:p>
          </table:table-cell>
          <table:table-cell table:number-columns-repeated="1018"/>
        </table:table-row>
        <table:table-row table:style-name="ro1">
          <table:table-cell office:value-type="string">
            <text:p>7 MI 3, r. 35, 72</text:p>
          </table:table-cell>
          <table:table-cell office:value-type="string">
            <text:p>p. 129 [n° 60332,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72.0f 0g 0s 0.00d écus</text:p>
          </table:table-cell>
          <table:table-cell table:number-columns-repeated="1018"/>
        </table:table-row>
        <table:table-row table:style-name="ro1">
          <table:table-cell office:value-type="string">
            <text:p>7 MI 3, r. 35, 72</text:p>
          </table:table-cell>
          <table:table-cell office:value-type="string">
            <text:p>p. 129 [n° 60333,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66.0f 0g 0s 0.00d écus</text:p>
          </table:table-cell>
          <table:table-cell table:number-columns-repeated="1018"/>
        </table:table-row>
        <table:table-row table:style-name="ro1">
          <table:table-cell office:value-type="string">
            <text:p>7 MI 3, r. 35, 72</text:p>
          </table:table-cell>
          <table:table-cell office:value-type="string">
            <text:p>p. 129 [n° 60334, 1427-04-01]</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37.0f 0g 0s 0.00d écus</text:p>
          </table:table-cell>
          <table:table-cell table:number-columns-repeated="1018"/>
        </table:table-row>
        <table:table-row table:style-name="ro1">
          <table:table-cell office:value-type="string">
            <text:p>7 MI 3, r. 35, 72</text:p>
          </table:table-cell>
          <table:table-cell office:value-type="string">
            <text:p>p. 134 v [n° 60369, 1427-04-01]</text:p>
          </table:table-cell>
          <table:table-cell office:value-type="string">
            <text:p>sc. ad 21</text:p>
          </table:table-cell>
          <table:table-cell office:value-type="float" office:value="21">
            <text:p>21</text:p>
          </table:table-cell>
          <table:table-cell office:value-type="string">
            <text:p>écus</text:p>
          </table:table-cell>
          <table:table-cell office:value-type="string">
            <text:p>173.0f 0g 0s 0.00d écus</text:p>
          </table:table-cell>
          <table:table-cell table:number-columns-repeated="1018"/>
        </table:table-row>
        <table:table-row table:style-name="ro1">
          <table:table-cell office:value-type="string">
            <text:p>7 MI 3, r. 35, 72</text:p>
          </table:table-cell>
          <table:table-cell office:value-type="string">
            <text:p>p. 294 [n° 60418, 1427-02-27]</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2.5f 0g 0s 0.00d écus</text:p>
          </table:table-cell>
          <table:table-cell table:number-columns-repeated="1018"/>
        </table:table-row>
        <table:table-row table:style-name="ro1">
          <table:table-cell office:value-type="string">
            <text:p>7 MI 3, r. 35, 72</text:p>
          </table:table-cell>
          <table:table-cell office:value-type="string">
            <text:p>p. 297 [n° 60430, 1427-04-09]</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44.0f 0g 0s 0.00d Florin d'or petit poids</text:p>
          </table:table-cell>
          <table:table-cell table:number-columns-repeated="1018"/>
        </table:table-row>
        <table:table-row table:style-name="ro1">
          <table:table-cell office:value-type="string">
            <text:p>7 MI 3, r. 35, 72</text:p>
          </table:table-cell>
          <table:table-cell office:value-type="string">
            <text:p>p. 297 v [n° 60433, 1427-03-1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60.0f 0g 0s 0.00d écus</text:p>
          </table:table-cell>
          <table:table-cell table:number-columns-repeated="1018"/>
        </table:table-row>
        <table:table-row table:style-name="ro1">
          <table:table-cell office:value-type="string">
            <text:p>7 MI 3, r. 35, 72</text:p>
          </table:table-cell>
          <table:table-cell office:value-type="string">
            <text:p>p. 297 v [n° 60434, 1427-03-1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21.375f 0g 0s 0.00d écus</text:p>
          </table:table-cell>
          <table:table-cell table:number-columns-repeated="1018"/>
        </table:table-row>
        <table:table-row table:style-name="ro1">
          <table:table-cell office:value-type="string">
            <text:p>7 MI 3, r. 35, 72</text:p>
          </table:table-cell>
          <table:table-cell office:value-type="string">
            <text:p>p. 297 v [n° 60436, 1427-04-29]</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24.0f 0g 0s 0.00d écus</text:p>
          </table:table-cell>
          <table:table-cell table:number-columns-repeated="1018"/>
        </table:table-row>
        <table:table-row table:style-name="ro1">
          <table:table-cell office:value-type="string">
            <text:p>7 MI 3, r. 35, 72</text:p>
          </table:table-cell>
          <table:table-cell office:value-type="string">
            <text:p>p. 298 v [n° 60438, 1427-05-07]</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450.0f 0g 0s 0.00d écus</text:p>
          </table:table-cell>
          <table:table-cell table:number-columns-repeated="1018"/>
        </table:table-row>
        <table:table-row table:style-name="ro1">
          <table:table-cell office:value-type="string">
            <text:p>7 MI 3, r. 35, 72</text:p>
          </table:table-cell>
          <table:table-cell office:value-type="string">
            <text:p>p. 298 v [n° 60439, 1427-05-07]</text:p>
          </table:table-cell>
          <table:table-cell office:value-type="string">
            <text:p>sc. ad 21</text:p>
          </table:table-cell>
          <table:table-cell office:value-type="float" office:value="21">
            <text:p>21</text:p>
          </table:table-cell>
          <table:table-cell office:value-type="string">
            <text:p>écus</text:p>
          </table:table-cell>
          <table:table-cell office:value-type="string">
            <text:p>18.0f 0g 0s 0.00d écus</text:p>
          </table:table-cell>
          <table:table-cell table:number-columns-repeated="1018"/>
        </table:table-row>
        <table:table-row table:style-name="ro1">
          <table:table-cell office:value-type="string">
            <text:p>7 MI 3, r. 35, 72</text:p>
          </table:table-cell>
          <table:table-cell office:value-type="string">
            <text:p>p. 298 v [n° 60440, 1427-05-0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50.0f 0g 0s 0.00d écus</text:p>
          </table:table-cell>
          <table:table-cell table:number-columns-repeated="1018"/>
        </table:table-row>
        <table:table-row table:style-name="ro1">
          <table:table-cell office:value-type="string">
            <text:p>7 MI 3, r. 35, 72</text:p>
          </table:table-cell>
          <table:table-cell office:value-type="string">
            <text:p>p. 299 [n° 60442, 1427-05-08]</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32.0f 0g 0s 0.00d écus</text:p>
          </table:table-cell>
          <table:table-cell table:number-columns-repeated="1018"/>
        </table:table-row>
        <table:table-row table:style-name="ro1">
          <table:table-cell office:value-type="string">
            <text:p>7 MI 3, r. 35, 72</text:p>
          </table:table-cell>
          <table:table-cell office:value-type="string">
            <text:p>p. 299 [n° 60445, 1427-05-16]</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35.0f 0g 0s 0.00d écus</text:p>
          </table:table-cell>
          <table:table-cell table:number-columns-repeated="1018"/>
        </table:table-row>
        <table:table-row table:style-name="ro1">
          <table:table-cell office:value-type="string">
            <text:p>7 MI 3, r. 35, 72</text:p>
          </table:table-cell>
          <table:table-cell office:value-type="string">
            <text:p>p. 303 v [n° 60451, 1427-07-14]</text:p>
          </table:table-cell>
          <table:table-cell office:value-type="string">
            <text:p>duc. ad 21</text:p>
          </table:table-cell>
          <table:table-cell office:value-type="float" office:value="21">
            <text:p>21</text:p>
          </table:table-cell>
          <table:table-cell office:value-type="string">
            <text:p>Ducat</text:p>
          </table:table-cell>
          <table:table-cell office:value-type="string">
            <text:p>240.0f 0g 0s 0.00d Ducat</text:p>
          </table:table-cell>
          <table:table-cell table:number-columns-repeated="1018"/>
        </table:table-row>
        <table:table-row table:style-name="ro1">
          <table:table-cell office:value-type="string">
            <text:p>7 MI 3, r. 36, R73</text:p>
          </table:table-cell>
          <table:table-cell office:value-type="string">
            <text:p>p. 288 [n° 60546, 1428-03-05]</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166.0f 0g 0s 0.00d écus</text:p>
          </table:table-cell>
          <table:table-cell table:number-columns-repeated="1018"/>
        </table:table-row>
        <table:table-row table:style-name="ro1">
          <table:table-cell office:value-type="string">
            <text:p>7 MI 3, r. 36, R73</text:p>
          </table:table-cell>
          <table:table-cell office:value-type="string">
            <text:p>p. 288 [n° 60547, 1428-03-05]</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60.0f 0g 0s 0.00d écus</text:p>
          </table:table-cell>
          <table:table-cell table:number-columns-repeated="1018"/>
        </table:table-row>
        <table:table-row table:style-name="ro1">
          <table:table-cell office:value-type="string">
            <text:p>7 MI 3, r. 36, R73</text:p>
          </table:table-cell>
          <table:table-cell office:value-type="string">
            <text:p>p. 288 [n° 60548, 1428-03-05]</text:p>
          </table:table-cell>
          <table:table-cell office:value-type="string">
            <text:p>sc. ad 22</text:p>
          </table:table-cell>
          <table:table-cell office:value-type="float" office:value="22">
            <text:p>22</text:p>
          </table:table-cell>
          <table:table-cell office:value-type="string">
            <text:p>écus</text:p>
          </table:table-cell>
          <table:table-cell office:value-type="string">
            <text:p>26.0f 0g 0s 0.00d écus</text:p>
          </table:table-cell>
          <table:table-cell table:number-columns-repeated="1018"/>
        </table:table-row>
        <table:table-row table:style-name="ro1">
          <table:table-cell office:value-type="string">
            <text:p>7 MI 3, r. 36, R73</text:p>
          </table:table-cell>
          <table:table-cell office:value-type="string">
            <text:p>p. 324 [n° 60577, 1428-11-18]</text:p>
          </table:table-cell>
          <table:table-cell office:value-type="string">
            <text:p>sc. ad 20</text:p>
          </table:table-cell>
          <table:table-cell office:value-type="float" office:value="20">
            <text:p>20</text:p>
          </table:table-cell>
          <table:table-cell office:value-type="string">
            <text:p>écus</text:p>
          </table:table-cell>
          <table:table-cell office:value-type="string">
            <text:p>131.0f 0g 0s 0.00d écus</text:p>
          </table:table-cell>
          <table:table-cell table:number-columns-repeated="1018"/>
        </table:table-row>
        <table:table-row table:style-name="ro1">
          <table:table-cell office:value-type="string">
            <text:p>7 MI 3, r. 36, 74</text:p>
          </table:table-cell>
          <table:table-cell office:value-type="string">
            <text:p>p. 263 v [n° 60652, 1429-04-24]</text:p>
          </table:table-cell>
          <table:table-cell office:value-type="string">
            <text:p>duc ad 19</text:p>
          </table:table-cell>
          <table:table-cell office:value-type="float" office:value="19">
            <text:p>19</text:p>
          </table:table-cell>
          <table:table-cell office:value-type="string">
            <text:p>Ducat</text:p>
          </table:table-cell>
          <table:table-cell office:value-type="string">
            <text:p>38.0f 0g 0s 0.00d Florin d'or petit poids</text:p>
          </table:table-cell>
          <table:table-cell table:number-columns-repeated="1018"/>
        </table:table-row>
        <table:table-row table:style-name="ro1">
          <table:table-cell office:value-type="string">
            <text:p>7 MI 3, r. 36, 74</text:p>
          </table:table-cell>
          <table:table-cell office:value-type="string">
            <text:p>p. 263 v [n° 60653, 1429-04-24]</text:p>
          </table:table-cell>
          <table:table-cell office:value-type="string">
            <text:p>duc. ad 19</text:p>
          </table:table-cell>
          <table:table-cell office:value-type="float" office:value="19">
            <text:p>19</text:p>
          </table:table-cell>
          <table:table-cell office:value-type="string">
            <text:p>Ducat</text:p>
          </table:table-cell>
          <table:table-cell office:value-type="string">
            <text:p>57.0f 0g 0s 0.00d Florin d'or petit poids</text:p>
          </table:table-cell>
          <table:table-cell table:number-columns-repeated="1018"/>
        </table:table-row>
        <table:table-row table:style-name="ro1">
          <table:table-cell office:value-type="string">
            <text:p>7 MI 3, r. 36, 74</text:p>
          </table:table-cell>
          <table:table-cell office:value-type="string">
            <text:p>p. 263 v [n° 60658, 1429-04-24]</text:p>
          </table:table-cell>
          <table:table-cell office:value-type="string">
            <text:p>duc. ad 19</text:p>
          </table:table-cell>
          <table:table-cell office:value-type="float" office:value="19">
            <text:p>19</text:p>
          </table:table-cell>
          <table:table-cell office:value-type="string">
            <text:p>Ducat</text:p>
          </table:table-cell>
          <table:table-cell office:value-type="string">
            <text:p>38.0f 0g 0s 0.00d Florin d'or petit poids</text:p>
          </table:table-cell>
          <table:table-cell table:number-columns-repeated="1018"/>
        </table:table-row>
        <table:table-row table:style-name="ro1">
          <table:table-cell office:value-type="string">
            <text:p>7 MI 3, r. 4, r. 5, 39</text:p>
          </table:table-cell>
          <table:table-cell office:value-type="string">
            <text:p>p. 109 v [n° 60728, 1392-02-23]</text:p>
          </table:table-cell>
          <table:table-cell office:value-type="string">
            <text:p>en fr. ad 16</text:p>
          </table:table-cell>
          <table:table-cell office:value-type="float" office:value="16">
            <text:p>16</text:p>
          </table:table-cell>
          <table:table-cell office:value-type="string">
            <text:p>franc or reg</text:p>
          </table:table-cell>
          <table:table-cell office:value-type="string">
            <text:p>50.0f 0g 0s 0.00d franc or reg</text:p>
          </table:table-cell>
          <table:table-cell table:number-columns-repeated="1018"/>
        </table:table-row>
        <table:table-row table:style-name="ro1">
          <table:table-cell office:value-type="string">
            <text:p>7 MI 3, r. 4, r. 5, 39</text:p>
          </table:table-cell>
          <table:table-cell office:value-type="string">
            <text:p>p. 125 v [n° 60729, 1391-09-30]</text:p>
          </table:table-cell>
          <table:table-cell office:value-type="string">
            <text:p>fr. ad 16 d., transporté à ripailles</text:p>
          </table:table-cell>
          <table:table-cell office:value-type="float" office:value="16">
            <text:p>16</text:p>
          </table:table-cell>
          <table:table-cell office:value-type="string">
            <text:p>franc or</text:p>
          </table:table-cell>
          <table:table-cell office:value-type="string">
            <text:p>50.0f 0g 0s 0.00d franc or</text:p>
          </table:table-cell>
          <table:table-cell table:number-columns-repeated="1018"/>
        </table:table-row>
        <table:table-row table:style-name="ro1">
          <table:table-cell office:value-type="string">
            <text:p>7 MI 3, r. 4, r. 5, 39</text:p>
          </table:table-cell>
          <table:table-cell office:value-type="string">
            <text:p>p. 125 v [n° 60730, 1391-09-30]</text:p>
          </table:table-cell>
          <table:table-cell office:value-type="string">
            <text:p>fr. ad 16 d., porté en Ripaille</text:p>
          </table:table-cell>
          <table:table-cell office:value-type="float" office:value="16">
            <text:p>16</text:p>
          </table:table-cell>
          <table:table-cell office:value-type="string">
            <text:p>franc or</text:p>
          </table:table-cell>
          <table:table-cell office:value-type="string">
            <text:p>32.0f 0g 0s 0.00d franc or</text:p>
          </table:table-cell>
          <table:table-cell table:number-columns-repeated="1018"/>
        </table:table-row>
        <table:table-row table:style-name="ro1">
          <table:table-cell office:value-type="string">
            <text:p>7 MI 3, r. 4, r. 5, 39</text:p>
          </table:table-cell>
          <table:table-cell office:value-type="string">
            <text:p>p. 126 [n° 60731, 1391-09-30]</text:p>
          </table:table-cell>
          <table:table-cell office:value-type="string">
            <text:p>fr. ad 16, porté en ripaille</text:p>
          </table:table-cell>
          <table:table-cell office:value-type="float" office:value="16">
            <text:p>16</text:p>
          </table:table-cell>
          <table:table-cell office:value-type="string">
            <text:p>franc or</text:p>
          </table:table-cell>
          <table:table-cell office:value-type="string">
            <text:p>5.5f 0g 0s 0.00d franc or</text:p>
          </table:table-cell>
          <table:table-cell table:number-columns-repeated="1018"/>
        </table:table-row>
        <table:table-row table:style-name="ro1">
          <table:table-cell office:value-type="string">
            <text:p>7 MI 3, r. 4, r. 5, 39</text:p>
          </table:table-cell>
          <table:table-cell office:value-type="string">
            <text:p>p. 126 [n° 60732, 1391-09-30]</text:p>
          </table:table-cell>
          <table:table-cell office:value-type="string">
            <text:p>fr. ad 16 porté en Ripailles</text:p>
          </table:table-cell>
          <table:table-cell office:value-type="float" office:value="16">
            <text:p>16</text:p>
          </table:table-cell>
          <table:table-cell office:value-type="string">
            <text:p>franc or</text:p>
          </table:table-cell>
          <table:table-cell office:value-type="string">
            <text:p>64.0f 0g 0s 0.00d franc or</text:p>
          </table:table-cell>
          <table:table-cell table:number-columns-repeated="1018"/>
        </table:table-row>
        <table:table-row table:style-name="ro1">
          <table:table-cell office:value-type="string">
            <text:p>7 MI 3, r. 4, r. 5, 39</text:p>
          </table:table-cell>
          <table:table-cell office:value-type="string">
            <text:p>p. 126 [n° 60733, 1391-09-30]</text:p>
          </table:table-cell>
          <table:table-cell office:value-type="string">
            <text:p>fr. ad 16 aporté en Ripailles</text:p>
          </table:table-cell>
          <table:table-cell office:value-type="float" office:value="16">
            <text:p>16</text:p>
          </table:table-cell>
          <table:table-cell office:value-type="string">
            <text:p>franc or</text:p>
          </table:table-cell>
          <table:table-cell office:value-type="string">
            <text:p>13.5f 0g 0s 0.00d franc or</text:p>
          </table:table-cell>
          <table:table-cell table:number-columns-repeated="1018"/>
        </table:table-row>
        <table:table-row table:style-name="ro1">
          <table:table-cell office:value-type="string">
            <text:p>7 MI 3, r. 4, r. 5, 39</text:p>
          </table:table-cell>
          <table:table-cell office:value-type="string">
            <text:p>p. 126 [n° 60734, 1391-09-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25f 0g 0s 0.00d franc or</text:p>
          </table:table-cell>
          <table:table-cell table:number-columns-repeated="1018"/>
        </table:table-row>
        <table:table-row table:style-name="ro1">
          <table:table-cell office:value-type="string">
            <text:p>7 MI 3, r. 4, r. 5, 39</text:p>
          </table:table-cell>
          <table:table-cell office:value-type="string">
            <text:p>p. 126 [n° 60735, 1391-09-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7.5f 0g 0s 0.00d franc or</text:p>
          </table:table-cell>
          <table:table-cell table:number-columns-repeated="1018"/>
        </table:table-row>
        <table:table-row table:style-name="ro1">
          <table:table-cell office:value-type="string">
            <text:p>7 MI 3, r. 4, r. 5, 39</text:p>
          </table:table-cell>
          <table:table-cell office:value-type="string">
            <text:p>p. 126 [n° 60739, 1391-09-30]</text:p>
          </table:table-cell>
          <table:table-cell office:value-type="string">
            <text:p>fr. ad 16 ratachement à 5990</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4, r. 5, 39</text:p>
          </table:table-cell>
          <table:table-cell office:value-type="string">
            <text:p>p. 130 [n° 60802, 1391-12-15]</text:p>
          </table:table-cell>
          <table:table-cell office:value-type="string">
            <text:p>don en argent (bailler comptant), 1 fl. P. p. pour 12 d. g.</text:p>
          </table:table-cell>
          <table:table-cell office:value-type="float" office:value="12">
            <text:p>12</text:p>
          </table:table-cell>
          <table:table-cell office:value-type="string">
            <text:p>Florin d'or petit poids</text:p>
          </table:table-cell>
          <table:table-cell office:value-type="string">
            <text:p>12.0f 0g 0s 0.00d Florin d'or petit poids</text:p>
          </table:table-cell>
          <table:table-cell table:number-columns-repeated="1018"/>
        </table:table-row>
        <table:table-row table:style-name="ro1">
          <table:table-cell office:value-type="string">
            <text:p>7 MI 3, r. 4, r. 5, 39</text:p>
          </table:table-cell>
          <table:table-cell office:value-type="string">
            <text:p>p. 138 [n° 60812, 1392-05-2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4, r. 5, 39</text:p>
          </table:table-cell>
          <table:table-cell office:value-type="string">
            <text:p>p. 144 v [n° 60874, 1391-11-18]</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29.0f 0g 0s 0.00d franc or reg</text:p>
          </table:table-cell>
          <table:table-cell table:number-columns-repeated="1018"/>
        </table:table-row>
        <table:table-row table:style-name="ro1">
          <table:table-cell office:value-type="string">
            <text:p>7 MI 3, r. 4, r. 5, 39</text:p>
          </table:table-cell>
          <table:table-cell office:value-type="string">
            <text:p>p. 145 [n° 60880, 1391-10-01]</text:p>
          </table:table-cell>
          <table:table-cell office:value-type="string">
            <text:p>fl. P. p. ad 12 d.</text:p>
          </table:table-cell>
          <table:table-cell office:value-type="float" office:value="12">
            <text:p>12</text:p>
          </table:table-cell>
          <table:table-cell office:value-type="string">
            <text:p>Florin d'or petit poids</text:p>
          </table:table-cell>
          <table:table-cell office:value-type="string">
            <text:p>2.0f 0g 0s 0.00d Florin d'or petit poids</text:p>
          </table:table-cell>
          <table:table-cell table:number-columns-repeated="1018"/>
        </table:table-row>
        <table:table-row table:style-name="ro1">
          <table:table-cell office:value-type="string">
            <text:p>7 MI 3, r. 4, r. 5, 39</text:p>
          </table:table-cell>
          <table:table-cell office:value-type="string">
            <text:p>p. 145 [n° 60881, 1391-10-01]</text:p>
          </table:table-cell>
          <table:table-cell office:value-type="string">
            <text:p>fl. P. p. ad 12</text:p>
          </table:table-cell>
          <table:table-cell office:value-type="float" office:value="12">
            <text:p>12</text:p>
          </table:table-cell>
          <table:table-cell office:value-type="string">
            <text:p>Florin d'or petit poids</text:p>
          </table:table-cell>
          <table:table-cell office:value-type="string">
            <text:p>2.0f 0g 0s 0.00d Florin d'or petit poids</text:p>
          </table:table-cell>
          <table:table-cell table:number-columns-repeated="1018"/>
        </table:table-row>
        <table:table-row table:style-name="ro1">
          <table:table-cell office:value-type="string">
            <text:p>7 MI 3, r. 4, r. 5, 39</text:p>
          </table:table-cell>
          <table:table-cell office:value-type="string">
            <text:p>p. 145 [n° 60882, 1391-10-01]</text:p>
          </table:table-cell>
          <table:table-cell office:value-type="string">
            <text:p>fl. P. p. ad 12</text:p>
          </table:table-cell>
          <table:table-cell office:value-type="float" office:value="12">
            <text:p>12</text:p>
          </table:table-cell>
          <table:table-cell office:value-type="string">
            <text:p>Florin d'or petit poids</text:p>
          </table:table-cell>
          <table:table-cell office:value-type="string">
            <text:p>5.0f 0g 0s 0.00d Florin d'or petit poids</text:p>
          </table:table-cell>
          <table:table-cell table:number-columns-repeated="1018"/>
        </table:table-row>
        <table:table-row table:style-name="ro1">
          <table:table-cell office:value-type="string">
            <text:p>7 MI 3, r. 4, r. 5, 39</text:p>
          </table:table-cell>
          <table:table-cell office:value-type="string">
            <text:p>p. 145 v [n° 60884, 1391-11-29]</text:p>
          </table:table-cell>
          <table:table-cell office:value-type="string">
            <text:p>fl. P. p. ad 12, don en argent ?</text:p>
          </table:table-cell>
          <table:table-cell office:value-type="float" office:value="12">
            <text:p>12</text:p>
          </table:table-cell>
          <table:table-cell office:value-type="string">
            <text:p>Florin d'or petit poids</text:p>
          </table:table-cell>
          <table:table-cell office:value-type="string">
            <text:p>12.0f 0g 0s 0.00d franc or reg</text:p>
          </table:table-cell>
          <table:table-cell table:number-columns-repeated="1018"/>
        </table:table-row>
        <table:table-row table:style-name="ro1">
          <table:table-cell office:value-type="string">
            <text:p>7 MI 3, r. 4, r. 5, 39</text:p>
          </table:table-cell>
          <table:table-cell office:value-type="string">
            <text:p>p. 145 v [n° 60885, 1391-11-29]</text:p>
          </table:table-cell>
          <table:table-cell office:value-type="string">
            <text:p>fl. P. p. ad 12</text:p>
          </table:table-cell>
          <table:table-cell office:value-type="float" office:value="12">
            <text:p>12</text:p>
          </table:table-cell>
          <table:table-cell office:value-type="string">
            <text:p>Florin d'or petit poids</text:p>
          </table:table-cell>
          <table:table-cell office:value-type="string">
            <text:p>13.5f 0g 0s 0.00d Florin d'or petit poids</text:p>
          </table:table-cell>
          <table:table-cell table:number-columns-repeated="1018"/>
        </table:table-row>
        <table:table-row table:style-name="ro1">
          <table:table-cell office:value-type="string">
            <text:p>7 MI 3, r. 4, r. 5, 39</text:p>
          </table:table-cell>
          <table:table-cell office:value-type="string">
            <text:p>p. 146 [n° 60887, 1391-12-01]</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70.0f 0g 0s 0.00d franc or reg</text:p>
          </table:table-cell>
          <table:table-cell table:number-columns-repeated="1018"/>
        </table:table-row>
        <table:table-row table:style-name="ro1">
          <table:table-cell office:value-type="string">
            <text:p>7 MI 3, r. 4, r. 5, 39</text:p>
          </table:table-cell>
          <table:table-cell office:value-type="string">
            <text:p>p. 146 [n° 60888, 1391-12-01]</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12.0f 0g 0s 0.00d franc or reg</text:p>
          </table:table-cell>
          <table:table-cell table:number-columns-repeated="1018"/>
        </table:table-row>
        <table:table-row table:style-name="ro1">
          <table:table-cell office:value-type="string">
            <text:p>7 MI 3, r. 4, r. 5, 39</text:p>
          </table:table-cell>
          <table:table-cell office:value-type="string">
            <text:p>p. 146 [n° 60891, 1392-04-10]</text:p>
          </table:table-cell>
          <table:table-cell office:value-type="string">
            <text:p>fl. P. p. ad 12</text:p>
          </table:table-cell>
          <table:table-cell office:value-type="float" office:value="12">
            <text:p>12</text:p>
          </table:table-cell>
          <table:table-cell office:value-type="string">
            <text:p>Florin d'or petit poids</text:p>
          </table:table-cell>
          <table:table-cell office:value-type="string">
            <text:p>7.0f 0g 0s 9.50d Florin d'or petit poids</text:p>
          </table:table-cell>
          <table:table-cell table:number-columns-repeated="1018"/>
        </table:table-row>
        <table:table-row table:style-name="ro1">
          <table:table-cell office:value-type="string">
            <text:p>7 MI 3, r. 4, r. 5, 39</text:p>
          </table:table-cell>
          <table:table-cell office:value-type="string">
            <text:p>p. 146 v [n° 60893, 1392-01-01]</text:p>
          </table:table-cell>
          <table:table-cell office:value-type="string">
            <text:p>fr. ad 16, don en argent ?</text:p>
          </table:table-cell>
          <table:table-cell office:value-type="float" office:value="16">
            <text:p>16</text:p>
          </table:table-cell>
          <table:table-cell office:value-type="string">
            <text:p>franc or reg</text:p>
          </table:table-cell>
          <table:table-cell office:value-type="string">
            <text:p>12.0f 0g 0s 0.00d franc or reg</text:p>
          </table:table-cell>
          <table:table-cell table:number-columns-repeated="1018"/>
        </table:table-row>
        <table:table-row table:style-name="ro1">
          <table:table-cell office:value-type="string">
            <text:p>7 MI 3, r. 4, r. 5, 39</text:p>
          </table:table-cell>
          <table:table-cell office:value-type="string">
            <text:p>p. 146 v [n° 60895, 1392-01-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0.00d Florin d'or petit poids</text:p>
          </table:table-cell>
          <table:table-cell table:number-columns-repeated="1018"/>
        </table:table-row>
        <table:table-row table:style-name="ro1">
          <table:table-cell office:value-type="string">
            <text:p>7 MI 3, r. 4, r. 5, 39</text:p>
          </table:table-cell>
          <table:table-cell office:value-type="string">
            <text:p>p. 146 v [n° 60896, 1392-01-01]</text:p>
          </table:table-cell>
          <table:table-cell office:value-type="string">
            <text:p>fl. P. p. ad 12</text:p>
          </table:table-cell>
          <table:table-cell office:value-type="float" office:value="12">
            <text:p>12</text:p>
          </table:table-cell>
          <table:table-cell office:value-type="string">
            <text:p>Florin d'or petit poids</text:p>
          </table:table-cell>
          <table:table-cell office:value-type="string">
            <text:p>6.5f 0g 0s 0.00d Florin d'or petit poids</text:p>
          </table:table-cell>
          <table:table-cell table:number-columns-repeated="1018"/>
        </table:table-row>
        <table:table-row table:style-name="ro1">
          <table:table-cell office:value-type="string">
            <text:p>7 MI 3, r. 4, r. 5, 39</text:p>
          </table:table-cell>
          <table:table-cell office:value-type="string">
            <text:p>p. 155 [n° 60908, 1392-06-18]</text:p>
          </table:table-cell>
          <table:table-cell office:value-type="string">
            <text:p>fr. ad 16, 154 v vaiselle</text:p>
          </table:table-cell>
          <table:table-cell office:value-type="float" office:value="16">
            <text:p>16</text:p>
          </table:table-cell>
          <table:table-cell office:value-type="string">
            <text:p>franc or</text:p>
          </table:table-cell>
          <table:table-cell office:value-type="string">
            <text:p>29.0f 0g 0s 0.00d franc or</text:p>
          </table:table-cell>
          <table:table-cell table:number-columns-repeated="1018"/>
        </table:table-row>
        <table:table-row table:style-name="ro1">
          <table:table-cell office:value-type="string">
            <text:p>7 MI 3, r. 4, r. 5, 39</text:p>
          </table:table-cell>
          <table:table-cell office:value-type="string">
            <text:p>p. 164 [n° 60992, 1392-07-3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4, r. 5, 39</text:p>
          </table:table-cell>
          <table:table-cell office:value-type="string">
            <text:p>p. 164 v [n° 60993, 1392-07-3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4, r. 5, 39</text:p>
          </table:table-cell>
          <table:table-cell office:value-type="string">
            <text:p>p. 166 v [n° 60996, 1391-06-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4, r. 5, 39</text:p>
          </table:table-cell>
          <table:table-cell office:value-type="string">
            <text:p>p. 167 [n° 60998, 1391-06-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1.0f 0g 0s 11.00d franc or</text:p>
          </table:table-cell>
          <table:table-cell table:number-columns-repeated="1018"/>
        </table:table-row>
        <table:table-row table:style-name="ro1">
          <table:table-cell office:value-type="string">
            <text:p>7 MI 3, r. 4, r. 5, 39</text:p>
          </table:table-cell>
          <table:table-cell office:value-type="string">
            <text:p>p. 167 [n° 60999, 1391-06-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f 0g 0s 0.00d franc or</text:p>
          </table:table-cell>
          <table:table-cell table:number-columns-repeated="1018"/>
        </table:table-row>
        <table:table-row table:style-name="ro1">
          <table:table-cell office:value-type="string">
            <text:p>7 MI 3, r. 4, r. 5, 39</text:p>
          </table:table-cell>
          <table:table-cell office:value-type="string">
            <text:p>p. 167 v [n° 61002, 1392-02-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r. 4, r. 5, 39</text:p>
          </table:table-cell>
          <table:table-cell office:value-type="string">
            <text:p>p. 167 v [n° 61003, 1392-04-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3.20d franc or</text:p>
          </table:table-cell>
          <table:table-cell table:number-columns-repeated="1018"/>
        </table:table-row>
        <table:table-row table:style-name="ro1">
          <table:table-cell office:value-type="string">
            <text:p>7 MI 3, r. 4, r. 5, 39</text:p>
          </table:table-cell>
          <table:table-cell office:value-type="string">
            <text:p>p. 167 v [n° 61004, 1392-04-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0f 0g 0s 0.00d franc or</text:p>
          </table:table-cell>
          <table:table-cell table:number-columns-repeated="1018"/>
        </table:table-row>
        <table:table-row table:style-name="ro1">
          <table:table-cell office:value-type="string">
            <text:p>7 MI 3, r. 4, r. 5, 39</text:p>
          </table:table-cell>
          <table:table-cell office:value-type="string">
            <text:p>p. 167 v [n° 61006, 1392-04-2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5f 0g 0s 0.00d franc or</text:p>
          </table:table-cell>
          <table:table-cell table:number-columns-repeated="1018"/>
        </table:table-row>
        <table:table-row table:style-name="ro1">
          <table:table-cell office:value-type="string">
            <text:p>7 MI 3, r. 4, r. 5, 39</text:p>
          </table:table-cell>
          <table:table-cell office:value-type="string">
            <text:p>p. 168 v [n° 61009, 1391-09-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0f 0g 0s 0.00d franc or</text:p>
          </table:table-cell>
          <table:table-cell table:number-columns-repeated="1018"/>
        </table:table-row>
        <table:table-row table:style-name="ro1">
          <table:table-cell office:value-type="string">
            <text:p>7 MI 3, r. 4, r. 5, 39</text:p>
          </table:table-cell>
          <table:table-cell office:value-type="string">
            <text:p>p. 168 v [n° 61011, 1391-09-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4, r. 5, 39</text:p>
          </table:table-cell>
          <table:table-cell office:value-type="string">
            <text:p>p. 169 [n° 61012, 1391-09-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0.00d franc or</text:p>
          </table:table-cell>
          <table:table-cell table:number-columns-repeated="1018"/>
        </table:table-row>
        <table:table-row table:style-name="ro1">
          <table:table-cell office:value-type="string">
            <text:p>7 MI 3, r. 4, r. 5, 39</text:p>
          </table:table-cell>
          <table:table-cell office:value-type="string">
            <text:p>p. 182 [n° 61046, 1392-12-01]</text:p>
          </table:table-cell>
          <table:table-cell office:value-type="string">
            <text:p>fr. ad 17</text:p>
          </table:table-cell>
          <table:table-cell office:value-type="float" office:value="17">
            <text:p>17</text:p>
          </table:table-cell>
          <table:table-cell office:value-type="string">
            <text:p>franc or reg</text:p>
          </table:table-cell>
          <table:table-cell office:value-type="string">
            <text:p>18.0f 0g 0s 0.00d franc or reg</text:p>
          </table:table-cell>
          <table:table-cell table:number-columns-repeated="1018"/>
        </table:table-row>
        <table:table-row table:style-name="ro1">
          <table:table-cell office:value-type="string">
            <text:p>7 MI 3, r. 4, r. 5, 39</text:p>
          </table:table-cell>
          <table:table-cell office:value-type="string">
            <text:p>p. 182 [n° 61047, 1392-12-01]</text:p>
          </table:table-cell>
          <table:table-cell office:value-type="string">
            <text:p>fr. ad 17</text:p>
          </table:table-cell>
          <table:table-cell office:value-type="float" office:value="17">
            <text:p>17</text:p>
          </table:table-cell>
          <table:table-cell office:value-type="string">
            <text:p>franc or reg</text:p>
          </table:table-cell>
          <table:table-cell office:value-type="string">
            <text:p>40.0f 0g 0s 0.00d franc or reg</text:p>
          </table:table-cell>
          <table:table-cell table:number-columns-repeated="1018"/>
        </table:table-row>
        <table:table-row table:style-name="ro1">
          <table:table-cell office:value-type="string">
            <text:p>7 MI 3, r. 4, r. 5, 39</text:p>
          </table:table-cell>
          <table:table-cell office:value-type="string">
            <text:p>p. 182 [n° 61048, 1392-12-01]</text:p>
          </table:table-cell>
          <table:table-cell office:value-type="string">
            <text:p>fr. ad 17</text:p>
          </table:table-cell>
          <table:table-cell office:value-type="float" office:value="17">
            <text:p>17</text:p>
          </table:table-cell>
          <table:table-cell office:value-type="string">
            <text:p>franc or reg</text:p>
          </table:table-cell>
          <table:table-cell office:value-type="string">
            <text:p>42.0f 0g 0s 0.00d franc or reg</text:p>
          </table:table-cell>
          <table:table-cell table:number-columns-repeated="1018"/>
        </table:table-row>
        <table:table-row table:style-name="ro1">
          <table:table-cell office:value-type="string">
            <text:p>7 MI 3, r. 4, r. 5, 39</text:p>
          </table:table-cell>
          <table:table-cell office:value-type="string">
            <text:p>p. 182 [n° 61049, 1392-12-01]</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30.0f 0g 0s 0.00d franc or reg</text:p>
          </table:table-cell>
          <table:table-cell table:number-columns-repeated="1018"/>
        </table:table-row>
        <table:table-row table:style-name="ro1">
          <table:table-cell office:value-type="string">
            <text:p>7 MI 3, r. 4, r. 5, 39</text:p>
          </table:table-cell>
          <table:table-cell office:value-type="string">
            <text:p>p. 182 [n° 61050, 1392-12-01]</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27.0f 0g 0s 0.00d franc or reg</text:p>
          </table:table-cell>
          <table:table-cell table:number-columns-repeated="1018"/>
        </table:table-row>
        <table:table-row table:style-name="ro1">
          <table:table-cell office:value-type="string">
            <text:p>7 MI 3, r. 4, r. 5, 39</text:p>
          </table:table-cell>
          <table:table-cell office:value-type="string">
            <text:p>p. 182 v [n° 61054, 1392-11-0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5f 0g 0s 0.00d franc or</text:p>
          </table:table-cell>
          <table:table-cell table:number-columns-repeated="1018"/>
        </table:table-row>
        <table:table-row table:style-name="ro1">
          <table:table-cell office:value-type="string">
            <text:p>7 MI 3, r. 4, r. 5, 39</text:p>
          </table:table-cell>
          <table:table-cell office:value-type="string">
            <text:p>p. 186 [n° 61082, 1392-09-2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r. 4, r. 5, 39</text:p>
          </table:table-cell>
          <table:table-cell office:value-type="string">
            <text:p>p. 188 [n° 61087, 1392-11-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5f 0g 0s 0.00d franc or</text:p>
          </table:table-cell>
          <table:table-cell table:number-columns-repeated="1018"/>
        </table:table-row>
        <table:table-row table:style-name="ro1">
          <table:table-cell office:value-type="string">
            <text:p>7 MI 3, r. 4, r. 5, 39</text:p>
          </table:table-cell>
          <table:table-cell office:value-type="string">
            <text:p>p. 189 [n° 61092, 1392-12-1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4.0f 0g 0s 0.00d franc or</text:p>
          </table:table-cell>
          <table:table-cell table:number-columns-repeated="1018"/>
        </table:table-row>
        <table:table-row table:style-name="ro1">
          <table:table-cell office:value-type="string">
            <text:p>7 MI 3, r. 4, r. 5, 39</text:p>
          </table:table-cell>
          <table:table-cell office:value-type="string">
            <text:p>p. 209 v [n° 61120, 1392-05-29]</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110.0f 0g 0s 0.00d franc or</text:p>
          </table:table-cell>
          <table:table-cell table:number-columns-repeated="1018"/>
        </table:table-row>
        <table:table-row table:style-name="ro1">
          <table:table-cell office:value-type="string">
            <text:p>7 MI 3, r. 4, r. 5, 39</text:p>
          </table:table-cell>
          <table:table-cell office:value-type="string">
            <text:p>p. 209 v [n° 61121, 1392-05-29]</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4, r. 5, 40</text:p>
          </table:table-cell>
          <table:table-cell office:value-type="string">
            <text:p>p. 69 v [n° 61138, 1393-04-01]</text:p>
          </table:table-cell>
          <table:table-cell office:value-type="string">
            <text:p>fr. ad 15</text:p>
          </table:table-cell>
          <table:table-cell office:value-type="float" office:value="15">
            <text:p>15</text:p>
          </table:table-cell>
          <table:table-cell office:value-type="string">
            <text:p>franc or reg</text:p>
          </table:table-cell>
          <table:table-cell office:value-type="string">
            <text:p>36.0f 0g 0s 0.00d franc or reg</text:p>
          </table:table-cell>
          <table:table-cell table:number-columns-repeated="1018"/>
        </table:table-row>
        <table:table-row table:style-name="ro1">
          <table:table-cell office:value-type="string">
            <text:p>7 MI 3, r. 4, r. 5, 40</text:p>
          </table:table-cell>
          <table:table-cell office:value-type="string">
            <text:p>p. 69 v [n° 61139, 1393-04-01]</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30.0f 0g 0s 0.00d franc or reg</text:p>
          </table:table-cell>
          <table:table-cell table:number-columns-repeated="1018"/>
        </table:table-row>
        <table:table-row table:style-name="ro1">
          <table:table-cell office:value-type="string">
            <text:p>7 MI 3, r. 4, r. 5, 40</text:p>
          </table:table-cell>
          <table:table-cell office:value-type="string">
            <text:p>p. 70 v [n° 61150, 1392-11-30]</text:p>
          </table:table-cell>
          <table:table-cell office:value-type="string">
            <text:p>fr. ad 15</text:p>
          </table:table-cell>
          <table:table-cell office:value-type="float" office:value="15">
            <text:p>15</text:p>
          </table:table-cell>
          <table:table-cell office:value-type="string">
            <text:p>franc or reg</text:p>
          </table:table-cell>
          <table:table-cell office:value-type="string">
            <text:p>3.0f 0g 0s 0.00d franc or reg</text:p>
          </table:table-cell>
          <table:table-cell table:number-columns-repeated="1018"/>
        </table:table-row>
        <table:table-row table:style-name="ro1">
          <table:table-cell office:value-type="string">
            <text:p>7 MI 3, r. 4, r. 5, 40</text:p>
          </table:table-cell>
          <table:table-cell office:value-type="string">
            <text:p>p. 87 [n° 61167, 1394-03-23]</text:p>
          </table:table-cell>
          <table:table-cell office:value-type="string">
            <text:p>fr. ad 15, don en argent ?</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4, r. 5, 40</text:p>
          </table:table-cell>
          <table:table-cell office:value-type="string">
            <text:p>p. 92 [n° 61169, 1394-06-24]</text:p>
          </table:table-cell>
          <table:table-cell office:value-type="string">
            <text:p>fr. ad 15, don en argent ?</text:p>
          </table:table-cell>
          <table:table-cell office:value-type="float" office:value="15">
            <text:p>15</text:p>
          </table:table-cell>
          <table:table-cell office:value-type="string">
            <text:p>franc or</text:p>
          </table:table-cell>
          <table:table-cell office:value-type="string">
            <text:p>5.0f 0g 0s 0.00d franc or</text:p>
          </table:table-cell>
          <table:table-cell table:number-columns-repeated="1018"/>
        </table:table-row>
        <table:table-row table:style-name="ro1">
          <table:table-cell office:value-type="string">
            <text:p>7 MI 3, r. 4, r. 5, 40</text:p>
          </table:table-cell>
          <table:table-cell office:value-type="string">
            <text:p>p. 106 v [n° 61219, 1394-04-05]</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4, r. 5, 40</text:p>
          </table:table-cell>
          <table:table-cell office:value-type="string">
            <text:p>p. 108 [n° 61230, 1392-02-20]</text:p>
          </table:table-cell>
          <table:table-cell office:value-type="string">
            <text:p>fr. ad 16</text:p>
          </table:table-cell>
          <table:table-cell office:value-type="float" office:value="16">
            <text:p>16</text:p>
          </table:table-cell>
          <table:table-cell office:value-type="string">
            <text:p>franc or reg</text:p>
          </table:table-cell>
          <table:table-cell office:value-type="string">
            <text:p>40.0f 0g 0s 0.00d franc or reg</text:p>
          </table:table-cell>
          <table:table-cell table:number-columns-repeated="1018"/>
        </table:table-row>
        <table:table-row table:style-name="ro1">
          <table:table-cell office:value-type="string">
            <text:p>7 MI 3, r. 6 et r. 7, R43</text:p>
          </table:table-cell>
          <table:table-cell office:value-type="string">
            <text:p>p. 122 [n° 61231, 1398-09-2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0f 0g 0s 0.00d franc or</text:p>
          </table:table-cell>
          <table:table-cell table:number-columns-repeated="1018"/>
        </table:table-row>
        <table:table-row table:style-name="ro1">
          <table:table-cell office:value-type="string">
            <text:p>7 MI 3, r. 6 et r. 7, R43</text:p>
          </table:table-cell>
          <table:table-cell office:value-type="string">
            <text:p>p. 170 [n° 61236, 1395-10-0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et r. 7, R43</text:p>
          </table:table-cell>
          <table:table-cell office:value-type="string">
            <text:p>p. 170 [n° 61238, 1395-10-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f 0g 0s 4.07d franc or</text:p>
          </table:table-cell>
          <table:table-cell table:number-columns-repeated="1018"/>
        </table:table-row>
        <table:table-row table:style-name="ro1">
          <table:table-cell office:value-type="string">
            <text:p>7 MI 3, r. 6 et r. 7, R43</text:p>
          </table:table-cell>
          <table:table-cell office:value-type="string">
            <text:p>p. 170 [n° 61239, 1395-03-2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10.00d franc or</text:p>
          </table:table-cell>
          <table:table-cell table:number-columns-repeated="1018"/>
        </table:table-row>
        <table:table-row table:style-name="ro1">
          <table:table-cell office:value-type="string">
            <text:p>7 MI 3, r. 6 et r. 7, R43</text:p>
          </table:table-cell>
          <table:table-cell office:value-type="string">
            <text:p>p. 170 v [n° 61241, 1397-04-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et r. 7, R43</text:p>
          </table:table-cell>
          <table:table-cell office:value-type="string">
            <text:p>p. 170 v [n° 61242, 1397-05-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 0s 53.00d Gros tournois</text:p>
          </table:table-cell>
          <table:table-cell table:number-columns-repeated="1018"/>
        </table:table-row>
        <table:table-row table:style-name="ro1">
          <table:table-cell office:value-type="string">
            <text:p>7 MI 3, r. 6 et r. 7, R43</text:p>
          </table:table-cell>
          <table:table-cell office:value-type="string">
            <text:p>p. 171 [n° 61243, 1397-09-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et r. 7, R43</text:p>
          </table:table-cell>
          <table:table-cell office:value-type="string">
            <text:p>p. 172 v [n° 61246, 1397-07-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0.00d franc or</text:p>
          </table:table-cell>
          <table:table-cell table:number-columns-repeated="1018"/>
        </table:table-row>
        <table:table-row table:style-name="ro1">
          <table:table-cell office:value-type="string">
            <text:p>7 MI 3, r. 6 et r. 7, R43</text:p>
          </table:table-cell>
          <table:table-cell office:value-type="string">
            <text:p>p. 173 v [n° 61249, 1399-07-2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et r. 7, R43</text:p>
          </table:table-cell>
          <table:table-cell office:value-type="string">
            <text:p>p. 178 [n° 61251, 1399-05-30]</text:p>
          </table:table-cell>
          <table:table-cell office:value-type="string">
            <text:p>fr. ad 16, broderie : semer des noud de mondit seigneur</text:p>
          </table:table-cell>
          <table:table-cell office:value-type="float" office:value="16">
            <text:p>16</text:p>
          </table:table-cell>
          <table:table-cell office:value-type="string">
            <text:p>franc or</text:p>
          </table:table-cell>
          <table:table-cell office:value-type="string">
            <text:p>13.5f 0g 0s 0.00d franc or</text:p>
          </table:table-cell>
          <table:table-cell table:number-columns-repeated="1018"/>
        </table:table-row>
        <table:table-row table:style-name="ro1">
          <table:table-cell office:value-type="string">
            <text:p>7 MI 3, r. 6 et r. 7, R43</text:p>
          </table:table-cell>
          <table:table-cell office:value-type="string">
            <text:p>p. 178 [n° 61252, 1399-05-30]</text:p>
          </table:table-cell>
          <table:table-cell office:value-type="string">
            <text:p>fr. ad 16, broderie : brodéee par toute les manches et le coleret et semees de branchetes de pommier atout les pomes</text:p>
          </table:table-cell>
          <table:table-cell office:value-type="float" office:value="16">
            <text:p>16</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 MI 3, r. 6 et r. 7, R43</text:p>
          </table:table-cell>
          <table:table-cell office:value-type="string">
            <text:p>p. 178 [n° 61253, 1399-05-30]</text:p>
          </table:table-cell>
          <table:table-cell office:value-type="string">
            <text:p>fr. ad 16, broderie : brodees de noud de monseigneur sur les asises et ou colleret</text:p>
          </table:table-cell>
          <table:table-cell office:value-type="float" office:value="16">
            <text:p>16</text:p>
          </table:table-cell>
          <table:table-cell office:value-type="string">
            <text:p>franc or</text:p>
          </table:table-cell>
          <table:table-cell office:value-type="string">
            <text:p>7.5f 0g 0s 0.00d franc or</text:p>
          </table:table-cell>
          <table:table-cell table:number-columns-repeated="1018"/>
        </table:table-row>
        <table:table-row table:style-name="ro1">
          <table:table-cell office:value-type="string">
            <text:p>7 MI 3, r. 6 et r. 7, R43</text:p>
          </table:table-cell>
          <table:table-cell office:value-type="string">
            <text:p>p. 178 [n° 61254, 1399-05-30]</text:p>
          </table:table-cell>
          <table:table-cell office:value-type="string">
            <text:p>fr. ad 16, broderie : brodes a eschatez d'or semees de violetes</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6 et r. 7, R43</text:p>
          </table:table-cell>
          <table:table-cell office:value-type="string">
            <text:p>p. 236 v [n° 61267, 1398-02-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8.00d franc or</text:p>
          </table:table-cell>
          <table:table-cell table:number-columns-repeated="1018"/>
        </table:table-row>
        <table:table-row table:style-name="ro1">
          <table:table-cell office:value-type="string">
            <text:p>7 MI 3, r. 6 et r. 7, R43</text:p>
          </table:table-cell>
          <table:table-cell office:value-type="string">
            <text:p>p. 239 v [n° 61268, 1398-06-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et r. 7, R43</text:p>
          </table:table-cell>
          <table:table-cell office:value-type="string">
            <text:p>p. 239 v [n° 61269, 1398-06-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8.00d franc or</text:p>
          </table:table-cell>
          <table:table-cell table:number-columns-repeated="1018"/>
        </table:table-row>
        <table:table-row table:style-name="ro1">
          <table:table-cell office:value-type="string">
            <text:p>7 MI 3, r. 6 et r. 7, R43</text:p>
          </table:table-cell>
          <table:table-cell office:value-type="string">
            <text:p>p. 239 v [n° 61270, 1398-06-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0f 0g 0s 0.00d franc or</text:p>
          </table:table-cell>
          <table:table-cell table:number-columns-repeated="1018"/>
        </table:table-row>
        <table:table-row table:style-name="ro1">
          <table:table-cell office:value-type="string">
            <text:p>7 MI 3, r. 6 et r. 7, R43</text:p>
          </table:table-cell>
          <table:table-cell office:value-type="string">
            <text:p>p. 239 v [n° 61272, 1398-06-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et r. 7, R43</text:p>
          </table:table-cell>
          <table:table-cell office:value-type="string">
            <text:p>p. 239 v [n° 61273, 1398-06-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39 v [n° 61274, 1398-06-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f 0g 0s 0.00d franc or</text:p>
          </table:table-cell>
          <table:table-cell table:number-columns-repeated="1018"/>
        </table:table-row>
        <table:table-row table:style-name="ro1">
          <table:table-cell office:value-type="string">
            <text:p>7 MI 3, r. 6 et r. 7, R43</text:p>
          </table:table-cell>
          <table:table-cell office:value-type="string">
            <text:p>p. 240 [n° 61275, 1398-06-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0f 0g 0s 0.00d franc or</text:p>
          </table:table-cell>
          <table:table-cell table:number-columns-repeated="1018"/>
        </table:table-row>
        <table:table-row table:style-name="ro1">
          <table:table-cell office:value-type="string">
            <text:p>7 MI 3, r. 6 et r. 7, R43</text:p>
          </table:table-cell>
          <table:table-cell office:value-type="string">
            <text:p>p. 240 [n° 61276, 1398-07-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et r. 7, R43</text:p>
          </table:table-cell>
          <table:table-cell office:value-type="string">
            <text:p>p. 240 [n° 61277, 1398-07-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f 0g 0s 0.00d franc or</text:p>
          </table:table-cell>
          <table:table-cell table:number-columns-repeated="1018"/>
        </table:table-row>
        <table:table-row table:style-name="ro1">
          <table:table-cell office:value-type="string">
            <text:p>7 MI 3, r. 6 et r. 7, R43</text:p>
          </table:table-cell>
          <table:table-cell office:value-type="string">
            <text:p>p. 240 [n° 61278, 1398-07-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4.0f 0g 0s 0.00d franc or</text:p>
          </table:table-cell>
          <table:table-cell table:number-columns-repeated="1018"/>
        </table:table-row>
        <table:table-row table:style-name="ro1">
          <table:table-cell office:value-type="string">
            <text:p>7 MI 3, r. 6 et r. 7, R43</text:p>
          </table:table-cell>
          <table:table-cell office:value-type="string">
            <text:p>p. 240 [n° 61279, 1398-07-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et r. 7, R43</text:p>
          </table:table-cell>
          <table:table-cell office:value-type="string">
            <text:p>p. 240 [n° 61280, 1398-07-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8.0f 0g 0s 0.00d franc or</text:p>
          </table:table-cell>
          <table:table-cell table:number-columns-repeated="1018"/>
        </table:table-row>
        <table:table-row table:style-name="ro1">
          <table:table-cell office:value-type="string">
            <text:p>7 MI 3, r. 6 et r. 7, R43</text:p>
          </table:table-cell>
          <table:table-cell office:value-type="string">
            <text:p>p. 240 [n° 61281, 1398-07-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et r. 7, R43</text:p>
          </table:table-cell>
          <table:table-cell office:value-type="string">
            <text:p>p. 240 v [n° 61283, 1398-07-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et r. 7, R43</text:p>
          </table:table-cell>
          <table:table-cell office:value-type="string">
            <text:p>p. 240 v [n° 61284, 1398-07-0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f 0g 0s 0.00d franc or</text:p>
          </table:table-cell>
          <table:table-cell table:number-columns-repeated="1018"/>
        </table:table-row>
        <table:table-row table:style-name="ro1">
          <table:table-cell office:value-type="string">
            <text:p>7 MI 3, r. 6 et r. 7, R43</text:p>
          </table:table-cell>
          <table:table-cell office:value-type="string">
            <text:p>p. 240 v [n° 61285, 1398-07-0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14.00d franc or</text:p>
          </table:table-cell>
          <table:table-cell table:number-columns-repeated="1018"/>
        </table:table-row>
        <table:table-row table:style-name="ro1">
          <table:table-cell office:value-type="string">
            <text:p>7 MI 3, r. 6 et r. 7, R43</text:p>
          </table:table-cell>
          <table:table-cell office:value-type="string">
            <text:p>p. 240 v [n° 61286, 1398-07-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0 v [n° 61287, 1398-07-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 30s 0.00d Parisis</text:p>
          </table:table-cell>
          <table:table-cell table:number-columns-repeated="1018"/>
        </table:table-row>
        <table:table-row table:style-name="ro1">
          <table:table-cell office:value-type="string">
            <text:p>7 MI 3, r. 6 et r. 7, R43</text:p>
          </table:table-cell>
          <table:table-cell office:value-type="string">
            <text:p>p. 240 v [n° 61288, 1398-07-06]</text:p>
          </table:table-cell>
          <table:table-cell office:value-type="string">
            <text:p>fr. ad 16, 1 s. par pour 16 d. g.</text:p>
          </table:table-cell>
          <table:table-cell office:value-type="float" office:value="16">
            <text:p>16</text:p>
          </table:table-cell>
          <table:table-cell office:value-type="string">
            <text:p>franc or</text:p>
          </table:table-cell>
          <table:table-cell office:value-type="string">
            <text:p>24.0f 0g 0s 6.00d franc or</text:p>
          </table:table-cell>
          <table:table-cell table:number-columns-repeated="1018"/>
        </table:table-row>
        <table:table-row table:style-name="ro1">
          <table:table-cell office:value-type="string">
            <text:p>7 MI 3, r. 6 et r. 7, R43</text:p>
          </table:table-cell>
          <table:table-cell office:value-type="string">
            <text:p>p. 240 v [n° 61289, 1398-07-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0.00d franc or</text:p>
          </table:table-cell>
          <table:table-cell table:number-columns-repeated="1018"/>
        </table:table-row>
        <table:table-row table:style-name="ro1">
          <table:table-cell office:value-type="string">
            <text:p>7 MI 3, r. 6 et r. 7, R43</text:p>
          </table:table-cell>
          <table:table-cell office:value-type="string">
            <text:p>p. 240 v [n° 61290, 1398-07-13]</text:p>
          </table:table-cell>
          <table:table-cell office:value-type="string">
            <text:p>fr. ad 16 et 1 s. par pour 16 d</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et r. 7, R43</text:p>
          </table:table-cell>
          <table:table-cell office:value-type="string">
            <text:p>p. 240 v [n° 61291, 1398-07-13]</text:p>
          </table:table-cell>
          <table:table-cell office:value-type="string">
            <text:p>fr. ad 16 et 1 s. par. Pour 16 d.</text:p>
          </table:table-cell>
          <table:table-cell office:value-type="float" office:value="16">
            <text:p>16</text:p>
          </table:table-cell>
          <table:table-cell office:value-type="string">
            <text:p>franc or</text:p>
          </table:table-cell>
          <table:table-cell office:value-type="string">
            <text:p>6.0f 0g 0s 11.00d franc or</text:p>
          </table:table-cell>
          <table:table-cell table:number-columns-repeated="1018"/>
        </table:table-row>
        <table:table-row table:style-name="ro1">
          <table:table-cell office:value-type="string">
            <text:p>7 MI 3, r. 6 et r. 7, R43</text:p>
          </table:table-cell>
          <table:table-cell office:value-type="string">
            <text:p>p. 240 v [n° 61292, 1398-07-13]</text:p>
          </table:table-cell>
          <table:table-cell office:value-type="string">
            <text:p>fr. ad 16 et 1 s. par pour 16 d.</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et r. 7, R43</text:p>
          </table:table-cell>
          <table:table-cell office:value-type="string">
            <text:p>p. 241 [n° 61293, 1398-07-13]</text:p>
          </table:table-cell>
          <table:table-cell office:value-type="string">
            <text:p>fr. ad 16 et 1 s. par pour 16 d.</text:p>
          </table:table-cell>
          <table:table-cell office:value-type="float" office:value="16">
            <text:p>16</text:p>
          </table:table-cell>
          <table:table-cell office:value-type="string">
            <text:p>franc or</text:p>
          </table:table-cell>
          <table:table-cell office:value-type="string">
            <text:p>5.0f 0g 0s 6.00d franc or</text:p>
          </table:table-cell>
          <table:table-cell table:number-columns-repeated="1018"/>
        </table:table-row>
        <table:table-row table:style-name="ro1">
          <table:table-cell office:value-type="string">
            <text:p>7 MI 3, r. 6 et r. 7, R43</text:p>
          </table:table-cell>
          <table:table-cell office:value-type="string">
            <text:p>p. 241 [n° 61294, 1398-07-13]</text:p>
          </table:table-cell>
          <table:table-cell office:value-type="string">
            <text:p>fr. ad 16 et 1 s. par pour 16 d.</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1 [n° 61295, 1398-07-13]</text:p>
          </table:table-cell>
          <table:table-cell office:value-type="string">
            <text:p>fr. ad 16 et 1 s. par. Pro 16 d</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r. 6 et r. 7, R43</text:p>
          </table:table-cell>
          <table:table-cell office:value-type="string">
            <text:p>p. 241 [n° 61296, 1398-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et r. 7, R43</text:p>
          </table:table-cell>
          <table:table-cell office:value-type="string">
            <text:p>p. 241 [n° 61297, 1398-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et r. 7, R43</text:p>
          </table:table-cell>
          <table:table-cell office:value-type="string">
            <text:p>p. 241 [n° 61298, 1398-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 MI 3, r. 6 et r. 7, R43</text:p>
          </table:table-cell>
          <table:table-cell office:value-type="string">
            <text:p>p. 241 [n° 61299, 1398-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1 v [n° 61300, 1398-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et r. 7, R43</text:p>
          </table:table-cell>
          <table:table-cell office:value-type="string">
            <text:p>p. 241 v [n° 61301, 1398-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1 v [n° 61302, 1398-07-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0f 0g 0s 0.00d franc or</text:p>
          </table:table-cell>
          <table:table-cell table:number-columns-repeated="1018"/>
        </table:table-row>
        <table:table-row table:style-name="ro1">
          <table:table-cell office:value-type="string">
            <text:p>7 MI 3, r. 6 et r. 7, R43</text:p>
          </table:table-cell>
          <table:table-cell office:value-type="string">
            <text:p>p. 241 v [n° 61303, 1398-07-16]</text:p>
          </table:table-cell>
          <table:table-cell office:value-type="string">
            <text:p>fr. ad 16 et 1 s. par pro 16 d.</text:p>
          </table:table-cell>
          <table:table-cell office:value-type="float" office:value="16">
            <text:p>16</text:p>
          </table:table-cell>
          <table:table-cell office:value-type="string">
            <text:p>franc or</text:p>
          </table:table-cell>
          <table:table-cell office:value-type="string">
            <text:p>3.0f 0g 0s 2.00d franc or</text:p>
          </table:table-cell>
          <table:table-cell table:number-columns-repeated="1018"/>
        </table:table-row>
        <table:table-row table:style-name="ro1">
          <table:table-cell office:value-type="string">
            <text:p>7 MI 3, r. 6 et r. 7, R43</text:p>
          </table:table-cell>
          <table:table-cell office:value-type="string">
            <text:p>p. 241 v [n° 61304, 1398-07-16]</text:p>
          </table:table-cell>
          <table:table-cell office:value-type="string">
            <text:p>fr. ad 16 et &amp;s. par pro 16 d</text:p>
          </table:table-cell>
          <table:table-cell office:value-type="float" office:value="16">
            <text:p>16</text:p>
          </table:table-cell>
          <table:table-cell office:value-type="string">
            <text:p>franc or</text:p>
          </table:table-cell>
          <table:table-cell office:value-type="string">
            <text:p>3.0f 0g 0s 6.00d franc or</text:p>
          </table:table-cell>
          <table:table-cell table:number-columns-repeated="1018"/>
        </table:table-row>
        <table:table-row table:style-name="ro1">
          <table:table-cell office:value-type="string">
            <text:p>7 MI 3, r. 6 et r. 7, R43</text:p>
          </table:table-cell>
          <table:table-cell office:value-type="string">
            <text:p>p. 241 v [n° 61305, 1398-07-16]</text:p>
          </table:table-cell>
          <table:table-cell office:value-type="string">
            <text:p>fr. ad 16 et 1 s. par. Pro 16 d</text:p>
          </table:table-cell>
          <table:table-cell office:value-type="float" office:value="16">
            <text:p>16</text:p>
          </table:table-cell>
          <table:table-cell office:value-type="string">
            <text:p>franc or</text:p>
          </table:table-cell>
          <table:table-cell office:value-type="string">
            <text:p>2.0f 0g 0s 4.00d franc or</text:p>
          </table:table-cell>
          <table:table-cell table:number-columns-repeated="1018"/>
        </table:table-row>
        <table:table-row table:style-name="ro1">
          <table:table-cell office:value-type="string">
            <text:p>7 MI 3, r. 6 et r. 7, R43</text:p>
          </table:table-cell>
          <table:table-cell office:value-type="string">
            <text:p>p. 241 v [n° 61306, 1398-07-16]</text:p>
          </table:table-cell>
          <table:table-cell office:value-type="string">
            <text:p>fr. ad 16 et 1 s. par pro 16 d</text:p>
          </table:table-cell>
          <table:table-cell office:value-type="float" office:value="16">
            <text:p>16</text:p>
          </table:table-cell>
          <table:table-cell office:value-type="string">
            <text:p>franc or</text:p>
          </table:table-cell>
          <table:table-cell office:value-type="string">
            <text:p>2.0f 0g 0s 4.00d franc or</text:p>
          </table:table-cell>
          <table:table-cell table:number-columns-repeated="1018"/>
        </table:table-row>
        <table:table-row table:style-name="ro1">
          <table:table-cell office:value-type="string">
            <text:p>7 MI 3, r. 6 et r. 7, R43</text:p>
          </table:table-cell>
          <table:table-cell office:value-type="string">
            <text:p>p. 241 v [n° 61307, 1398-07-18]</text:p>
          </table:table-cell>
          <table:table-cell office:value-type="string">
            <text:p>fr. ad 16 et 1 s. par pro 16 d.</text:p>
          </table:table-cell>
          <table:table-cell office:value-type="float" office:value="16">
            <text:p>16</text:p>
          </table:table-cell>
          <table:table-cell office:value-type="string">
            <text:p>franc or</text:p>
          </table:table-cell>
          <table:table-cell office:value-type="string">
            <text:p>0£ 18s 0.00d Parisis</text:p>
          </table:table-cell>
          <table:table-cell table:number-columns-repeated="1018"/>
        </table:table-row>
        <table:table-row table:style-name="ro1">
          <table:table-cell office:value-type="string">
            <text:p>7 MI 3, r. 6 et r. 7, R43</text:p>
          </table:table-cell>
          <table:table-cell office:value-type="string">
            <text:p>p. 241 v [n° 61308, 1398-07-18]</text:p>
          </table:table-cell>
          <table:table-cell office:value-type="string">
            <text:p>fr. ad &amp;6 et 1 s. par pro 16 d</text:p>
          </table:table-cell>
          <table:table-cell office:value-type="float" office:value="16">
            <text:p>16</text:p>
          </table:table-cell>
          <table:table-cell office:value-type="string">
            <text:p>franc or</text:p>
          </table:table-cell>
          <table:table-cell office:value-type="string">
            <text:p>0£ 16s 0.00d Parisis</text:p>
          </table:table-cell>
          <table:table-cell table:number-columns-repeated="1018"/>
        </table:table-row>
        <table:table-row table:style-name="ro1">
          <table:table-cell office:value-type="string">
            <text:p>7 MI 3, r. 6 et r. 7, R43</text:p>
          </table:table-cell>
          <table:table-cell office:value-type="string">
            <text:p>p. 241 v [n° 61309, 1398-07-18]</text:p>
          </table:table-cell>
          <table:table-cell office:value-type="string">
            <text:p>fr. ad 16 et 1 s. par pro 16 d</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et r. 7, R43</text:p>
          </table:table-cell>
          <table:table-cell office:value-type="string">
            <text:p>p. 241 v [n° 61311, 1398-07-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5f 0g 0s 0.00d franc or</text:p>
          </table:table-cell>
          <table:table-cell table:number-columns-repeated="1018"/>
        </table:table-row>
        <table:table-row table:style-name="ro1">
          <table:table-cell office:value-type="string">
            <text:p>7 MI 3, r. 6 et r. 7, R43</text:p>
          </table:table-cell>
          <table:table-cell office:value-type="string">
            <text:p>p. 241 v [n° 61312, 1398-07-18]</text:p>
          </table:table-cell>
          <table:table-cell office:value-type="string">
            <text:p>fr. ad 16 et &amp; s. pro 20 s. par</text:p>
          </table:table-cell>
          <table:table-cell office:value-type="float" office:value="16">
            <text:p>16</text:p>
          </table:table-cell>
          <table:table-cell office:value-type="string">
            <text:p>franc or</text:p>
          </table:table-cell>
          <table:table-cell office:value-type="string">
            <text:p>0£ 20s 0.00d Parisis</text:p>
          </table:table-cell>
          <table:table-cell table:number-columns-repeated="1018"/>
        </table:table-row>
        <table:table-row table:style-name="ro1">
          <table:table-cell office:value-type="string">
            <text:p>7 MI 3, r. 6 et r. 7, R43</text:p>
          </table:table-cell>
          <table:table-cell office:value-type="string">
            <text:p>p. 241 v [n° 61313, 1398-07-18]</text:p>
          </table:table-cell>
          <table:table-cell office:value-type="string">
            <text:p>fr. ad 16 et 1 s. pro 16 d</text:p>
          </table:table-cell>
          <table:table-cell office:value-type="float" office:value="16">
            <text:p>16</text:p>
          </table:table-cell>
          <table:table-cell office:value-type="string">
            <text:p>franc or</text:p>
          </table:table-cell>
          <table:table-cell office:value-type="string">
            <text:p>4.0f 0g 0s 18.00d franc or</text:p>
          </table:table-cell>
          <table:table-cell table:number-columns-repeated="1018"/>
        </table:table-row>
        <table:table-row table:style-name="ro1">
          <table:table-cell office:value-type="string">
            <text:p>7 MI 3, r. 6 et r. 7, R43</text:p>
          </table:table-cell>
          <table:table-cell office:value-type="string">
            <text:p>p. 242 [n° 61325, 1398-07-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et r. 7, R43</text:p>
          </table:table-cell>
          <table:table-cell office:value-type="string">
            <text:p>p. 242 [n° 61326, 1398-07-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lorin d'or petit poids</text:p>
          </table:table-cell>
          <table:table-cell table:number-columns-repeated="1018"/>
        </table:table-row>
        <table:table-row table:style-name="ro1">
          <table:table-cell office:value-type="string">
            <text:p>7 MI 3, r. 6 et r. 7, R43</text:p>
          </table:table-cell>
          <table:table-cell office:value-type="string">
            <text:p>p. 242 v [n° 61335, 1398-07-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4.72f 0g 0s 0.00d franc or</text:p>
          </table:table-cell>
          <table:table-cell table:number-columns-repeated="1018"/>
        </table:table-row>
        <table:table-row table:style-name="ro1">
          <table:table-cell office:value-type="string">
            <text:p>7 MI 3, r. 6 et r. 7, R43</text:p>
          </table:table-cell>
          <table:table-cell office:value-type="string">
            <text:p>p. 242 v [n° 61336, 1398-07-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32f 0g 0s 0.00d franc or</text:p>
          </table:table-cell>
          <table:table-cell table:number-columns-repeated="1018"/>
        </table:table-row>
        <table:table-row table:style-name="ro1">
          <table:table-cell office:value-type="string">
            <text:p>7 MI 3, r. 6 et r. 7, R43</text:p>
          </table:table-cell>
          <table:table-cell office:value-type="string">
            <text:p>p. 242 v [n° 61337, 1398-07-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88f 0g 0s 0.00d franc or</text:p>
          </table:table-cell>
          <table:table-cell table:number-columns-repeated="1018"/>
        </table:table-row>
        <table:table-row table:style-name="ro1">
          <table:table-cell office:value-type="string">
            <text:p>7 MI 3, r. 6 et r. 7, R43</text:p>
          </table:table-cell>
          <table:table-cell office:value-type="string">
            <text:p>p. 242 v [n° 61338, 1398-07-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5.68f 0g 0s 0.00d franc or</text:p>
          </table:table-cell>
          <table:table-cell table:number-columns-repeated="1018"/>
        </table:table-row>
        <table:table-row table:style-name="ro1">
          <table:table-cell office:value-type="string">
            <text:p>7 MI 3, r. 6 et r. 7, R43</text:p>
          </table:table-cell>
          <table:table-cell office:value-type="string">
            <text:p>p. 243 [n° 61339, 1398-07-17]</text:p>
          </table:table-cell>
          <table:table-cell office:value-type="string">
            <text:p>fait marchier avec, fr. ad 16</text:p>
          </table:table-cell>
          <table:table-cell office:value-type="float" office:value="16">
            <text:p>16</text:p>
          </table:table-cell>
          <table:table-cell office:value-type="string">
            <text:p>franc or</text:p>
          </table:table-cell>
          <table:table-cell office:value-type="string">
            <text:p>37.0f 0g 0s 1.25d franc or</text:p>
          </table:table-cell>
          <table:table-cell table:number-columns-repeated="1018"/>
        </table:table-row>
        <table:table-row table:style-name="ro1">
          <table:table-cell office:value-type="string">
            <text:p>7 MI 3, r. 6 et r. 7, R43</text:p>
          </table:table-cell>
          <table:table-cell office:value-type="string">
            <text:p>p. 243 [n° 61340, 1398-07-17]</text:p>
          </table:table-cell>
          <table:table-cell office:value-type="string">
            <text:p>fait marcher avec, fr. ad 16</text:p>
          </table:table-cell>
          <table:table-cell office:value-type="float" office:value="16">
            <text:p>16</text:p>
          </table:table-cell>
          <table:table-cell office:value-type="string">
            <text:p>franc or</text:p>
          </table:table-cell>
          <table:table-cell office:value-type="string">
            <text:p>27.52f 0g 0s 0.00d franc or</text:p>
          </table:table-cell>
          <table:table-cell table:number-columns-repeated="1018"/>
        </table:table-row>
        <table:table-row table:style-name="ro1">
          <table:table-cell office:value-type="string">
            <text:p>7 MI 3, r. 6 et r. 7, R43</text:p>
          </table:table-cell>
          <table:table-cell office:value-type="string">
            <text:p>p. 243 [n° 61341, 1398-07-17]</text:p>
          </table:table-cell>
          <table:table-cell office:value-type="string">
            <text:p>fait marcher avec, fr. ad 16</text:p>
          </table:table-cell>
          <table:table-cell office:value-type="float" office:value="16">
            <text:p>16</text:p>
          </table:table-cell>
          <table:table-cell office:value-type="string">
            <text:p>franc or</text:p>
          </table:table-cell>
          <table:table-cell office:value-type="string">
            <text:p>20.52f 0g 0s 0.00d franc or</text:p>
          </table:table-cell>
          <table:table-cell table:number-columns-repeated="1018"/>
        </table:table-row>
        <table:table-row table:style-name="ro1">
          <table:table-cell office:value-type="string">
            <text:p>7 MI 3, r. 6 et r. 7, R43</text:p>
          </table:table-cell>
          <table:table-cell office:value-type="string">
            <text:p>p. 243 [n° 61343, 1398-07-17]</text:p>
          </table:table-cell>
          <table:table-cell office:value-type="string">
            <text:p>fait marcher avec, fr. ad 16</text:p>
          </table:table-cell>
          <table:table-cell office:value-type="float" office:value="16">
            <text:p>16</text:p>
          </table:table-cell>
          <table:table-cell office:value-type="string">
            <text:p>franc or</text:p>
          </table:table-cell>
          <table:table-cell office:value-type="string">
            <text:p>33.3f 0g 0s 0.00d franc or</text:p>
          </table:table-cell>
          <table:table-cell table:number-columns-repeated="1018"/>
        </table:table-row>
        <table:table-row table:style-name="ro1">
          <table:table-cell office:value-type="string">
            <text:p>7 MI 3, r. 6 et r. 7, R43</text:p>
          </table:table-cell>
          <table:table-cell office:value-type="string">
            <text:p>p. 243 [n° 61344, 1398-07-17]</text:p>
          </table:table-cell>
          <table:table-cell office:value-type="string">
            <text:p>fait marcher avec, fr. ad 16</text:p>
          </table:table-cell>
          <table:table-cell office:value-type="float" office:value="16">
            <text:p>16</text:p>
          </table:table-cell>
          <table:table-cell office:value-type="string">
            <text:p>franc or</text:p>
          </table:table-cell>
          <table:table-cell office:value-type="string">
            <text:p>26.1f 0g 0s 0.00d franc or</text:p>
          </table:table-cell>
          <table:table-cell table:number-columns-repeated="1018"/>
        </table:table-row>
        <table:table-row table:style-name="ro1">
          <table:table-cell office:value-type="string">
            <text:p>7 MI 3, r. 6 et r. 7, R43</text:p>
          </table:table-cell>
          <table:table-cell office:value-type="string">
            <text:p>p. 243 [n° 61345, 1398-07-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3.25f 0g 0s 0.00d franc or</text:p>
          </table:table-cell>
          <table:table-cell table:number-columns-repeated="1018"/>
        </table:table-row>
        <table:table-row table:style-name="ro1">
          <table:table-cell office:value-type="string">
            <text:p>7 MI 3, r. 6 et r. 7, R43</text:p>
          </table:table-cell>
          <table:table-cell office:value-type="string">
            <text:p>p. 242 v. [n° 61346, 1398-07-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4f 0g 0s 0.00d franc or</text:p>
          </table:table-cell>
          <table:table-cell table:number-columns-repeated="1018"/>
        </table:table-row>
        <table:table-row table:style-name="ro1">
          <table:table-cell office:value-type="string">
            <text:p>7 MI 3, r. 6 et r. 7, R43</text:p>
          </table:table-cell>
          <table:table-cell office:value-type="string">
            <text:p>p. 242 v. [n° 61347, 1398-07-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8f 0g 0s 0.00d franc or</text:p>
          </table:table-cell>
          <table:table-cell table:number-columns-repeated="1018"/>
        </table:table-row>
        <table:table-row table:style-name="ro1">
          <table:table-cell office:value-type="string">
            <text:p>7 MI 3, r. 6 et r. 7, R43</text:p>
          </table:table-cell>
          <table:table-cell office:value-type="string">
            <text:p>p. 243 [n° 61348, 1398-07-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2f 0g 0s 0.00d franc or</text:p>
          </table:table-cell>
          <table:table-cell table:number-columns-repeated="1018"/>
        </table:table-row>
        <table:table-row table:style-name="ro1">
          <table:table-cell office:value-type="string">
            <text:p>7 MI 3, r. 6 et r. 7, R43</text:p>
          </table:table-cell>
          <table:table-cell office:value-type="string">
            <text:p>p. 243 v [n° 61351, 1398-07-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1.5f 0g 0s 0.00d franc or</text:p>
          </table:table-cell>
          <table:table-cell table:number-columns-repeated="1018"/>
        </table:table-row>
        <table:table-row table:style-name="ro1">
          <table:table-cell office:value-type="string">
            <text:p>7 MI 3, r. 6 et r. 7, R43</text:p>
          </table:table-cell>
          <table:table-cell office:value-type="string">
            <text:p>p. 243 v [n° 61352, 1398-07-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4.0f 0g 0s 0.00d franc or</text:p>
          </table:table-cell>
          <table:table-cell table:number-columns-repeated="1018"/>
        </table:table-row>
        <table:table-row table:style-name="ro1">
          <table:table-cell office:value-type="string">
            <text:p>7 MI 3, r. 6 et r. 7, R43</text:p>
          </table:table-cell>
          <table:table-cell office:value-type="string">
            <text:p>p. 243 v [n° 61353,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0.00d franc or</text:p>
          </table:table-cell>
          <table:table-cell table:number-columns-repeated="1018"/>
        </table:table-row>
        <table:table-row table:style-name="ro1">
          <table:table-cell office:value-type="string">
            <text:p>7 MI 3, r. 6 et r. 7, R43</text:p>
          </table:table-cell>
          <table:table-cell office:value-type="string">
            <text:p>p. 244 [n° 61354, 1398-06-17]</text:p>
          </table:table-cell>
          <table:table-cell office:value-type="string">
            <text:p>fr. ad 16, seme de rosiers et l'autre de floretes</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4 [n° 61355,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0.00d franc or</text:p>
          </table:table-cell>
          <table:table-cell table:number-columns-repeated="1018"/>
        </table:table-row>
        <table:table-row table:style-name="ro1">
          <table:table-cell office:value-type="string">
            <text:p>7 MI 3, r. 6 et r. 7, R43</text:p>
          </table:table-cell>
          <table:table-cell office:value-type="string">
            <text:p>p. 244 [n° 61356,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12.00d franc or</text:p>
          </table:table-cell>
          <table:table-cell table:number-columns-repeated="1018"/>
        </table:table-row>
        <table:table-row table:style-name="ro1">
          <table:table-cell office:value-type="string">
            <text:p>7 MI 3, r. 6 et r. 7, R43</text:p>
          </table:table-cell>
          <table:table-cell office:value-type="string">
            <text:p>p. 244 [n° 61357,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et r. 7, R43</text:p>
          </table:table-cell>
          <table:table-cell office:value-type="string">
            <text:p>p. 244 [n° 61360,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et r. 7, R43</text:p>
          </table:table-cell>
          <table:table-cell office:value-type="string">
            <text:p>p. 244 [n° 61361,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4 [n° 61363,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14.00d franc or</text:p>
          </table:table-cell>
          <table:table-cell table:number-columns-repeated="1018"/>
        </table:table-row>
        <table:table-row table:style-name="ro1">
          <table:table-cell office:value-type="string">
            <text:p>7 MI 3, r. 6 et r. 7, R43</text:p>
          </table:table-cell>
          <table:table-cell office:value-type="string">
            <text:p>p. 244 [n° 61364, 1398-06-17]</text:p>
          </table:table-cell>
          <table:table-cell office:value-type="string">
            <text:p>sc. ad 16</text:p>
          </table:table-cell>
          <table:table-cell office:value-type="float" office:value="16">
            <text:p>16</text:p>
          </table:table-cell>
          <table:table-cell office:value-type="string">
            <text:p>écus</text:p>
          </table:table-cell>
          <table:table-cell office:value-type="string">
            <text:p>2.0f 0g 0s 0.00d écus</text:p>
          </table:table-cell>
          <table:table-cell table:number-columns-repeated="1018"/>
        </table:table-row>
        <table:table-row table:style-name="ro1">
          <table:table-cell office:value-type="string">
            <text:p>7 MI 3, r. 6 et r. 7, R43</text:p>
          </table:table-cell>
          <table:table-cell office:value-type="string">
            <text:p>p. 244 [n° 61365, 1398-06-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et r. 7, R43</text:p>
          </table:table-cell>
          <table:table-cell office:value-type="string">
            <text:p>p. 244 v [n° 61367, 1398-09-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5 [n° 61368, 1398-09-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5 [n° 61369, 1398-09-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f 0g 0s 0.00d franc or</text:p>
          </table:table-cell>
          <table:table-cell table:number-columns-repeated="1018"/>
        </table:table-row>
        <table:table-row table:style-name="ro1">
          <table:table-cell office:value-type="string">
            <text:p>7 MI 3, r. 6 et r. 7, R43</text:p>
          </table:table-cell>
          <table:table-cell office:value-type="string">
            <text:p>p. 246 [n° 61370, 1398-03-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8.25f 0g 0s 0.00d franc or</text:p>
          </table:table-cell>
          <table:table-cell table:number-columns-repeated="1018"/>
        </table:table-row>
        <table:table-row table:style-name="ro1">
          <table:table-cell office:value-type="string">
            <text:p>7 MI 3, r. 6 et r. 7, R43</text:p>
          </table:table-cell>
          <table:table-cell office:value-type="string">
            <text:p>p. 246 [n° 61374, 1398-04-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f 0g 0s 0.00d franc or</text:p>
          </table:table-cell>
          <table:table-cell table:number-columns-repeated="1018"/>
        </table:table-row>
        <table:table-row table:style-name="ro1">
          <table:table-cell office:value-type="string">
            <text:p>7 MI 3, r. 6 et r. 7, R43</text:p>
          </table:table-cell>
          <table:table-cell office:value-type="string">
            <text:p>p. 246 [n° 61375, 1398-04-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et r. 7, R43</text:p>
          </table:table-cell>
          <table:table-cell office:value-type="string">
            <text:p>p. 246 [n° 61376, 1398-04-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6 [n° 61377, 1398-04-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7 MI 3, r. 6 et r. 7, R43</text:p>
          </table:table-cell>
          <table:table-cell office:value-type="string">
            <text:p>p. 246 [n° 61379, 1398-04-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75f 0g 0s 0.00d franc or</text:p>
          </table:table-cell>
          <table:table-cell table:number-columns-repeated="1018"/>
        </table:table-row>
        <table:table-row table:style-name="ro1">
          <table:table-cell office:value-type="string">
            <text:p>7 MI 3, r. 6 et r. 7, R43</text:p>
          </table:table-cell>
          <table:table-cell office:value-type="string">
            <text:p>p. 246 [n° 61380, 1398-04-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8.00d franc or</text:p>
          </table:table-cell>
          <table:table-cell table:number-columns-repeated="1018"/>
        </table:table-row>
        <table:table-row table:style-name="ro1">
          <table:table-cell office:value-type="string">
            <text:p>7 MI 3, r. 6 et r. 7, R43</text:p>
          </table:table-cell>
          <table:table-cell office:value-type="string">
            <text:p>p. 246 [n° 61381, 1398-04-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47 [n° 61382, 1398-05-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1.00d franc or</text:p>
          </table:table-cell>
          <table:table-cell table:number-columns-repeated="1018"/>
        </table:table-row>
        <table:table-row table:style-name="ro1">
          <table:table-cell office:value-type="string">
            <text:p>7 MI 3, r. 6 et r. 7, R43</text:p>
          </table:table-cell>
          <table:table-cell office:value-type="string">
            <text:p>p. 247 [n° 61383, 1398-06-2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7.0f 0g 0s 14.66d franc or</text:p>
          </table:table-cell>
          <table:table-cell table:number-columns-repeated="1018"/>
        </table:table-row>
        <table:table-row table:style-name="ro1">
          <table:table-cell office:value-type="string">
            <text:p>7 MI 3, r. 6 et r. 7, R43</text:p>
          </table:table-cell>
          <table:table-cell office:value-type="string">
            <text:p>p. 247 [n° 61384, 1398-06-2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5f 0g 0s 0.00d franc or</text:p>
          </table:table-cell>
          <table:table-cell table:number-columns-repeated="1018"/>
        </table:table-row>
        <table:table-row table:style-name="ro1">
          <table:table-cell office:value-type="string">
            <text:p>7 MI 3, r. 6 et r. 7, R43</text:p>
          </table:table-cell>
          <table:table-cell office:value-type="string">
            <text:p>p. 247 [n° 61385, 1398-09-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et r. 7, R43</text:p>
          </table:table-cell>
          <table:table-cell office:value-type="string">
            <text:p>p. 247 [n° 61386, 1398-09-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0.00d franc or</text:p>
          </table:table-cell>
          <table:table-cell table:number-columns-repeated="1018"/>
        </table:table-row>
        <table:table-row table:style-name="ro1">
          <table:table-cell office:value-type="string">
            <text:p>7 MI 3, r. 6 et r. 7, R43</text:p>
          </table:table-cell>
          <table:table-cell office:value-type="string">
            <text:p>p. 247 [n° 61387, 1398-09-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5.0f 0g 0s 0.00d franc or</text:p>
          </table:table-cell>
          <table:table-cell table:number-columns-repeated="1018"/>
        </table:table-row>
        <table:table-row table:style-name="ro1">
          <table:table-cell office:value-type="string">
            <text:p>7 MI 3, r. 6 et r. 7, R43</text:p>
          </table:table-cell>
          <table:table-cell office:value-type="string">
            <text:p>p. 247 [n° 61388, 1398-09-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6.5f 0g 0s 0.00d franc or</text:p>
          </table:table-cell>
          <table:table-cell table:number-columns-repeated="1018"/>
        </table:table-row>
        <table:table-row table:style-name="ro1">
          <table:table-cell office:value-type="string">
            <text:p>7 MI 3, r. 6 et r. 7, R43</text:p>
          </table:table-cell>
          <table:table-cell office:value-type="string">
            <text:p>p. 247 [n° 61389, 1398-09-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0.00d franc or</text:p>
          </table:table-cell>
          <table:table-cell table:number-columns-repeated="1018"/>
        </table:table-row>
        <table:table-row table:style-name="ro1">
          <table:table-cell office:value-type="string">
            <text:p>7 MI 3, r. 6 et r. 7, R43</text:p>
          </table:table-cell>
          <table:table-cell office:value-type="string">
            <text:p>p. 249 [n° 61394, 1398-08-2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0.00d franc or</text:p>
          </table:table-cell>
          <table:table-cell table:number-columns-repeated="1018"/>
        </table:table-row>
        <table:table-row table:style-name="ro1">
          <table:table-cell office:value-type="string">
            <text:p>7 MI 3, r. 6 et r. 7, R43</text:p>
          </table:table-cell>
          <table:table-cell office:value-type="string">
            <text:p>p. 249 [n° 61396, 1398-08-18]</text:p>
          </table:table-cell>
          <table:table-cell office:value-type="string">
            <text:p>fr. ad 15, don en argent</text:p>
          </table:table-cell>
          <table:table-cell office:value-type="float" office:value="15">
            <text:p>15</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et r. 7, R43</text:p>
          </table:table-cell>
          <table:table-cell office:value-type="string">
            <text:p>p. 247 [n° 61422, 1398-11-20]</text:p>
          </table:table-cell>
          <table:table-cell office:value-type="string">
            <text:p>fr. ad 15, don en argent</text:p>
          </table:table-cell>
          <table:table-cell office:value-type="float" office:value="15">
            <text:p>15</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et r. 7, R43</text:p>
          </table:table-cell>
          <table:table-cell office:value-type="string">
            <text:p>p. 254 [n° 61425, 1398-11-28]</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f 0g 0s 0.00d écus</text:p>
          </table:table-cell>
          <table:table-cell table:number-columns-repeated="1018"/>
        </table:table-row>
        <table:table-row table:style-name="ro1">
          <table:table-cell office:value-type="string">
            <text:p>7 MI 3, r. 6 et r. 7, R43</text:p>
          </table:table-cell>
          <table:table-cell office:value-type="string">
            <text:p>p. 254 [n° 61426, 1398-11-28]</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0f 0g 0s 0.00d écus</text:p>
          </table:table-cell>
          <table:table-cell table:number-columns-repeated="1018"/>
        </table:table-row>
        <table:table-row table:style-name="ro1">
          <table:table-cell office:value-type="string">
            <text:p>7 MI 3, r. 6 et r. 7, R43</text:p>
          </table:table-cell>
          <table:table-cell office:value-type="string">
            <text:p>p. 255 [n° 61431, 1398-12-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et r. 7, R43</text:p>
          </table:table-cell>
          <table:table-cell office:value-type="string">
            <text:p>p. 255 [n° 61432, 1398-12-16]</text:p>
          </table:table-cell>
          <table:table-cell office:value-type="string">
            <text:p>sc. ad 18, don en argent</text:p>
          </table:table-cell>
          <table:table-cell office:value-type="float" office:value="18">
            <text:p>18</text:p>
          </table:table-cell>
          <table:table-cell office:value-type="string">
            <text:p>écus</text:p>
          </table:table-cell>
          <table:table-cell office:value-type="string">
            <text:p>6.0f 0g 0s 0.00d écus</text:p>
          </table:table-cell>
          <table:table-cell table:number-columns-repeated="1018"/>
        </table:table-row>
        <table:table-row table:style-name="ro1">
          <table:table-cell office:value-type="string">
            <text:p>7 MI 3, r. 6 et r. 7, R43</text:p>
          </table:table-cell>
          <table:table-cell office:value-type="string">
            <text:p>p. 257 [n° 61436, 1399-01-26]</text:p>
          </table:table-cell>
          <table:table-cell office:value-type="string">
            <text:p>fr. ad 15, don en Argent</text:p>
          </table:table-cell>
          <table:table-cell office:value-type="float" office:value="15">
            <text:p>15</text:p>
          </table:table-cell>
          <table:table-cell office:value-type="string">
            <text:p>franc or</text:p>
          </table:table-cell>
          <table:table-cell office:value-type="string">
            <text:p>12.0f 0g 0s 0.00d franc or</text:p>
          </table:table-cell>
          <table:table-cell table:number-columns-repeated="1018"/>
        </table:table-row>
        <table:table-row table:style-name="ro1">
          <table:table-cell office:value-type="string">
            <text:p>7 MI 3, r. 6 et r. 7, R43</text:p>
          </table:table-cell>
          <table:table-cell office:value-type="string">
            <text:p>p. 259 [n° 61439, 1399-02-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9.0f 0g 0s 0.00d franc or</text:p>
          </table:table-cell>
          <table:table-cell table:number-columns-repeated="1018"/>
        </table:table-row>
        <table:table-row table:style-name="ro1">
          <table:table-cell office:value-type="string">
            <text:p>7 MI 3, r. 6 et r. 7, R43</text:p>
          </table:table-cell>
          <table:table-cell office:value-type="string">
            <text:p>p. 258 [n° 61440, 1399-02-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1.5f 0g 0s 0.00d franc or</text:p>
          </table:table-cell>
          <table:table-cell table:number-columns-repeated="1018"/>
        </table:table-row>
        <table:table-row table:style-name="ro1">
          <table:table-cell office:value-type="string">
            <text:p>7 MI 3, r. 6 et r. 7, R43</text:p>
          </table:table-cell>
          <table:table-cell office:value-type="string">
            <text:p>p. 259 v [n° 61441, 1399-02-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0f 0g 0s 0.00d franc or</text:p>
          </table:table-cell>
          <table:table-cell table:number-columns-repeated="1018"/>
        </table:table-row>
        <table:table-row table:style-name="ro1">
          <table:table-cell office:value-type="string">
            <text:p>7 MI 3, r. 6 et r. 7, R43</text:p>
          </table:table-cell>
          <table:table-cell office:value-type="string">
            <text:p>p. 259 v [n° 61442, 1399-02-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5f 0g 0s 0.00d franc or</text:p>
          </table:table-cell>
          <table:table-cell table:number-columns-repeated="1018"/>
        </table:table-row>
        <table:table-row table:style-name="ro1">
          <table:table-cell office:value-type="string">
            <text:p>7 MI 3, r. 6 et r. 7, R43</text:p>
          </table:table-cell>
          <table:table-cell office:value-type="string">
            <text:p>p. 259 v [n° 61443, 1399-02-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25f 0g 0s 0.00d franc or</text:p>
          </table:table-cell>
          <table:table-cell table:number-columns-repeated="1018"/>
        </table:table-row>
        <table:table-row table:style-name="ro1">
          <table:table-cell office:value-type="string">
            <text:p>7 MI 3, r. 6 et r. 7, R43</text:p>
          </table:table-cell>
          <table:table-cell office:value-type="string">
            <text:p>p. 259 v [n° 61444, 1399-02-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4.0f 0g 0s 0.00d franc or</text:p>
          </table:table-cell>
          <table:table-cell table:number-columns-repeated="1018"/>
        </table:table-row>
        <table:table-row table:style-name="ro1">
          <table:table-cell office:value-type="string">
            <text:p>7 MI 3, r. 6 et r. 7, R43</text:p>
          </table:table-cell>
          <table:table-cell office:value-type="string">
            <text:p>p. 259 v [n° 61445,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14.00d franc or</text:p>
          </table:table-cell>
          <table:table-cell table:number-columns-repeated="1018"/>
        </table:table-row>
        <table:table-row table:style-name="ro1">
          <table:table-cell office:value-type="string">
            <text:p>7 MI 3, r. 6 et r. 7, R43</text:p>
          </table:table-cell>
          <table:table-cell office:value-type="string">
            <text:p>p. 259 v [n° 61446,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f 0g 0s 0.00d franc or</text:p>
          </table:table-cell>
          <table:table-cell table:number-columns-repeated="1018"/>
        </table:table-row>
        <table:table-row table:style-name="ro1">
          <table:table-cell office:value-type="string">
            <text:p>7 MI 3, r. 6 et r. 7, R43</text:p>
          </table:table-cell>
          <table:table-cell office:value-type="string">
            <text:p>p. 259 v [n° 61447,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75f 0g 0s 0.00d franc or</text:p>
          </table:table-cell>
          <table:table-cell table:number-columns-repeated="1018"/>
        </table:table-row>
        <table:table-row table:style-name="ro1">
          <table:table-cell office:value-type="string">
            <text:p>7 MI 3, r. 6 et r. 7, R43</text:p>
          </table:table-cell>
          <table:table-cell office:value-type="string">
            <text:p>p. 259 v [n° 61448,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10.00d franc or</text:p>
          </table:table-cell>
          <table:table-cell table:number-columns-repeated="1018"/>
        </table:table-row>
        <table:table-row table:style-name="ro1">
          <table:table-cell office:value-type="string">
            <text:p>7 MI 3, r. 6 et r. 7, R43</text:p>
          </table:table-cell>
          <table:table-cell office:value-type="string">
            <text:p>p. 259 v [n° 61449,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 MI 3, r. 6 et r. 7, R43</text:p>
          </table:table-cell>
          <table:table-cell office:value-type="string">
            <text:p>p. 260 [n° 61450,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60 [n° 61451,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0.00d franc or</text:p>
          </table:table-cell>
          <table:table-cell table:number-columns-repeated="1018"/>
        </table:table-row>
        <table:table-row table:style-name="ro1">
          <table:table-cell office:value-type="string">
            <text:p>7 MI 3, r. 6 et r. 7, R43</text:p>
          </table:table-cell>
          <table:table-cell office:value-type="string">
            <text:p>p. 260 [n° 61452,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25f 0g 0s 0.00d franc or</text:p>
          </table:table-cell>
          <table:table-cell table:number-columns-repeated="1018"/>
        </table:table-row>
        <table:table-row table:style-name="ro1">
          <table:table-cell office:value-type="string">
            <text:p>7 MI 3, r. 6 et r. 7, R43</text:p>
          </table:table-cell>
          <table:table-cell office:value-type="string">
            <text:p>p. 260 [n° 61454,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et r. 7, R43</text:p>
          </table:table-cell>
          <table:table-cell office:value-type="string">
            <text:p>p. 260 [n° 61455,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et r. 7, R43</text:p>
          </table:table-cell>
          <table:table-cell office:value-type="string">
            <text:p>p. 260 [n° 61456,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 0s 12.00d Gros tournois</text:p>
          </table:table-cell>
          <table:table-cell table:number-columns-repeated="1018"/>
        </table:table-row>
        <table:table-row table:style-name="ro1">
          <table:table-cell office:value-type="string">
            <text:p>7 MI 3, r. 6 et r. 7, R43</text:p>
          </table:table-cell>
          <table:table-cell office:value-type="string">
            <text:p>p. 260 [n° 61457,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et r. 7, R43</text:p>
          </table:table-cell>
          <table:table-cell office:value-type="string">
            <text:p>p. 260 [n° 61458,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f 0g 0s 0.00d franc or</text:p>
          </table:table-cell>
          <table:table-cell table:number-columns-repeated="1018"/>
        </table:table-row>
        <table:table-row table:style-name="ro1">
          <table:table-cell office:value-type="string">
            <text:p>7 MI 3, r. 6 et r. 7, R43</text:p>
          </table:table-cell>
          <table:table-cell office:value-type="string">
            <text:p>p. 260 [n° 61461,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et r. 7, R43</text:p>
          </table:table-cell>
          <table:table-cell office:value-type="string">
            <text:p>p. 260 [n° 61462,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 0s 4.00d Gros tournois</text:p>
          </table:table-cell>
          <table:table-cell table:number-columns-repeated="1018"/>
        </table:table-row>
        <table:table-row table:style-name="ro1">
          <table:table-cell office:value-type="string">
            <text:p>7 MI 3, r. 6 et r. 7, R43</text:p>
          </table:table-cell>
          <table:table-cell office:value-type="string">
            <text:p>p. 260 v [n° 61465,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f 0g 0s 0.00d franc or</text:p>
          </table:table-cell>
          <table:table-cell table:number-columns-repeated="1018"/>
        </table:table-row>
        <table:table-row table:style-name="ro1">
          <table:table-cell office:value-type="string">
            <text:p>7 MI 3, r. 6 et r. 7, R43</text:p>
          </table:table-cell>
          <table:table-cell office:value-type="string">
            <text:p>p. 260 v [n° 61466,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f 0g 0s 0.00d franc or</text:p>
          </table:table-cell>
          <table:table-cell table:number-columns-repeated="1018"/>
        </table:table-row>
        <table:table-row table:style-name="ro1">
          <table:table-cell office:value-type="string">
            <text:p>7 MI 3, r. 6 et r. 7, R43</text:p>
          </table:table-cell>
          <table:table-cell office:value-type="string">
            <text:p>p. 260 v [n° 61467,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15.00d franc or</text:p>
          </table:table-cell>
          <table:table-cell table:number-columns-repeated="1018"/>
        </table:table-row>
        <table:table-row table:style-name="ro1">
          <table:table-cell office:value-type="string">
            <text:p>7 MI 3, r. 6 et r. 7, R43</text:p>
          </table:table-cell>
          <table:table-cell office:value-type="string">
            <text:p>p. 260 v [n° 61468,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6.0f 0g 0s 0.00d franc or</text:p>
          </table:table-cell>
          <table:table-cell table:number-columns-repeated="1018"/>
        </table:table-row>
        <table:table-row table:style-name="ro1">
          <table:table-cell office:value-type="string">
            <text:p>7 MI 3, r. 6 et r. 7, R43</text:p>
          </table:table-cell>
          <table:table-cell office:value-type="string">
            <text:p>p. 260 v [n° 61469, 1399-05-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6.0f 0g 0s 0.00d franc or</text:p>
          </table:table-cell>
          <table:table-cell table:number-columns-repeated="1018"/>
        </table:table-row>
        <table:table-row table:style-name="ro1">
          <table:table-cell office:value-type="string">
            <text:p>7 MI 3, r. 6 et r. 7, R43</text:p>
          </table:table-cell>
          <table:table-cell office:value-type="string">
            <text:p>p. 261 [n° 61470, 1399-0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0f 0g 0s 6.66d franc or</text:p>
          </table:table-cell>
          <table:table-cell table:number-columns-repeated="1018"/>
        </table:table-row>
        <table:table-row table:style-name="ro1">
          <table:table-cell office:value-type="string">
            <text:p>7 MI 3, r. 6 et r. 7, R43</text:p>
          </table:table-cell>
          <table:table-cell office:value-type="string">
            <text:p>p. 261 [n° 61471, 1399-04-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5.33d franc or</text:p>
          </table:table-cell>
          <table:table-cell table:number-columns-repeated="1018"/>
        </table:table-row>
        <table:table-row table:style-name="ro1">
          <table:table-cell office:value-type="string">
            <text:p>7 MI 3, r. 6 et r. 7, R43</text:p>
          </table:table-cell>
          <table:table-cell office:value-type="string">
            <text:p>p. 261 [n° 61472, 1399-0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11.66d franc or</text:p>
          </table:table-cell>
          <table:table-cell table:number-columns-repeated="1018"/>
        </table:table-row>
        <table:table-row table:style-name="ro1">
          <table:table-cell office:value-type="string">
            <text:p>7 MI 3, r. 6 et r. 7, R43</text:p>
          </table:table-cell>
          <table:table-cell office:value-type="string">
            <text:p>p. 261 [n° 61473, 1399-0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 MI 3, r. 6 et r. 7, R43</text:p>
          </table:table-cell>
          <table:table-cell office:value-type="string">
            <text:p>p. 261v [n° 61474, 1399-02-10]</text:p>
          </table:table-cell>
          <table:table-cell office:value-type="string">
            <text:p>sc. ad 18, don en argent</text:p>
          </table:table-cell>
          <table:table-cell office:value-type="float" office:value="18">
            <text:p>18</text:p>
          </table:table-cell>
          <table:table-cell office:value-type="string">
            <text:p>écus</text:p>
          </table:table-cell>
          <table:table-cell office:value-type="string">
            <text:p>6.0f 0g 0s 0.00d écus</text:p>
          </table:table-cell>
          <table:table-cell table:number-columns-repeated="1018"/>
        </table:table-row>
        <table:table-row table:style-name="ro1">
          <table:table-cell office:value-type="string">
            <text:p>7 MI 3, r. 6 et r. 7, R43</text:p>
          </table:table-cell>
          <table:table-cell office:value-type="string">
            <text:p>p. 261v [n° 61475, 1399-02-10]</text:p>
          </table:table-cell>
          <table:table-cell office:value-type="string">
            <text:p>sc. ad 18, don en argent</text:p>
          </table:table-cell>
          <table:table-cell office:value-type="float" office:value="18">
            <text:p>18</text:p>
          </table:table-cell>
          <table:table-cell office:value-type="string">
            <text:p>écus</text:p>
          </table:table-cell>
          <table:table-cell office:value-type="string">
            <text:p>6.0f 0g 0s 0.00d écus</text:p>
          </table:table-cell>
          <table:table-cell table:number-columns-repeated="1018"/>
        </table:table-row>
        <table:table-row table:style-name="ro1">
          <table:table-cell office:value-type="string">
            <text:p>7 MI 3, r. 6 et r. 7, R43</text:p>
          </table:table-cell>
          <table:table-cell office:value-type="string">
            <text:p>p. 265 [n° 61485, 1399-04-30]</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0f 0g 0s 0.00d écus</text:p>
          </table:table-cell>
          <table:table-cell table:number-columns-repeated="1018"/>
        </table:table-row>
        <table:table-row table:style-name="ro1">
          <table:table-cell office:value-type="string">
            <text:p>7 MI 3, r. 6 et r. 7, R43</text:p>
          </table:table-cell>
          <table:table-cell office:value-type="string">
            <text:p>p. 267 [n° 61505, 1398-12-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et r. 7, R43</text:p>
          </table:table-cell>
          <table:table-cell office:value-type="string">
            <text:p>p. 267 [n° 61506, 1398-12-16]</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7.0f 0g 0s 0.00d écus</text:p>
          </table:table-cell>
          <table:table-cell table:number-columns-repeated="1018"/>
        </table:table-row>
        <table:table-row table:style-name="ro1">
          <table:table-cell office:value-type="string">
            <text:p>7 MI 3, r. 6 et r. 7, R43</text:p>
          </table:table-cell>
          <table:table-cell office:value-type="string">
            <text:p>p. 267 [n° 61506, 1398-12-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écus</text:p>
          </table:table-cell>
          <table:table-cell table:number-columns-repeated="1018"/>
        </table:table-row>
        <table:table-row table:style-name="ro1">
          <table:table-cell office:value-type="string">
            <text:p>7 MI 3, r. 6 et r. 7, R43</text:p>
          </table:table-cell>
          <table:table-cell office:value-type="string">
            <text:p>p. 267 [n° 61509, 1399-07-0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0f 0g 0s 0.00d franc or</text:p>
          </table:table-cell>
          <table:table-cell table:number-columns-repeated="1018"/>
        </table:table-row>
        <table:table-row table:style-name="ro1">
          <table:table-cell office:value-type="string">
            <text:p>7 MI 3, r. 6 et r. 7, R43</text:p>
          </table:table-cell>
          <table:table-cell office:value-type="string">
            <text:p>p. 272 [n° 61514, 1399-07-15]</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64.0f 0g 0s 0.00d écus</text:p>
          </table:table-cell>
          <table:table-cell table:number-columns-repeated="1018"/>
        </table:table-row>
        <table:table-row table:style-name="ro1">
          <table:table-cell office:value-type="string">
            <text:p>7 MI 3, r. 6 et r. 7, R43</text:p>
          </table:table-cell>
          <table:table-cell office:value-type="string">
            <text:p>p. 272 [n° 61515, pas de date]</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2.0f 0g 0s 0.00d franc or</text:p>
          </table:table-cell>
          <table:table-cell table:number-columns-repeated="1018"/>
        </table:table-row>
        <table:table-row table:style-name="ro1">
          <table:table-cell office:value-type="string">
            <text:p>7 MI 3, r. 6 et r. 7, R43</text:p>
          </table:table-cell>
          <table:table-cell office:value-type="string">
            <text:p>p. 272 v [n° 61523,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6 et r. 7, R43</text:p>
          </table:table-cell>
          <table:table-cell office:value-type="string">
            <text:p>p. 273 [n° 61524,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6 et r. 7, R43</text:p>
          </table:table-cell>
          <table:table-cell office:value-type="string">
            <text:p>p. 273 v [n° 61525,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0f 0g 0s 0.00d franc or</text:p>
          </table:table-cell>
          <table:table-cell table:number-columns-repeated="1018"/>
        </table:table-row>
        <table:table-row table:style-name="ro1">
          <table:table-cell office:value-type="string">
            <text:p>7 MI 3, r. 6 et r. 7, R43</text:p>
          </table:table-cell>
          <table:table-cell office:value-type="string">
            <text:p>p. 273 v [n° 61526,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0f 0g 0s 0.00d franc or</text:p>
          </table:table-cell>
          <table:table-cell table:number-columns-repeated="1018"/>
        </table:table-row>
        <table:table-row table:style-name="ro1">
          <table:table-cell office:value-type="string">
            <text:p>7 MI 3, r. 6 et r. 7, R43</text:p>
          </table:table-cell>
          <table:table-cell office:value-type="string">
            <text:p>p. 274 [n° 61527,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2.63f 0g 0s 0.00d franc or</text:p>
          </table:table-cell>
          <table:table-cell table:number-columns-repeated="1018"/>
        </table:table-row>
        <table:table-row table:style-name="ro1">
          <table:table-cell office:value-type="string">
            <text:p>7 MI 3, r. 6 et r. 7, R43</text:p>
          </table:table-cell>
          <table:table-cell office:value-type="string">
            <text:p>p. 274 [n° 61528,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0f 0g 0s 0.00d franc or</text:p>
          </table:table-cell>
          <table:table-cell table:number-columns-repeated="1018"/>
        </table:table-row>
        <table:table-row table:style-name="ro1">
          <table:table-cell office:value-type="string">
            <text:p>7 MI 3, r. 6 et r. 7, R43</text:p>
          </table:table-cell>
          <table:table-cell office:value-type="string">
            <text:p>p. 274 [n° 61529,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0f 0g 0s 0.00d franc or</text:p>
          </table:table-cell>
          <table:table-cell table:number-columns-repeated="1018"/>
        </table:table-row>
        <table:table-row table:style-name="ro1">
          <table:table-cell office:value-type="string">
            <text:p>7 MI 3, r. 6 et r. 7, R43</text:p>
          </table:table-cell>
          <table:table-cell office:value-type="string">
            <text:p>p. 274 [n° 61530,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9.0f 0g 0s 0.00d franc or</text:p>
          </table:table-cell>
          <table:table-cell table:number-columns-repeated="1018"/>
        </table:table-row>
        <table:table-row table:style-name="ro1">
          <table:table-cell office:value-type="string">
            <text:p>7 MI 3, r. 6 et r. 7, R43</text:p>
          </table:table-cell>
          <table:table-cell office:value-type="string">
            <text:p>p. 274 [n° 61531, pas de date]</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6.0f 0g 0s 0.00d franc or</text:p>
          </table:table-cell>
          <table:table-cell table:number-columns-repeated="1018"/>
        </table:table-row>
        <table:table-row table:style-name="ro1">
          <table:table-cell office:value-type="string">
            <text:p>7 MI 3, r. 6 et r. 7, R43</text:p>
          </table:table-cell>
          <table:table-cell office:value-type="string">
            <text:p>p. 274 [n° 61532, 1399-10-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5f 0g 0s 0.00d franc or</text:p>
          </table:table-cell>
          <table:table-cell table:number-columns-repeated="1018"/>
        </table:table-row>
        <table:table-row table:style-name="ro1">
          <table:table-cell office:value-type="string">
            <text:p>7 MI 3, r. 6 et r. 7, R43</text:p>
          </table:table-cell>
          <table:table-cell office:value-type="string">
            <text:p>p. 276 [n° 61533, 1398-05-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0f 0g 0s 0.00d franc or</text:p>
          </table:table-cell>
          <table:table-cell table:number-columns-repeated="1018"/>
        </table:table-row>
        <table:table-row table:style-name="ro1">
          <table:table-cell office:value-type="string">
            <text:p>7 MI 3, r. 6 et r. 7, R43</text:p>
          </table:table-cell>
          <table:table-cell office:value-type="string">
            <text:p>p. 275 [n° 61534, 1398-05-15]</text:p>
          </table:table-cell>
          <table:table-cell office:value-type="string">
            <text:p>fr. ad 16, catherine d'Aspermont 870 ventre, BS 422 ventres et JS 302</text:p>
          </table:table-cell>
          <table:table-cell office:value-type="float" office:value="16">
            <text:p>16</text:p>
          </table:table-cell>
          <table:table-cell office:value-type="string">
            <text:p>franc or</text:p>
          </table:table-cell>
          <table:table-cell office:value-type="string">
            <text:p>71.75f 0g 0s 0.00d franc or</text:p>
          </table:table-cell>
          <table:table-cell table:number-columns-repeated="1018"/>
        </table:table-row>
        <table:table-row table:style-name="ro1">
          <table:table-cell office:value-type="string">
            <text:p>7 MI 3, r. 6 et r. 7, R43</text:p>
          </table:table-cell>
          <table:table-cell office:value-type="string">
            <text:p>p. 275 [n° 61535, 1398-05-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5f 0g 0s 0.00d franc or</text:p>
          </table:table-cell>
          <table:table-cell table:number-columns-repeated="1018"/>
        </table:table-row>
        <table:table-row table:style-name="ro1">
          <table:table-cell office:value-type="string">
            <text:p>7 MI 3, r. 6 et r. 7, R43</text:p>
          </table:table-cell>
          <table:table-cell office:value-type="string">
            <text:p>p. 275 [n° 61536, 1398-05-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5.0f 0g 0s 0.00d franc or</text:p>
          </table:table-cell>
          <table:table-cell table:number-columns-repeated="1018"/>
        </table:table-row>
        <table:table-row table:style-name="ro1">
          <table:table-cell office:value-type="string">
            <text:p>7 MI 3, r. 6 et r. 7, R43</text:p>
          </table:table-cell>
          <table:table-cell office:value-type="string">
            <text:p>p. 275 [n° 61537, 1398-05-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et r. 7, R43</text:p>
          </table:table-cell>
          <table:table-cell office:value-type="string">
            <text:p>p. 275 [n° 61538, 1398-05-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0.00d franc or</text:p>
          </table:table-cell>
          <table:table-cell table:number-columns-repeated="1018"/>
        </table:table-row>
        <table:table-row table:style-name="ro1">
          <table:table-cell office:value-type="string">
            <text:p>7 MI 3, r. 6 et r. 7, R43</text:p>
          </table:table-cell>
          <table:table-cell office:value-type="string">
            <text:p>p. 275 [n° 61539, 1398-05-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8.0f 0g 0s 0.00d franc or</text:p>
          </table:table-cell>
          <table:table-cell table:number-columns-repeated="1018"/>
        </table:table-row>
        <table:table-row table:style-name="ro1">
          <table:table-cell office:value-type="string">
            <text:p>7 MI 3, r. 6 et r. 7, R43</text:p>
          </table:table-cell>
          <table:table-cell office:value-type="string">
            <text:p>p. 275 [n° 61540,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0f 0g 0s 0.00d franc or</text:p>
          </table:table-cell>
          <table:table-cell table:number-columns-repeated="1018"/>
        </table:table-row>
        <table:table-row table:style-name="ro1">
          <table:table-cell office:value-type="string">
            <text:p>7 MI 3, r. 6 et r. 7, R43</text:p>
          </table:table-cell>
          <table:table-cell office:value-type="string">
            <text:p>p. 275 [n° 61541,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275 v [n° 61542,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7 MI 3, r. 6 et r. 7, R43</text:p>
          </table:table-cell>
          <table:table-cell office:value-type="string">
            <text:p>p. 275 v [n° 61543,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6.00d franc or</text:p>
          </table:table-cell>
          <table:table-cell table:number-columns-repeated="1018"/>
        </table:table-row>
        <table:table-row table:style-name="ro1">
          <table:table-cell office:value-type="string">
            <text:p>7 MI 3, r. 6 et r. 7, R43</text:p>
          </table:table-cell>
          <table:table-cell office:value-type="string">
            <text:p>p. 275 v [n° 61544,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7 MI 3, r. 6 et r. 7, R43</text:p>
          </table:table-cell>
          <table:table-cell office:value-type="string">
            <text:p>p. 275 v [n° 61545,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4.00d franc or</text:p>
          </table:table-cell>
          <table:table-cell table:number-columns-repeated="1018"/>
        </table:table-row>
        <table:table-row table:style-name="ro1">
          <table:table-cell office:value-type="string">
            <text:p>7 MI 3, r. 6 et r. 7, R43</text:p>
          </table:table-cell>
          <table:table-cell office:value-type="string">
            <text:p>p. 275 v [n° 61546,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1.0f 0g 0s 0.00d franc or</text:p>
          </table:table-cell>
          <table:table-cell table:number-columns-repeated="1018"/>
        </table:table-row>
        <table:table-row table:style-name="ro1">
          <table:table-cell office:value-type="string">
            <text:p>7 MI 3, r. 6 et r. 7, R43</text:p>
          </table:table-cell>
          <table:table-cell office:value-type="string">
            <text:p>p. 275 v [n° 61548,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4.0f 0g 0s 8.00d franc or</text:p>
          </table:table-cell>
          <table:table-cell table:number-columns-repeated="1018"/>
        </table:table-row>
        <table:table-row table:style-name="ro1">
          <table:table-cell office:value-type="string">
            <text:p>7 MI 3, r. 6 et r. 7, R43</text:p>
          </table:table-cell>
          <table:table-cell office:value-type="string">
            <text:p>p. 275 v [n° 61549,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2.0f 0g 0s 0.00d franc or</text:p>
          </table:table-cell>
          <table:table-cell table:number-columns-repeated="1018"/>
        </table:table-row>
        <table:table-row table:style-name="ro1">
          <table:table-cell office:value-type="string">
            <text:p>7 MI 3, r. 6 et r. 7, R43</text:p>
          </table:table-cell>
          <table:table-cell office:value-type="string">
            <text:p>p. 276 [n° 61550,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6.0f 0g 0s 0.00d franc or</text:p>
          </table:table-cell>
          <table:table-cell table:number-columns-repeated="1018"/>
        </table:table-row>
        <table:table-row table:style-name="ro1">
          <table:table-cell office:value-type="string">
            <text:p>7 MI 3, r. 6 et r. 7, R43</text:p>
          </table:table-cell>
          <table:table-cell office:value-type="string">
            <text:p>p. 276 [n° 61551, 1398-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2.0f 0g 0s 0.00d Florin d'or petit poids</text:p>
          </table:table-cell>
          <table:table-cell table:number-columns-repeated="1018"/>
        </table:table-row>
        <table:table-row table:style-name="ro1">
          <table:table-cell office:value-type="string">
            <text:p>7 MI 3, r. 6 et r. 7, R43</text:p>
          </table:table-cell>
          <table:table-cell office:value-type="string">
            <text:p>p. 278 v [n° 61568, 1399-08-1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0f 0g 0s 0.00d franc or</text:p>
          </table:table-cell>
          <table:table-cell table:number-columns-repeated="1018"/>
        </table:table-row>
        <table:table-row table:style-name="ro1">
          <table:table-cell office:value-type="string">
            <text:p>7 MI 3, r. 6 et r. 7, R43</text:p>
          </table:table-cell>
          <table:table-cell office:value-type="string">
            <text:p>p. 278 v [n° 61569, 1399-08-10]</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0.0f 0g 0s 0.00d écus</text:p>
          </table:table-cell>
          <table:table-cell table:number-columns-repeated="1018"/>
        </table:table-row>
        <table:table-row table:style-name="ro1">
          <table:table-cell office:value-type="string">
            <text:p>7 MI 3, r. 6 et r. 7, R43</text:p>
          </table:table-cell>
          <table:table-cell office:value-type="string">
            <text:p>p. 284 [n° 61591, 1399-11-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0f 0g 0s 0.00d franc or</text:p>
          </table:table-cell>
          <table:table-cell table:number-columns-repeated="1018"/>
        </table:table-row>
        <table:table-row table:style-name="ro1">
          <table:table-cell office:value-type="string">
            <text:p>7 MI 3, r. 6 et r. 7, R43</text:p>
          </table:table-cell>
          <table:table-cell office:value-type="string">
            <text:p>p. 284 [n° 61592, 1399-11-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2.0f 0g 0s 0.00d franc or</text:p>
          </table:table-cell>
          <table:table-cell table:number-columns-repeated="1018"/>
        </table:table-row>
        <table:table-row table:style-name="ro1">
          <table:table-cell office:value-type="string">
            <text:p>7 MI 3, r. 6 et r. 7, R43</text:p>
          </table:table-cell>
          <table:table-cell office:value-type="string">
            <text:p>p. 284 v [n° 61594, 1399-11-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6 et r. 7, R43</text:p>
          </table:table-cell>
          <table:table-cell office:value-type="string">
            <text:p>p. 284 v [n° 61595, 1399-11-3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6 et r. 7, R43</text:p>
          </table:table-cell>
          <table:table-cell office:value-type="string">
            <text:p>p. 287 v [n° 61606, 1399-12-1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9.0f 0g 0s 0.00d franc or</text:p>
          </table:table-cell>
          <table:table-cell table:number-columns-repeated="1018"/>
        </table:table-row>
        <table:table-row table:style-name="ro1">
          <table:table-cell office:value-type="string">
            <text:p>7 MI 3, r. 6 et r. 7, R43</text:p>
          </table:table-cell>
          <table:table-cell office:value-type="string">
            <text:p>p. 288 v [n° 61609, 1399-12-19]</text:p>
          </table:table-cell>
          <table:table-cell office:value-type="string">
            <text:p>fl. duc ad 14</text:p>
          </table:table-cell>
          <table:table-cell office:value-type="float" office:value="14">
            <text:p>14</text:p>
          </table:table-cell>
          <table:table-cell office:value-type="string">
            <text:p>Florin duc. au.</text:p>
          </table:table-cell>
          <table:table-cell office:value-type="string">
            <text:p>60.0f 0g 0s 0.00d Florin duc. au.</text:p>
          </table:table-cell>
          <table:table-cell table:number-columns-repeated="1018"/>
        </table:table-row>
        <table:table-row table:style-name="ro1">
          <table:table-cell office:value-type="string">
            <text:p>7 MI 3, r. 6 et r. 7, R43</text:p>
          </table:table-cell>
          <table:table-cell office:value-type="string">
            <text:p>p. 290 v [n° 61619, 1400-0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5f 0g 0s 0.00d franc or</text:p>
          </table:table-cell>
          <table:table-cell table:number-columns-repeated="1018"/>
        </table:table-row>
        <table:table-row table:style-name="ro1">
          <table:table-cell office:value-type="string">
            <text:p>7 MI 3, r. 6 et r. 7, R43</text:p>
          </table:table-cell>
          <table:table-cell office:value-type="string">
            <text:p>p. 290 v [n° 61620, 1400-0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3.75f 0g 0s 0.00d franc or</text:p>
          </table:table-cell>
          <table:table-cell table:number-columns-repeated="1018"/>
        </table:table-row>
        <table:table-row table:style-name="ro1">
          <table:table-cell office:value-type="string">
            <text:p>7 MI 3, r. 6 et r. 7, R43</text:p>
          </table:table-cell>
          <table:table-cell office:value-type="string">
            <text:p>p. 290 v [n° 61621, 1400-0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6.25f 0g 0s 0.00d franc or</text:p>
          </table:table-cell>
          <table:table-cell table:number-columns-repeated="1018"/>
        </table:table-row>
        <table:table-row table:style-name="ro1">
          <table:table-cell office:value-type="string">
            <text:p>7 MI 3, r. 6 et r. 7, R43</text:p>
          </table:table-cell>
          <table:table-cell office:value-type="string">
            <text:p>p. 291 [n° 61624, 1400-02-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6.0f 0g 0s 0.00d franc or</text:p>
          </table:table-cell>
          <table:table-cell table:number-columns-repeated="1018"/>
        </table:table-row>
        <table:table-row table:style-name="ro1">
          <table:table-cell office:value-type="string">
            <text:p>7 MI 3, r. 6 et r. 7, R43</text:p>
          </table:table-cell>
          <table:table-cell office:value-type="string">
            <text:p>p. 294 [n° 61641, 1400-03-23]</text:p>
          </table:table-cell>
          <table:table-cell office:value-type="string">
            <text:p>sc. ad 18, don en argent</text:p>
          </table:table-cell>
          <table:table-cell office:value-type="float" office:value="18">
            <text:p>18</text:p>
          </table:table-cell>
          <table:table-cell office:value-type="string">
            <text:p>écus</text:p>
          </table:table-cell>
          <table:table-cell office:value-type="string">
            <text:p>10.0f 0g 0s 0.00d écus</text:p>
          </table:table-cell>
          <table:table-cell table:number-columns-repeated="1018"/>
        </table:table-row>
        <table:table-row table:style-name="ro1">
          <table:table-cell office:value-type="string">
            <text:p>7 MI 3, r. 6 et r. 7, R43</text:p>
          </table:table-cell>
          <table:table-cell office:value-type="string">
            <text:p>p. 296 v [n° 61647, 1400-04-14]</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0.0f 0g 0s 0.00d écus</text:p>
          </table:table-cell>
          <table:table-cell table:number-columns-repeated="1018"/>
        </table:table-row>
        <table:table-row table:style-name="ro1">
          <table:table-cell office:value-type="string">
            <text:p>7 MI 3, r. 6 et r. 7, R43</text:p>
          </table:table-cell>
          <table:table-cell office:value-type="string">
            <text:p>p. 297 v [n° 61659, 1400-04-29]</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8.0f 0g 0s 0.00d écus</text:p>
          </table:table-cell>
          <table:table-cell table:number-columns-repeated="1018"/>
        </table:table-row>
        <table:table-row table:style-name="ro1">
          <table:table-cell office:value-type="string">
            <text:p>7 MI 3, r. 6 et r. 7, R43</text:p>
          </table:table-cell>
          <table:table-cell office:value-type="string">
            <text:p>p. 297 v [n° 61660, 1400-04-12]</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0f 0g 0s 0.00d écus</text:p>
          </table:table-cell>
          <table:table-cell table:number-columns-repeated="1018"/>
        </table:table-row>
        <table:table-row table:style-name="ro1">
          <table:table-cell office:value-type="string">
            <text:p>7 MI 3, r. 6 et r. 7, R43</text:p>
          </table:table-cell>
          <table:table-cell office:value-type="string">
            <text:p>p. 297 v [n° 61661, 1400-04-12]</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6.5f 0g 0s 0.00d écus</text:p>
          </table:table-cell>
          <table:table-cell table:number-columns-repeated="1018"/>
        </table:table-row>
        <table:table-row table:style-name="ro1">
          <table:table-cell office:value-type="string">
            <text:p>7 MI 3, r. 6 et r. 7, R43</text:p>
          </table:table-cell>
          <table:table-cell office:value-type="string">
            <text:p>p. 297 v [n° 61662, 1400-04-12]</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2.0f 0g 0s 0.00d écus</text:p>
          </table:table-cell>
          <table:table-cell table:number-columns-repeated="1018"/>
        </table:table-row>
        <table:table-row table:style-name="ro1">
          <table:table-cell office:value-type="string">
            <text:p>7 MI 3, r. 6 et r. 7, R43</text:p>
          </table:table-cell>
          <table:table-cell office:value-type="string">
            <text:p>p. 297 v [n° 61663, 1400-04-14]</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0.0f 0g 0s 0.00d écus</text:p>
          </table:table-cell>
          <table:table-cell table:number-columns-repeated="1018"/>
        </table:table-row>
        <table:table-row table:style-name="ro1">
          <table:table-cell office:value-type="string">
            <text:p>7 MI 3, r. 6 et r. 7, R43</text:p>
          </table:table-cell>
          <table:table-cell office:value-type="string">
            <text:p>p. 297 v [n° 61664, 1400-04-14]</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f 0g 0s 6.00d écus</text:p>
          </table:table-cell>
          <table:table-cell table:number-columns-repeated="1018"/>
        </table:table-row>
        <table:table-row table:style-name="ro1">
          <table:table-cell office:value-type="string">
            <text:p>7 MI 3, r. 6 et r. 7, R43</text:p>
          </table:table-cell>
          <table:table-cell office:value-type="string">
            <text:p>p. 298 [n° 61665, 1400-04-14]</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0.0f 0g 0s 0.00d écus</text:p>
          </table:table-cell>
          <table:table-cell table:number-columns-repeated="1018"/>
        </table:table-row>
        <table:table-row table:style-name="ro1">
          <table:table-cell office:value-type="string">
            <text:p>7 MI 3, r. 6 et r. 7, R43</text:p>
          </table:table-cell>
          <table:table-cell office:value-type="string">
            <text:p>p. 298 [n° 61666, 1400-04-14]</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3.0f 0g 0s 16.00d écus</text:p>
          </table:table-cell>
          <table:table-cell table:number-columns-repeated="1018"/>
        </table:table-row>
        <table:table-row table:style-name="ro1">
          <table:table-cell office:value-type="string">
            <text:p>7 MI 3, r. 6 et r. 7, R43</text:p>
          </table:table-cell>
          <table:table-cell office:value-type="string">
            <text:p>p. 298 [n° 61669, 1400-05-2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2.0f 0g 0s 0.00d franc or</text:p>
          </table:table-cell>
          <table:table-cell table:number-columns-repeated="1018"/>
        </table:table-row>
        <table:table-row table:style-name="ro1">
          <table:table-cell office:value-type="string">
            <text:p>7 MI 3, r. 6 et r. 7, R43</text:p>
          </table:table-cell>
          <table:table-cell office:value-type="string">
            <text:p>p. 298 [n° 61670, 1400-05-26]</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4.0f 0g 0s 0.00d écus</text:p>
          </table:table-cell>
          <table:table-cell table:number-columns-repeated="1018"/>
        </table:table-row>
        <table:table-row table:style-name="ro1">
          <table:table-cell office:value-type="string">
            <text:p>7 MI 3, r. 6 et r. 7, R43</text:p>
          </table:table-cell>
          <table:table-cell office:value-type="string">
            <text:p>p. 298 [n° 61671, 1400-05-26]</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8.0f 0g 0s 12.00d écus</text:p>
          </table:table-cell>
          <table:table-cell table:number-columns-repeated="1018"/>
        </table:table-row>
        <table:table-row table:style-name="ro1">
          <table:table-cell office:value-type="string">
            <text:p>7 MI 3, r. 6 et r. 7, R43</text:p>
          </table:table-cell>
          <table:table-cell office:value-type="string">
            <text:p>p. 298 [n° 61672, 1400-06-04]</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2.0f 0g 0s 0.00d écus</text:p>
          </table:table-cell>
          <table:table-cell table:number-columns-repeated="1018"/>
        </table:table-row>
        <table:table-row table:style-name="ro1">
          <table:table-cell office:value-type="string">
            <text:p>7 MI 3, r. 6 et r. 7, R43</text:p>
          </table:table-cell>
          <table:table-cell office:value-type="string">
            <text:p>p. 299 v [n° 61688, 1400-09-0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et r. 7, R43</text:p>
          </table:table-cell>
          <table:table-cell office:value-type="string">
            <text:p>p. 302 v [n° 61698, 1400-04-0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7.0f 0g 0s 0.00d franc or</text:p>
          </table:table-cell>
          <table:table-cell table:number-columns-repeated="1018"/>
        </table:table-row>
        <table:table-row table:style-name="ro1">
          <table:table-cell office:value-type="string">
            <text:p>7 MI 3, r. 6 et r. 7, R43</text:p>
          </table:table-cell>
          <table:table-cell office:value-type="string">
            <text:p>p. 303 [n° 61704, 1400-05-02]</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3.0f 0g 0s 0.00d écus</text:p>
          </table:table-cell>
          <table:table-cell table:number-columns-repeated="1018"/>
        </table:table-row>
        <table:table-row table:style-name="ro1">
          <table:table-cell office:value-type="string">
            <text:p>7 MI 3, r. 6 et r. 7, R43</text:p>
          </table:table-cell>
          <table:table-cell office:value-type="string">
            <text:p>p. 303 [n° 61705, 1400-05-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5f 0g 0s 0.00d franc or</text:p>
          </table:table-cell>
          <table:table-cell table:number-columns-repeated="1018"/>
        </table:table-row>
        <table:table-row table:style-name="ro1">
          <table:table-cell office:value-type="string">
            <text:p>7 MI 3, r. 6 et r. 7, R43</text:p>
          </table:table-cell>
          <table:table-cell office:value-type="string">
            <text:p>p. 303 v [n° 61707, 1400-05-02]</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3.0f 0g 0s 0.00d écus</text:p>
          </table:table-cell>
          <table:table-cell table:number-columns-repeated="1018"/>
        </table:table-row>
        <table:table-row table:style-name="ro1">
          <table:table-cell office:value-type="string">
            <text:p>7 MI 3, r. 6 et r. 7, R43</text:p>
          </table:table-cell>
          <table:table-cell office:value-type="string">
            <text:p>p. 304 [n° 61714, 1400-04-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1.5f 0g 0s 0.00d franc or</text:p>
          </table:table-cell>
          <table:table-cell table:number-columns-repeated="1018"/>
        </table:table-row>
        <table:table-row table:style-name="ro1">
          <table:table-cell office:value-type="string">
            <text:p>7 MI 3, r. 6 et r. 7, R43</text:p>
          </table:table-cell>
          <table:table-cell office:value-type="string">
            <text:p>p. 304 v [n° 61715, 1400-04-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2.0f 0g 0s 0.00d franc or</text:p>
          </table:table-cell>
          <table:table-cell table:number-columns-repeated="1018"/>
        </table:table-row>
        <table:table-row table:style-name="ro1">
          <table:table-cell office:value-type="string">
            <text:p>7 MI 3, r. 6 et r. 7, R43</text:p>
          </table:table-cell>
          <table:table-cell office:value-type="string">
            <text:p>p. 304 v [n° 61716, 1400-04-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6 et r. 7, R43</text:p>
          </table:table-cell>
          <table:table-cell office:value-type="string">
            <text:p>p. 304 v [n° 61717, 1400-04-2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et r. 7, R43</text:p>
          </table:table-cell>
          <table:table-cell office:value-type="string">
            <text:p>p. 311 v [n° 61754, 1400-07-0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2.0f 0g 0s 0.00d franc or</text:p>
          </table:table-cell>
          <table:table-cell table:number-columns-repeated="1018"/>
        </table:table-row>
        <table:table-row table:style-name="ro1">
          <table:table-cell office:value-type="string">
            <text:p>7 MI 3, r. 6 et r. 7, R43</text:p>
          </table:table-cell>
          <table:table-cell office:value-type="string">
            <text:p>p. 311 v [n° 61755, 1400-09-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6, 42</text:p>
          </table:table-cell>
          <table:table-cell office:value-type="string">
            <text:p>p. 151 [n° 61798, 1396-07-12]</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0£ 0s 183.00d Gros tournois</text:p>
          </table:table-cell>
          <table:table-cell table:number-columns-repeated="1018"/>
        </table:table-row>
        <table:table-row table:style-name="ro1">
          <table:table-cell office:value-type="string">
            <text:p>7 MI 3, r. 6, 42</text:p>
          </table:table-cell>
          <table:table-cell office:value-type="string">
            <text:p>p. 151 [n° 61799, 1396-07-13]</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31.0f 0g 0s 9.50d franc or</text:p>
          </table:table-cell>
          <table:table-cell table:number-columns-repeated="1018"/>
        </table:table-row>
        <table:table-row table:style-name="ro1">
          <table:table-cell office:value-type="string">
            <text:p>7 MI 3, r. 6, 42</text:p>
          </table:table-cell>
          <table:table-cell office:value-type="string">
            <text:p>p. 153 [n° 61806, 1396-06-14]</text:p>
          </table:table-cell>
          <table:table-cell office:value-type="string">
            <text:p>payé fr. ad 16</text:p>
          </table:table-cell>
          <table:table-cell office:value-type="float" office:value="16">
            <text:p>16</text:p>
          </table:table-cell>
          <table:table-cell office:value-type="string">
            <text:p>franc or</text:p>
          </table:table-cell>
          <table:table-cell office:value-type="string">
            <text:p>27.5f 0g 0s 0.00d franc or</text:p>
          </table:table-cell>
          <table:table-cell table:number-columns-repeated="1018"/>
        </table:table-row>
        <table:table-row table:style-name="ro1">
          <table:table-cell office:value-type="string">
            <text:p>7 MI 3, r. 6, 42</text:p>
          </table:table-cell>
          <table:table-cell office:value-type="string">
            <text:p>p. 153 [n° 61807, 1396-06-14]</text:p>
          </table:table-cell>
          <table:table-cell office:value-type="string">
            <text:p>payé fr. ad 16</text:p>
          </table:table-cell>
          <table:table-cell office:value-type="float" office:value="16">
            <text:p>16</text:p>
          </table:table-cell>
          <table:table-cell office:value-type="string">
            <text:p>franc or</text:p>
          </table:table-cell>
          <table:table-cell office:value-type="string">
            <text:p>5.0f 0g 0s 0.00d franc or</text:p>
          </table:table-cell>
          <table:table-cell table:number-columns-repeated="1018"/>
        </table:table-row>
        <table:table-row table:style-name="ro1">
          <table:table-cell office:value-type="string">
            <text:p>7 MI 3, r. 6, 42</text:p>
          </table:table-cell>
          <table:table-cell office:value-type="string">
            <text:p>p. 153 [n° 61808, 1396-07-1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25f 0g 0s 0.00d franc or</text:p>
          </table:table-cell>
          <table:table-cell table:number-columns-repeated="1018"/>
        </table:table-row>
        <table:table-row table:style-name="ro1">
          <table:table-cell office:value-type="string">
            <text:p>7 MI 3, r. 6, 42</text:p>
          </table:table-cell>
          <table:table-cell office:value-type="string">
            <text:p>p. 153 [n° 61809, 1396-07-14]</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11.25f 0g 0s 0.00d franc or</text:p>
          </table:table-cell>
          <table:table-cell table:number-columns-repeated="1018"/>
        </table:table-row>
        <table:table-row table:style-name="ro1">
          <table:table-cell office:value-type="string">
            <text:p>7 MI 3, r. 6, 42</text:p>
          </table:table-cell>
          <table:table-cell office:value-type="string">
            <text:p>p. 153 [n° 61810, 1396-07-14]</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17.5f 0g 0s 0.00d franc or</text:p>
          </table:table-cell>
          <table:table-cell table:number-columns-repeated="1018"/>
        </table:table-row>
        <table:table-row table:style-name="ro1">
          <table:table-cell office:value-type="string">
            <text:p>7 MI 3, r. 6, 42</text:p>
          </table:table-cell>
          <table:table-cell office:value-type="string">
            <text:p>p. 153 v [n° 61814, 1396-07-15]</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15.0f 0g 0s 3.00d franc or</text:p>
          </table:table-cell>
          <table:table-cell table:number-columns-repeated="1018"/>
        </table:table-row>
        <table:table-row table:style-name="ro1">
          <table:table-cell office:value-type="string">
            <text:p>7 MI 3, r. 6, 42</text:p>
          </table:table-cell>
          <table:table-cell office:value-type="string">
            <text:p>p. 153 v [n° 61816, 1396-07-15]</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18.0f 0g 0s 0.00d franc or</text:p>
          </table:table-cell>
          <table:table-cell table:number-columns-repeated="1018"/>
        </table:table-row>
        <table:table-row table:style-name="ro1">
          <table:table-cell office:value-type="string">
            <text:p>7 MI 3, r. 6, 42</text:p>
          </table:table-cell>
          <table:table-cell office:value-type="string">
            <text:p>p. 154 [n° 61821, 1396-07-15]</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9.33f 0g 0s 0.00d franc or</text:p>
          </table:table-cell>
          <table:table-cell table:number-columns-repeated="1018"/>
        </table:table-row>
        <table:table-row table:style-name="ro1">
          <table:table-cell office:value-type="string">
            <text:p>7 MI 3, r. 6, 42</text:p>
          </table:table-cell>
          <table:table-cell office:value-type="string">
            <text:p>p. 154 [n° 61822, 1396-07-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42</text:p>
          </table:table-cell>
          <table:table-cell office:value-type="string">
            <text:p>p. 154 [n° 61825, 1396-07-15]</text:p>
          </table:table-cell>
          <table:table-cell office:value-type="string">
            <text:p>fr. de roy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42</text:p>
          </table:table-cell>
          <table:table-cell office:value-type="string">
            <text:p>p. 154 [n° 61827, 1396-07-15]</text:p>
          </table:table-cell>
          <table:table-cell office:value-type="string">
            <text:p>payé en 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7 MI 3, r. 6, 42</text:p>
          </table:table-cell>
          <table:table-cell office:value-type="string">
            <text:p>p. 154 [n° 61829, 1396-07-15]</text:p>
          </table:table-cell>
          <table:table-cell office:value-type="string">
            <text:p>écus ad 18 d.</text:p>
          </table:table-cell>
          <table:table-cell office:value-type="float" office:value="18">
            <text:p>18</text:p>
          </table:table-cell>
          <table:table-cell office:value-type="string">
            <text:p>écus</text:p>
          </table:table-cell>
          <table:table-cell office:value-type="string">
            <text:p>1.0f 0g 0s 0.00d écus</text:p>
          </table:table-cell>
          <table:table-cell table:number-columns-repeated="1018"/>
        </table:table-row>
        <table:table-row table:style-name="ro1">
          <table:table-cell office:value-type="string">
            <text:p>7 MI 3, r. 6, 42</text:p>
          </table:table-cell>
          <table:table-cell office:value-type="string">
            <text:p>p. 155 [n° 61838, 1396-07-15]</text:p>
          </table:table-cell>
          <table:table-cell office:value-type="string">
            <text:p>fr. de roi ad 16</text:p>
          </table:table-cell>
          <table:table-cell office:value-type="float" office:value="16">
            <text:p>16</text:p>
          </table:table-cell>
          <table:table-cell office:value-type="string">
            <text:p>franc or</text:p>
          </table:table-cell>
          <table:table-cell office:value-type="string">
            <text:p>14.0f 0g 0s 0.00d franc or</text:p>
          </table:table-cell>
          <table:table-cell table:number-columns-repeated="1018"/>
        </table:table-row>
        <table:table-row table:style-name="ro1">
          <table:table-cell office:value-type="string">
            <text:p>7 MI 3, r. 6, 42</text:p>
          </table:table-cell>
          <table:table-cell office:value-type="string">
            <text:p>p. 155 [n° 61839, 1396-07-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4.0f 0g 0s 0.00d franc or</text:p>
          </table:table-cell>
          <table:table-cell table:number-columns-repeated="1018"/>
        </table:table-row>
        <table:table-row table:style-name="ro1">
          <table:table-cell office:value-type="string">
            <text:p>7 MI 3, r. 6, 42</text:p>
          </table:table-cell>
          <table:table-cell office:value-type="string">
            <text:p>p. 160 [n° 61854,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9.00d franc or</text:p>
          </table:table-cell>
          <table:table-cell table:number-columns-repeated="1018"/>
        </table:table-row>
        <table:table-row table:style-name="ro1">
          <table:table-cell office:value-type="string">
            <text:p>7 MI 3, r. 6, 42</text:p>
          </table:table-cell>
          <table:table-cell office:value-type="string">
            <text:p>p. 160 [n° 61855,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8.0f 0g 0s 0.00d franc or</text:p>
          </table:table-cell>
          <table:table-cell table:number-columns-repeated="1018"/>
        </table:table-row>
        <table:table-row table:style-name="ro1">
          <table:table-cell office:value-type="string">
            <text:p>7 MI 3, r. 6, 42</text:p>
          </table:table-cell>
          <table:table-cell office:value-type="string">
            <text:p>p. 160 [n° 61856,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10.66d franc or</text:p>
          </table:table-cell>
          <table:table-cell table:number-columns-repeated="1018"/>
        </table:table-row>
        <table:table-row table:style-name="ro1">
          <table:table-cell office:value-type="string">
            <text:p>7 MI 3, r. 6, 42</text:p>
          </table:table-cell>
          <table:table-cell office:value-type="string">
            <text:p>p. 160 v [n° 61863,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0.00d franc or</text:p>
          </table:table-cell>
          <table:table-cell table:number-columns-repeated="1018"/>
        </table:table-row>
        <table:table-row table:style-name="ro1">
          <table:table-cell office:value-type="string">
            <text:p>7 MI 3, r. 6, 42</text:p>
          </table:table-cell>
          <table:table-cell office:value-type="string">
            <text:p>p. 160 v [n° 61864,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9.0f 0g 0s 0.00d franc or</text:p>
          </table:table-cell>
          <table:table-cell table:number-columns-repeated="1018"/>
        </table:table-row>
        <table:table-row table:style-name="ro1">
          <table:table-cell office:value-type="string">
            <text:p>7 MI 3, r. 6, 42</text:p>
          </table:table-cell>
          <table:table-cell office:value-type="string">
            <text:p>p. 160 v [n° 61865,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0.00d franc or</text:p>
          </table:table-cell>
          <table:table-cell table:number-columns-repeated="1018"/>
        </table:table-row>
        <table:table-row table:style-name="ro1">
          <table:table-cell office:value-type="string">
            <text:p>7 MI 3, r. 6, 42</text:p>
          </table:table-cell>
          <table:table-cell office:value-type="string">
            <text:p>p. 160 v [n° 61866,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4.75f 0g 0s 0.00d franc or</text:p>
          </table:table-cell>
          <table:table-cell table:number-columns-repeated="1018"/>
        </table:table-row>
        <table:table-row table:style-name="ro1">
          <table:table-cell office:value-type="string">
            <text:p>7 MI 3, r. 6, 42</text:p>
          </table:table-cell>
          <table:table-cell office:value-type="string">
            <text:p>p. 160 v [n° 61867,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160 v [n° 61868,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r. 6, 42</text:p>
          </table:table-cell>
          <table:table-cell office:value-type="string">
            <text:p>p. 160 v [n° 61869,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0f 0g 0s 6.00d franc or</text:p>
          </table:table-cell>
          <table:table-cell table:number-columns-repeated="1018"/>
        </table:table-row>
        <table:table-row table:style-name="ro1">
          <table:table-cell office:value-type="string">
            <text:p>7 MI 3, r. 6, 42</text:p>
          </table:table-cell>
          <table:table-cell office:value-type="string">
            <text:p>p. 160 v [n° 61870,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42</text:p>
          </table:table-cell>
          <table:table-cell office:value-type="string">
            <text:p>p. 161 [n° 61872,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0.00d franc or</text:p>
          </table:table-cell>
          <table:table-cell table:number-columns-repeated="1018"/>
        </table:table-row>
        <table:table-row table:style-name="ro1">
          <table:table-cell office:value-type="string">
            <text:p>7 MI 3, r. 6, 42</text:p>
          </table:table-cell>
          <table:table-cell office:value-type="string">
            <text:p>p. 161 [n° 61873,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7 MI 3, r. 6, 42</text:p>
          </table:table-cell>
          <table:table-cell office:value-type="string">
            <text:p>p. 161 [n° 61874,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3.00d franc or</text:p>
          </table:table-cell>
          <table:table-cell table:number-columns-repeated="1018"/>
        </table:table-row>
        <table:table-row table:style-name="ro1">
          <table:table-cell office:value-type="string">
            <text:p>7 MI 3, r. 6, 42</text:p>
          </table:table-cell>
          <table:table-cell office:value-type="string">
            <text:p>p. 161 [n° 61875,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9.0f 0g 0s 0.00d franc or</text:p>
          </table:table-cell>
          <table:table-cell table:number-columns-repeated="1018"/>
        </table:table-row>
        <table:table-row table:style-name="ro1">
          <table:table-cell office:value-type="string">
            <text:p>7 MI 3, r. 6, 42</text:p>
          </table:table-cell>
          <table:table-cell office:value-type="string">
            <text:p>p. 161 [n° 61876,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161 [n° 61879,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4.0f 0g 0s 10.00d franc or</text:p>
          </table:table-cell>
          <table:table-cell table:number-columns-repeated="1018"/>
        </table:table-row>
        <table:table-row table:style-name="ro1">
          <table:table-cell office:value-type="string">
            <text:p>7 MI 3, r. 6, 42</text:p>
          </table:table-cell>
          <table:table-cell office:value-type="string">
            <text:p>p. 161 [n° 61880,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161 [n° 61881,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4.00d franc or</text:p>
          </table:table-cell>
          <table:table-cell table:number-columns-repeated="1018"/>
        </table:table-row>
        <table:table-row table:style-name="ro1">
          <table:table-cell office:value-type="string">
            <text:p>7 MI 3, r. 6, 42</text:p>
          </table:table-cell>
          <table:table-cell office:value-type="string">
            <text:p>p. 161 v [n° 61883,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5f 0g 0s 0.00d franc or</text:p>
          </table:table-cell>
          <table:table-cell table:number-columns-repeated="1018"/>
        </table:table-row>
        <table:table-row table:style-name="ro1">
          <table:table-cell office:value-type="string">
            <text:p>7 MI 3, r. 6, 42</text:p>
          </table:table-cell>
          <table:table-cell office:value-type="string">
            <text:p>p. 161 v [n° 61884,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5f 0g 0s 0.00d franc or</text:p>
          </table:table-cell>
          <table:table-cell table:number-columns-repeated="1018"/>
        </table:table-row>
        <table:table-row table:style-name="ro1">
          <table:table-cell office:value-type="string">
            <text:p>7 MI 3, r. 6, 42</text:p>
          </table:table-cell>
          <table:table-cell office:value-type="string">
            <text:p>p. 161 v [n° 61885,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15.00d franc or</text:p>
          </table:table-cell>
          <table:table-cell table:number-columns-repeated="1018"/>
        </table:table-row>
        <table:table-row table:style-name="ro1">
          <table:table-cell office:value-type="string">
            <text:p>7 MI 3, r. 6, 42</text:p>
          </table:table-cell>
          <table:table-cell office:value-type="string">
            <text:p>p. 161 v [n° 61886,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f 0g 0s 0.00d franc or</text:p>
          </table:table-cell>
          <table:table-cell table:number-columns-repeated="1018"/>
        </table:table-row>
        <table:table-row table:style-name="ro1">
          <table:table-cell office:value-type="string">
            <text:p>7 MI 3, r. 6, 42</text:p>
          </table:table-cell>
          <table:table-cell office:value-type="string">
            <text:p>p. 161 v [n° 61887,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5f 0g 0s 0.00d franc or</text:p>
          </table:table-cell>
          <table:table-cell table:number-columns-repeated="1018"/>
        </table:table-row>
        <table:table-row table:style-name="ro1">
          <table:table-cell office:value-type="string">
            <text:p>7 MI 3, r. 6, 42</text:p>
          </table:table-cell>
          <table:table-cell office:value-type="string">
            <text:p>p. 161 v [n° 61888,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75f 0g 0s 0.00d franc or</text:p>
          </table:table-cell>
          <table:table-cell table:number-columns-repeated="1018"/>
        </table:table-row>
        <table:table-row table:style-name="ro1">
          <table:table-cell office:value-type="string">
            <text:p>7 MI 3, r. 6, 42</text:p>
          </table:table-cell>
          <table:table-cell office:value-type="string">
            <text:p>p. 161 v [n° 61889,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5f 0g 0s 0.00d franc or</text:p>
          </table:table-cell>
          <table:table-cell table:number-columns-repeated="1018"/>
        </table:table-row>
        <table:table-row table:style-name="ro1">
          <table:table-cell office:value-type="string">
            <text:p>7 MI 3, r. 6, 42</text:p>
          </table:table-cell>
          <table:table-cell office:value-type="string">
            <text:p>p. 161 v [n° 61890,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61 v [n° 61891,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8.0f 0g 0s 0.00d franc or</text:p>
          </table:table-cell>
          <table:table-cell table:number-columns-repeated="1018"/>
        </table:table-row>
        <table:table-row table:style-name="ro1">
          <table:table-cell office:value-type="string">
            <text:p>7 MI 3, r. 6, 42</text:p>
          </table:table-cell>
          <table:table-cell office:value-type="string">
            <text:p>p. 161 v [n° 61892,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5f 0g 0s 0.00d franc or</text:p>
          </table:table-cell>
          <table:table-cell table:number-columns-repeated="1018"/>
        </table:table-row>
        <table:table-row table:style-name="ro1">
          <table:table-cell office:value-type="string">
            <text:p>7 MI 3, r. 6, 42</text:p>
          </table:table-cell>
          <table:table-cell office:value-type="string">
            <text:p>p. 161 v [n° 61894,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0f 0g 0s 0.00d franc or</text:p>
          </table:table-cell>
          <table:table-cell table:number-columns-repeated="1018"/>
        </table:table-row>
        <table:table-row table:style-name="ro1">
          <table:table-cell office:value-type="string">
            <text:p>7 MI 3, r. 6, 42</text:p>
          </table:table-cell>
          <table:table-cell office:value-type="string">
            <text:p>p. 161 v [n° 61895,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42</text:p>
          </table:table-cell>
          <table:table-cell office:value-type="string">
            <text:p>p. 162 [n° 61896,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5.0f 0g 0s 0.00d franc or</text:p>
          </table:table-cell>
          <table:table-cell table:number-columns-repeated="1018"/>
        </table:table-row>
        <table:table-row table:style-name="ro1">
          <table:table-cell office:value-type="string">
            <text:p>7 MI 3, r. 6, 42</text:p>
          </table:table-cell>
          <table:table-cell office:value-type="string">
            <text:p>p. 162 [n° 61897,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62 [n° 61898,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62 [n° 61899,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 0s 6.00d Gros tournois</text:p>
          </table:table-cell>
          <table:table-cell table:number-columns-repeated="1018"/>
        </table:table-row>
        <table:table-row table:style-name="ro1">
          <table:table-cell office:value-type="string">
            <text:p>7 MI 3, r. 6, 42</text:p>
          </table:table-cell>
          <table:table-cell office:value-type="string">
            <text:p>p. 162 [n° 61900,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 0s 10.00d Gros tournois</text:p>
          </table:table-cell>
          <table:table-cell table:number-columns-repeated="1018"/>
        </table:table-row>
        <table:table-row table:style-name="ro1">
          <table:table-cell office:value-type="string">
            <text:p>7 MI 3, r. 6, 42</text:p>
          </table:table-cell>
          <table:table-cell office:value-type="string">
            <text:p>p. 162 [n° 61901,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f 0g 0s 0.00d franc or</text:p>
          </table:table-cell>
          <table:table-cell table:number-columns-repeated="1018"/>
        </table:table-row>
        <table:table-row table:style-name="ro1">
          <table:table-cell office:value-type="string">
            <text:p>7 MI 3, r. 6, 42</text:p>
          </table:table-cell>
          <table:table-cell office:value-type="string">
            <text:p>p. 162 [n° 61902,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42</text:p>
          </table:table-cell>
          <table:table-cell office:value-type="string">
            <text:p>p. 162 [n° 61904,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f 0g 0s 0.00d franc or</text:p>
          </table:table-cell>
          <table:table-cell table:number-columns-repeated="1018"/>
        </table:table-row>
        <table:table-row table:style-name="ro1">
          <table:table-cell office:value-type="string">
            <text:p>7 MI 3, r. 6, 42</text:p>
          </table:table-cell>
          <table:table-cell office:value-type="string">
            <text:p>p. 162 [n° 61905,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62 [n° 61906, 1396-10-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0.00d franc or</text:p>
          </table:table-cell>
          <table:table-cell table:number-columns-repeated="1018"/>
        </table:table-row>
        <table:table-row table:style-name="ro1">
          <table:table-cell office:value-type="string">
            <text:p>7 MI 3, r. 6, 42</text:p>
          </table:table-cell>
          <table:table-cell office:value-type="string">
            <text:p>p. 162 [n° 61907,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2.5f 0g 0s 0.00d franc or</text:p>
          </table:table-cell>
          <table:table-cell table:number-columns-repeated="1018"/>
        </table:table-row>
        <table:table-row table:style-name="ro1">
          <table:table-cell office:value-type="string">
            <text:p>7 MI 3, r. 6, 42</text:p>
          </table:table-cell>
          <table:table-cell office:value-type="string">
            <text:p>p. 162 v [n° 61908,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4.0f 0g 0s 0.00d franc or</text:p>
          </table:table-cell>
          <table:table-cell table:number-columns-repeated="1018"/>
        </table:table-row>
        <table:table-row table:style-name="ro1">
          <table:table-cell office:value-type="string">
            <text:p>7 MI 3, r. 6, 42</text:p>
          </table:table-cell>
          <table:table-cell office:value-type="string">
            <text:p>p. 162 v [n° 61909,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3.0f 0g 0s 0.00d franc or</text:p>
          </table:table-cell>
          <table:table-cell table:number-columns-repeated="1018"/>
        </table:table-row>
        <table:table-row table:style-name="ro1">
          <table:table-cell office:value-type="string">
            <text:p>7 MI 3, r. 6, 42</text:p>
          </table:table-cell>
          <table:table-cell office:value-type="string">
            <text:p>p. 162 v [n° 61910,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6.0f 0g 0s 0.00d franc or</text:p>
          </table:table-cell>
          <table:table-cell table:number-columns-repeated="1018"/>
        </table:table-row>
        <table:table-row table:style-name="ro1">
          <table:table-cell office:value-type="string">
            <text:p>7 MI 3, r. 6, 42</text:p>
          </table:table-cell>
          <table:table-cell office:value-type="string">
            <text:p>p. 162 v [n° 61911,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8.0f 0g 0s 6.00d franc or</text:p>
          </table:table-cell>
          <table:table-cell table:number-columns-repeated="1018"/>
        </table:table-row>
        <table:table-row table:style-name="ro1">
          <table:table-cell office:value-type="string">
            <text:p>7 MI 3, r. 6, 42</text:p>
          </table:table-cell>
          <table:table-cell office:value-type="string">
            <text:p>p. 162 v [n° 61912,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10.00d franc or</text:p>
          </table:table-cell>
          <table:table-cell table:number-columns-repeated="1018"/>
        </table:table-row>
        <table:table-row table:style-name="ro1">
          <table:table-cell office:value-type="string">
            <text:p>7 MI 3, r. 6, 42</text:p>
          </table:table-cell>
          <table:table-cell office:value-type="string">
            <text:p>p. 162 v [n° 61913,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8.0f 0g 0s 0.00d franc or</text:p>
          </table:table-cell>
          <table:table-cell table:number-columns-repeated="1018"/>
        </table:table-row>
        <table:table-row table:style-name="ro1">
          <table:table-cell office:value-type="string">
            <text:p>7 MI 3, r. 6, 42</text:p>
          </table:table-cell>
          <table:table-cell office:value-type="string">
            <text:p>p. 162 v [n° 61914,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0f 0g 0s 6.33d franc or</text:p>
          </table:table-cell>
          <table:table-cell table:number-columns-repeated="1018"/>
        </table:table-row>
        <table:table-row table:style-name="ro1">
          <table:table-cell office:value-type="string">
            <text:p>7 MI 3, r. 6, 42</text:p>
          </table:table-cell>
          <table:table-cell office:value-type="string">
            <text:p>p. 162 v [n° 61915,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0f 0g 0s 0.00d franc or</text:p>
          </table:table-cell>
          <table:table-cell table:number-columns-repeated="1018"/>
        </table:table-row>
        <table:table-row table:style-name="ro1">
          <table:table-cell office:value-type="string">
            <text:p>7 MI 3, r. 6, 42</text:p>
          </table:table-cell>
          <table:table-cell office:value-type="string">
            <text:p>p. 163 [n° 61916,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8.0f 0g 0s 0.00d franc or</text:p>
          </table:table-cell>
          <table:table-cell table:number-columns-repeated="1018"/>
        </table:table-row>
        <table:table-row table:style-name="ro1">
          <table:table-cell office:value-type="string">
            <text:p>7 MI 3, r. 6, 42</text:p>
          </table:table-cell>
          <table:table-cell office:value-type="string">
            <text:p>p. 163 [n° 61917,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7.0f 0g 0s 0.00d franc or</text:p>
          </table:table-cell>
          <table:table-cell table:number-columns-repeated="1018"/>
        </table:table-row>
        <table:table-row table:style-name="ro1">
          <table:table-cell office:value-type="string">
            <text:p>7 MI 3, r. 6, 42</text:p>
          </table:table-cell>
          <table:table-cell office:value-type="string">
            <text:p>p. 163 [n° 61918,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0.00d franc or</text:p>
          </table:table-cell>
          <table:table-cell table:number-columns-repeated="1018"/>
        </table:table-row>
        <table:table-row table:style-name="ro1">
          <table:table-cell office:value-type="string">
            <text:p>7 MI 3, r. 6, 42</text:p>
          </table:table-cell>
          <table:table-cell office:value-type="string">
            <text:p>p. 163 [n° 61919,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10.00d franc or</text:p>
          </table:table-cell>
          <table:table-cell table:number-columns-repeated="1018"/>
        </table:table-row>
        <table:table-row table:style-name="ro1">
          <table:table-cell office:value-type="string">
            <text:p>7 MI 3, r. 6, 42</text:p>
          </table:table-cell>
          <table:table-cell office:value-type="string">
            <text:p>p. 163 [n° 61920,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0f 0g 0s 9.00d franc or</text:p>
          </table:table-cell>
          <table:table-cell table:number-columns-repeated="1018"/>
        </table:table-row>
        <table:table-row table:style-name="ro1">
          <table:table-cell office:value-type="string">
            <text:p>7 MI 3, r. 6, 42</text:p>
          </table:table-cell>
          <table:table-cell office:value-type="string">
            <text:p>p. 163 [n° 61921,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4.0f 0g 0s 14.00d franc or</text:p>
          </table:table-cell>
          <table:table-cell table:number-columns-repeated="1018"/>
        </table:table-row>
        <table:table-row table:style-name="ro1">
          <table:table-cell office:value-type="string">
            <text:p>7 MI 3, r. 6, 42</text:p>
          </table:table-cell>
          <table:table-cell office:value-type="string">
            <text:p>p. 163 [n° 61922,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9.0f 0g 0s 0.00d franc or</text:p>
          </table:table-cell>
          <table:table-cell table:number-columns-repeated="1018"/>
        </table:table-row>
        <table:table-row table:style-name="ro1">
          <table:table-cell office:value-type="string">
            <text:p>7 MI 3, r. 6, 42</text:p>
          </table:table-cell>
          <table:table-cell office:value-type="string">
            <text:p>p. 163 [n° 61923,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7.5f 0g 0s 0.00d franc or</text:p>
          </table:table-cell>
          <table:table-cell table:number-columns-repeated="1018"/>
        </table:table-row>
        <table:table-row table:style-name="ro1">
          <table:table-cell office:value-type="string">
            <text:p>7 MI 3, r. 6, 42</text:p>
          </table:table-cell>
          <table:table-cell office:value-type="string">
            <text:p>p. 163 [n° 61924,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42</text:p>
          </table:table-cell>
          <table:table-cell office:value-type="string">
            <text:p>p. 163 [n° 61926,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163 [n° 61927,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8.5f 0g 0s 0.00d franc or</text:p>
          </table:table-cell>
          <table:table-cell table:number-columns-repeated="1018"/>
        </table:table-row>
        <table:table-row table:style-name="ro1">
          <table:table-cell office:value-type="string">
            <text:p>7 MI 3, r. 6, 42</text:p>
          </table:table-cell>
          <table:table-cell office:value-type="string">
            <text:p>p. 163 v [n° 61928,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2.5f 0g 0s 0.00d franc or</text:p>
          </table:table-cell>
          <table:table-cell table:number-columns-repeated="1018"/>
        </table:table-row>
        <table:table-row table:style-name="ro1">
          <table:table-cell office:value-type="string">
            <text:p>7 MI 3, r. 6, 42</text:p>
          </table:table-cell>
          <table:table-cell office:value-type="string">
            <text:p>p. 163 v [n° 61930,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8.75f 0g 0s 0.00d franc or</text:p>
          </table:table-cell>
          <table:table-cell table:number-columns-repeated="1018"/>
        </table:table-row>
        <table:table-row table:style-name="ro1">
          <table:table-cell office:value-type="string">
            <text:p>7 MI 3, r. 6, 42</text:p>
          </table:table-cell>
          <table:table-cell office:value-type="string">
            <text:p>p. 163 v [n° 61933, 1396-11-15]</text:p>
          </table:table-cell>
          <table:table-cell office:value-type="string">
            <text:p>fr. ad 18</text:p>
          </table:table-cell>
          <table:table-cell office:value-type="float" office:value="18">
            <text:p>18</text:p>
          </table:table-cell>
          <table:table-cell office:value-type="string">
            <text:p>franc or</text:p>
          </table:table-cell>
          <table:table-cell office:value-type="string">
            <text:p>28.0f 0g 0s 0.00d franc or</text:p>
          </table:table-cell>
          <table:table-cell table:number-columns-repeated="1018"/>
        </table:table-row>
        <table:table-row table:style-name="ro1">
          <table:table-cell office:value-type="string">
            <text:p>7 MI 3, r. 6, 42</text:p>
          </table:table-cell>
          <table:table-cell office:value-type="string">
            <text:p>p. 163 v [n° 61934,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6, 42</text:p>
          </table:table-cell>
          <table:table-cell office:value-type="string">
            <text:p>p. 163 v [n° 61936,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0.00d franc or</text:p>
          </table:table-cell>
          <table:table-cell table:number-columns-repeated="1018"/>
        </table:table-row>
        <table:table-row table:style-name="ro1">
          <table:table-cell office:value-type="string">
            <text:p>7 MI 3, r. 6, 42</text:p>
          </table:table-cell>
          <table:table-cell office:value-type="string">
            <text:p>p. 163 v [n° 61937, 1396-1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42</text:p>
          </table:table-cell>
          <table:table-cell office:value-type="string">
            <text:p>p. 163 v [n° 61938, 1396-12-2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1.0f 0g 0s 4.00d franc or</text:p>
          </table:table-cell>
          <table:table-cell table:number-columns-repeated="1018"/>
        </table:table-row>
        <table:table-row table:style-name="ro1">
          <table:table-cell office:value-type="string">
            <text:p>7 MI 3, r. 6, 42</text:p>
          </table:table-cell>
          <table:table-cell office:value-type="string">
            <text:p>p. 164 [n° 61939, 1396-04-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0f 0g 0s 14.50d franc or</text:p>
          </table:table-cell>
          <table:table-cell table:number-columns-repeated="1018"/>
        </table:table-row>
        <table:table-row table:style-name="ro1">
          <table:table-cell office:value-type="string">
            <text:p>7 MI 3, r. 6, 42</text:p>
          </table:table-cell>
          <table:table-cell office:value-type="string">
            <text:p>p. 164 [n° 61940, 1397-01-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4.0f 0g 0s 0.00d franc or</text:p>
          </table:table-cell>
          <table:table-cell table:number-columns-repeated="1018"/>
        </table:table-row>
        <table:table-row table:style-name="ro1">
          <table:table-cell office:value-type="string">
            <text:p>7 MI 3, r. 6, 42</text:p>
          </table:table-cell>
          <table:table-cell office:value-type="string">
            <text:p>p. 164 [n° 61941, 1397-01-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12.00d franc or</text:p>
          </table:table-cell>
          <table:table-cell table:number-columns-repeated="1018"/>
        </table:table-row>
        <table:table-row table:style-name="ro1">
          <table:table-cell office:value-type="string">
            <text:p>7 MI 3, r. 6, 42</text:p>
          </table:table-cell>
          <table:table-cell office:value-type="string">
            <text:p>p. 164 [n° 61942, 1397-01-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13.75d franc or</text:p>
          </table:table-cell>
          <table:table-cell table:number-columns-repeated="1018"/>
        </table:table-row>
        <table:table-row table:style-name="ro1">
          <table:table-cell office:value-type="string">
            <text:p>7 MI 3, r. 6, 42</text:p>
          </table:table-cell>
          <table:table-cell office:value-type="string">
            <text:p>p. 164 [n° 61943, 1397-01-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8.00d franc or</text:p>
          </table:table-cell>
          <table:table-cell table:number-columns-repeated="1018"/>
        </table:table-row>
        <table:table-row table:style-name="ro1">
          <table:table-cell office:value-type="string">
            <text:p>7 MI 3, r. 6, 42</text:p>
          </table:table-cell>
          <table:table-cell office:value-type="string">
            <text:p>p. 164 [n° 61944, 1397-01-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64 [n° 61945, 1397-01-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 0s 15.00d Gros tournois</text:p>
          </table:table-cell>
          <table:table-cell table:number-columns-repeated="1018"/>
        </table:table-row>
        <table:table-row table:style-name="ro1">
          <table:table-cell office:value-type="string">
            <text:p>7 MI 3, r. 6, 42</text:p>
          </table:table-cell>
          <table:table-cell office:value-type="string">
            <text:p>p. 164 [n° 61946, 1397-01-2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f 0g 0s 3.50d franc or</text:p>
          </table:table-cell>
          <table:table-cell table:number-columns-repeated="1018"/>
        </table:table-row>
        <table:table-row table:style-name="ro1">
          <table:table-cell office:value-type="string">
            <text:p>7 MI 3, r. 6, 42</text:p>
          </table:table-cell>
          <table:table-cell office:value-type="string">
            <text:p>p. 164 v [n° 61947, 1396-12-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64 v [n° 61948, 1396-12-0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6, 42</text:p>
          </table:table-cell>
          <table:table-cell office:value-type="string">
            <text:p>p. 168 [n° 61957, 1397-02-21]</text:p>
          </table:table-cell>
          <table:table-cell office:value-type="string">
            <text:p>fr. ad 15</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173 [n° 61974, 1397-08-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42</text:p>
          </table:table-cell>
          <table:table-cell office:value-type="string">
            <text:p>p. 173 v [n° 61975, 1397-03-08]</text:p>
          </table:table-cell>
          <table:table-cell office:value-type="string">
            <text:p>fr. ad 16, fait compte avec</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42</text:p>
          </table:table-cell>
          <table:table-cell office:value-type="string">
            <text:p>p. 173 v [n° 61976, 1397-08-08]</text:p>
          </table:table-cell>
          <table:table-cell office:value-type="string">
            <text:p>fr. ad 16, fait pacte avec</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42</text:p>
          </table:table-cell>
          <table:table-cell office:value-type="string">
            <text:p>p. 173 v [n° 61977, 1397-08-08]</text:p>
          </table:table-cell>
          <table:table-cell office:value-type="string">
            <text:p>fr. ad 16, fait pacte avec</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174 v [n° 61981, pas de date]</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42</text:p>
          </table:table-cell>
          <table:table-cell office:value-type="string">
            <text:p>p. 175 [n° 61988, 1397-07-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0f 0g 0s 0.00d franc or</text:p>
          </table:table-cell>
          <table:table-cell table:number-columns-repeated="1018"/>
        </table:table-row>
        <table:table-row table:style-name="ro1">
          <table:table-cell office:value-type="string">
            <text:p>7 MI 3, r. 6, 42</text:p>
          </table:table-cell>
          <table:table-cell office:value-type="string">
            <text:p>p. 175 [n° 61989, 1397-07-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42</text:p>
          </table:table-cell>
          <table:table-cell office:value-type="string">
            <text:p>p. 175 v [n° 61991, 1397-07-27]</text:p>
          </table:table-cell>
          <table:table-cell office:value-type="string">
            <text:p>fr. ad 16, fait pacte avec</text:p>
          </table:table-cell>
          <table:table-cell office:value-type="float" office:value="16">
            <text:p>16</text:p>
          </table:table-cell>
          <table:table-cell office:value-type="string">
            <text:p>franc or</text:p>
          </table:table-cell>
          <table:table-cell office:value-type="string">
            <text:p>56.75f 0g 0s 0.00d franc or</text:p>
          </table:table-cell>
          <table:table-cell table:number-columns-repeated="1018"/>
        </table:table-row>
        <table:table-row table:style-name="ro1">
          <table:table-cell office:value-type="string">
            <text:p>7 MI 3, r. 6, 42</text:p>
          </table:table-cell>
          <table:table-cell office:value-type="string">
            <text:p>p. 188 [n° 62034, 1398-03-1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190 [n° 62039, 1398-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6.0f 0g 0s 0.00d franc or</text:p>
          </table:table-cell>
          <table:table-cell table:number-columns-repeated="1018"/>
        </table:table-row>
        <table:table-row table:style-name="ro1">
          <table:table-cell office:value-type="string">
            <text:p>7 MI 3, r. 6, 42</text:p>
          </table:table-cell>
          <table:table-cell office:value-type="string">
            <text:p>p. 190 [n° 62040, 1398-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75f 0g 0s 0.00d franc or</text:p>
          </table:table-cell>
          <table:table-cell table:number-columns-repeated="1018"/>
        </table:table-row>
        <table:table-row table:style-name="ro1">
          <table:table-cell office:value-type="string">
            <text:p>7 MI 3, r. 6, 42</text:p>
          </table:table-cell>
          <table:table-cell office:value-type="string">
            <text:p>p. 190 [n° 62041, 1398-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90 [n° 62042, 1398-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6, 42</text:p>
          </table:table-cell>
          <table:table-cell office:value-type="string">
            <text:p>p. 190 [n° 62043, 1398-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190 v [n° 62045, 1398-01-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5f 0g 0s 0.00d franc or</text:p>
          </table:table-cell>
          <table:table-cell table:number-columns-repeated="1018"/>
        </table:table-row>
        <table:table-row table:style-name="ro1">
          <table:table-cell office:value-type="string">
            <text:p>7 MI 3, r. 6, 42</text:p>
          </table:table-cell>
          <table:table-cell office:value-type="string">
            <text:p>p. 190 v [n° 62047, pas de date]</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6.5f 0g 0s 0.00d franc or</text:p>
          </table:table-cell>
          <table:table-cell table:number-columns-repeated="1018"/>
        </table:table-row>
        <table:table-row table:style-name="ro1">
          <table:table-cell office:value-type="string">
            <text:p>7 MI 3, r. 6, 42</text:p>
          </table:table-cell>
          <table:table-cell office:value-type="string">
            <text:p>p. 190 v [n° 62048,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0f 0g 0s 4.00d franc or</text:p>
          </table:table-cell>
          <table:table-cell table:number-columns-repeated="1018"/>
        </table:table-row>
        <table:table-row table:style-name="ro1">
          <table:table-cell office:value-type="string">
            <text:p>7 MI 3, r. 6, 42</text:p>
          </table:table-cell>
          <table:table-cell office:value-type="string">
            <text:p>p. 190 v [n° 62049, 1398-03-11]</text:p>
          </table:table-cell>
          <table:table-cell office:value-type="string">
            <text:p>fr. ad 16, monseigneur 820 dos de gris, 859 dos de gris odon de Villard, 725 dos d'écureuil pour Aymé d'Aspremont, 433 ventre menu vair Bonne de savoie, 320 menue vair jeanne de savoie, 900 ventre de menu vair madame de Vellis, 866 ventre de menu vair pour catherine d'Aspremont.</text:p>
          </table:table-cell>
          <table:table-cell office:value-type="float" office:value="16">
            <text:p>16</text:p>
          </table:table-cell>
          <table:table-cell office:value-type="string">
            <text:p>franc or</text:p>
          </table:table-cell>
          <table:table-cell office:value-type="string">
            <text:p>238.0f 0g 0s 0.00d franc or</text:p>
          </table:table-cell>
          <table:table-cell table:number-columns-repeated="1018"/>
        </table:table-row>
        <table:table-row table:style-name="ro1">
          <table:table-cell office:value-type="string">
            <text:p>7 MI 3, r. 6, 42</text:p>
          </table:table-cell>
          <table:table-cell office:value-type="string">
            <text:p>p. 191 [n° 62052,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25f 0g 0s 0.00d franc or</text:p>
          </table:table-cell>
          <table:table-cell table:number-columns-repeated="1018"/>
        </table:table-row>
        <table:table-row table:style-name="ro1">
          <table:table-cell office:value-type="string">
            <text:p>7 MI 3, r. 6, 42</text:p>
          </table:table-cell>
          <table:table-cell office:value-type="string">
            <text:p>p. 191 [n° 62053,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191 [n° 62054,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0.00d franc or</text:p>
          </table:table-cell>
          <table:table-cell table:number-columns-repeated="1018"/>
        </table:table-row>
        <table:table-row table:style-name="ro1">
          <table:table-cell office:value-type="string">
            <text:p>7 MI 3, r. 6, 42</text:p>
          </table:table-cell>
          <table:table-cell office:value-type="string">
            <text:p>p. 191 [n° 62055,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191 [n° 62056,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42</text:p>
          </table:table-cell>
          <table:table-cell office:value-type="string">
            <text:p>p. 191 [n° 62057,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42</text:p>
          </table:table-cell>
          <table:table-cell office:value-type="string">
            <text:p>p. 191 [n° 62058,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42</text:p>
          </table:table-cell>
          <table:table-cell office:value-type="string">
            <text:p>p. 191 [n° 62059,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5.00d franc or</text:p>
          </table:table-cell>
          <table:table-cell table:number-columns-repeated="1018"/>
        </table:table-row>
        <table:table-row table:style-name="ro1">
          <table:table-cell office:value-type="string">
            <text:p>7 MI 3, r. 6, 42</text:p>
          </table:table-cell>
          <table:table-cell office:value-type="string">
            <text:p>p. 191 [n° 62060,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2.00d franc or</text:p>
          </table:table-cell>
          <table:table-cell table:number-columns-repeated="1018"/>
        </table:table-row>
        <table:table-row table:style-name="ro1">
          <table:table-cell office:value-type="string">
            <text:p>7 MI 3, r. 6, 42</text:p>
          </table:table-cell>
          <table:table-cell office:value-type="string">
            <text:p>p. 191 v [n° 62061,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6.00d franc or</text:p>
          </table:table-cell>
          <table:table-cell table:number-columns-repeated="1018"/>
        </table:table-row>
        <table:table-row table:style-name="ro1">
          <table:table-cell office:value-type="string">
            <text:p>7 MI 3, r. 6, 42</text:p>
          </table:table-cell>
          <table:table-cell office:value-type="string">
            <text:p>p. 191v [n° 62062,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r. 6, 42</text:p>
          </table:table-cell>
          <table:table-cell office:value-type="string">
            <text:p>p. 191 v [n° 62063,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f 0g 0s 13.00d franc or</text:p>
          </table:table-cell>
          <table:table-cell table:number-columns-repeated="1018"/>
        </table:table-row>
        <table:table-row table:style-name="ro1">
          <table:table-cell office:value-type="string">
            <text:p>7 MI 3, r. 6, 42</text:p>
          </table:table-cell>
          <table:table-cell office:value-type="string">
            <text:p>p. 191v [n° 62064,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191v [n° 62066, 1398-03-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f 0g 0s 2.00d franc or</text:p>
          </table:table-cell>
          <table:table-cell table:number-columns-repeated="1018"/>
        </table:table-row>
        <table:table-row table:style-name="ro1">
          <table:table-cell office:value-type="string">
            <text:p>7 MI 3, r. 6, 42</text:p>
          </table:table-cell>
          <table:table-cell office:value-type="string">
            <text:p>p. 191v [n° 62067, 1397-12-1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0.00d franc or</text:p>
          </table:table-cell>
          <table:table-cell table:number-columns-repeated="1018"/>
        </table:table-row>
        <table:table-row table:style-name="ro1">
          <table:table-cell office:value-type="string">
            <text:p>7 MI 3, r. 6, 42</text:p>
          </table:table-cell>
          <table:table-cell office:value-type="string">
            <text:p>p. 191v [n° 62068, 1397-12-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42</text:p>
          </table:table-cell>
          <table:table-cell office:value-type="string">
            <text:p>p. 192 [n° 62069, 1397-12-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0.00d franc or</text:p>
          </table:table-cell>
          <table:table-cell table:number-columns-repeated="1018"/>
        </table:table-row>
        <table:table-row table:style-name="ro1">
          <table:table-cell office:value-type="string">
            <text:p>7 MI 3, r. 6, 42</text:p>
          </table:table-cell>
          <table:table-cell office:value-type="string">
            <text:p>p. 192 [n° 62070, 1397-12-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5f 0g 0s 0.00d franc or</text:p>
          </table:table-cell>
          <table:table-cell table:number-columns-repeated="1018"/>
        </table:table-row>
        <table:table-row table:style-name="ro1">
          <table:table-cell office:value-type="string">
            <text:p>7 MI 3, r. 6, 42</text:p>
          </table:table-cell>
          <table:table-cell office:value-type="string">
            <text:p>p. 192 [n° 62071, 1397-12-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5f 0g 0s 0.00d franc or</text:p>
          </table:table-cell>
          <table:table-cell table:number-columns-repeated="1018"/>
        </table:table-row>
        <table:table-row table:style-name="ro1">
          <table:table-cell office:value-type="string">
            <text:p>7 MI 3, r. 6, 42</text:p>
          </table:table-cell>
          <table:table-cell office:value-type="string">
            <text:p>p. 192 [n° 62072, 1397-12-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f 0g 0s 6.00d franc or</text:p>
          </table:table-cell>
          <table:table-cell table:number-columns-repeated="1018"/>
        </table:table-row>
        <table:table-row table:style-name="ro1">
          <table:table-cell office:value-type="string">
            <text:p>7 MI 3, r. 6, 42</text:p>
          </table:table-cell>
          <table:table-cell office:value-type="string">
            <text:p>p. 192 [n° 62073, 1397-12-1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6.00d franc or</text:p>
          </table:table-cell>
          <table:table-cell table:number-columns-repeated="1018"/>
        </table:table-row>
        <table:table-row table:style-name="ro1">
          <table:table-cell office:value-type="string">
            <text:p>7 MI 3, r. 6, 42</text:p>
          </table:table-cell>
          <table:table-cell office:value-type="string">
            <text:p>p. 192 v [n° 62075,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f 0g 0s 0.00d franc or</text:p>
          </table:table-cell>
          <table:table-cell table:number-columns-repeated="1018"/>
        </table:table-row>
        <table:table-row table:style-name="ro1">
          <table:table-cell office:value-type="string">
            <text:p>7 MI 3, r. 6, 42</text:p>
          </table:table-cell>
          <table:table-cell office:value-type="string">
            <text:p>p. 193 [n° 62076,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6, 42</text:p>
          </table:table-cell>
          <table:table-cell office:value-type="string">
            <text:p>p. 193 [n° 62077,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0f 0g 0s 0.00d franc or</text:p>
          </table:table-cell>
          <table:table-cell table:number-columns-repeated="1018"/>
        </table:table-row>
        <table:table-row table:style-name="ro1">
          <table:table-cell office:value-type="string">
            <text:p>7 MI 3, r. 6, 42</text:p>
          </table:table-cell>
          <table:table-cell office:value-type="string">
            <text:p>p. 193 [n° 62078,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f 0g 0s 12.66d franc or</text:p>
          </table:table-cell>
          <table:table-cell table:number-columns-repeated="1018"/>
        </table:table-row>
        <table:table-row table:style-name="ro1">
          <table:table-cell office:value-type="string">
            <text:p>7 MI 3, r. 6, 42</text:p>
          </table:table-cell>
          <table:table-cell office:value-type="string">
            <text:p>p. 193 [n° 62079,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193 [n° 62080,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f 0g 0s 0.00d franc or</text:p>
          </table:table-cell>
          <table:table-cell table:number-columns-repeated="1018"/>
        </table:table-row>
        <table:table-row table:style-name="ro1">
          <table:table-cell office:value-type="string">
            <text:p>7 MI 3, r. 6, 42</text:p>
          </table:table-cell>
          <table:table-cell office:value-type="string">
            <text:p>p. 193 [n° 62082,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1.0f 0g 0s 10.00d franc or</text:p>
          </table:table-cell>
          <table:table-cell table:number-columns-repeated="1018"/>
        </table:table-row>
        <table:table-row table:style-name="ro1">
          <table:table-cell office:value-type="string">
            <text:p>7 MI 3, r. 6, 42</text:p>
          </table:table-cell>
          <table:table-cell office:value-type="string">
            <text:p>p. 193 [n° 62083,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4.0f 0g 0s 6.00d franc or</text:p>
          </table:table-cell>
          <table:table-cell table:number-columns-repeated="1018"/>
        </table:table-row>
        <table:table-row table:style-name="ro1">
          <table:table-cell office:value-type="string">
            <text:p>7 MI 3, r. 6, 42</text:p>
          </table:table-cell>
          <table:table-cell office:value-type="string">
            <text:p>p. 193 [n° 62084, 1397-04-0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f 0g 0s 0.00d franc or</text:p>
          </table:table-cell>
          <table:table-cell table:number-columns-repeated="1018"/>
        </table:table-row>
        <table:table-row table:style-name="ro1">
          <table:table-cell office:value-type="string">
            <text:p>7 MI 3, r. 6, 42</text:p>
          </table:table-cell>
          <table:table-cell office:value-type="string">
            <text:p>p. 193 v [n° 62085, 1397-11-1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8.00d franc or</text:p>
          </table:table-cell>
          <table:table-cell table:number-columns-repeated="1018"/>
        </table:table-row>
        <table:table-row table:style-name="ro1">
          <table:table-cell office:value-type="string">
            <text:p>7 MI 3, r. 6, 42</text:p>
          </table:table-cell>
          <table:table-cell office:value-type="string">
            <text:p>p. 193 v [n° 62086, 1397-11-10]</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8.0f 0g 0s 0.00d franc or</text:p>
          </table:table-cell>
          <table:table-cell table:number-columns-repeated="1018"/>
        </table:table-row>
        <table:table-row table:style-name="ro1">
          <table:table-cell office:value-type="string">
            <text:p>7 MI 3, r. 6, 42</text:p>
          </table:table-cell>
          <table:table-cell office:value-type="string">
            <text:p>p. 193 v [n° 62087, 1397-11-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9.5f 0g 0s 0.00d franc or</text:p>
          </table:table-cell>
          <table:table-cell table:number-columns-repeated="1018"/>
        </table:table-row>
        <table:table-row table:style-name="ro1">
          <table:table-cell office:value-type="string">
            <text:p>7 MI 3, r. 6, 42</text:p>
          </table:table-cell>
          <table:table-cell office:value-type="string">
            <text:p>p. 193 v [n° 62088,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3.5f 0g 0s 0.00d franc or</text:p>
          </table:table-cell>
          <table:table-cell table:number-columns-repeated="1018"/>
        </table:table-row>
        <table:table-row table:style-name="ro1">
          <table:table-cell office:value-type="string">
            <text:p>7 MI 3, r. 6, 42</text:p>
          </table:table-cell>
          <table:table-cell office:value-type="string">
            <text:p>p. 193 v [n° 62089,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42</text:p>
          </table:table-cell>
          <table:table-cell office:value-type="string">
            <text:p>p. 193 v [n° 62090,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f 0g 0s 0.00d franc or</text:p>
          </table:table-cell>
          <table:table-cell table:number-columns-repeated="1018"/>
        </table:table-row>
        <table:table-row table:style-name="ro1">
          <table:table-cell office:value-type="string">
            <text:p>7 MI 3, r. 6, 42</text:p>
          </table:table-cell>
          <table:table-cell office:value-type="string">
            <text:p>p. 193 v [n° 62091,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3.5f 0g 0s 0.00d franc or</text:p>
          </table:table-cell>
          <table:table-cell table:number-columns-repeated="1018"/>
        </table:table-row>
        <table:table-row table:style-name="ro1">
          <table:table-cell office:value-type="string">
            <text:p>7 MI 3, r. 6, 42</text:p>
          </table:table-cell>
          <table:table-cell office:value-type="string">
            <text:p>p. 193 v [n° 62093,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5.0f 0g 0s 10.00d franc or</text:p>
          </table:table-cell>
          <table:table-cell table:number-columns-repeated="1018"/>
        </table:table-row>
        <table:table-row table:style-name="ro1">
          <table:table-cell office:value-type="string">
            <text:p>7 MI 3, r. 6, 42</text:p>
          </table:table-cell>
          <table:table-cell office:value-type="string">
            <text:p>p. 194 [n° 62094,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8.75f 0g 0s 0.00d franc or</text:p>
          </table:table-cell>
          <table:table-cell table:number-columns-repeated="1018"/>
        </table:table-row>
        <table:table-row table:style-name="ro1">
          <table:table-cell office:value-type="string">
            <text:p>7 MI 3, r. 6, 42</text:p>
          </table:table-cell>
          <table:table-cell office:value-type="string">
            <text:p>p. 194 [n° 62095,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6.25f 0g 0s 0.00d franc or</text:p>
          </table:table-cell>
          <table:table-cell table:number-columns-repeated="1018"/>
        </table:table-row>
        <table:table-row table:style-name="ro1">
          <table:table-cell office:value-type="string">
            <text:p>7 MI 3, r. 6, 42</text:p>
          </table:table-cell>
          <table:table-cell office:value-type="string">
            <text:p>p. 194 [n° 62096,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1.0f 0g 0s 10.00d franc or</text:p>
          </table:table-cell>
          <table:table-cell table:number-columns-repeated="1018"/>
        </table:table-row>
        <table:table-row table:style-name="ro1">
          <table:table-cell office:value-type="string">
            <text:p>7 MI 3, r. 6, 42</text:p>
          </table:table-cell>
          <table:table-cell office:value-type="string">
            <text:p>p. 194 [n° 62097,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3.0f 0g 0s 6.33d franc or</text:p>
          </table:table-cell>
          <table:table-cell table:number-columns-repeated="1018"/>
        </table:table-row>
        <table:table-row table:style-name="ro1">
          <table:table-cell office:value-type="string">
            <text:p>7 MI 3, r. 6, 42</text:p>
          </table:table-cell>
          <table:table-cell office:value-type="string">
            <text:p>p. 194 [n° 62098,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0.00d franc or</text:p>
          </table:table-cell>
          <table:table-cell table:number-columns-repeated="1018"/>
        </table:table-row>
        <table:table-row table:style-name="ro1">
          <table:table-cell office:value-type="string">
            <text:p>7 MI 3, r. 6, 42</text:p>
          </table:table-cell>
          <table:table-cell office:value-type="string">
            <text:p>p. 194 [n° 62099,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8.0f 0g 0s 6.66d franc or</text:p>
          </table:table-cell>
          <table:table-cell table:number-columns-repeated="1018"/>
        </table:table-row>
        <table:table-row table:style-name="ro1">
          <table:table-cell office:value-type="string">
            <text:p>7 MI 3, r. 6, 42</text:p>
          </table:table-cell>
          <table:table-cell office:value-type="string">
            <text:p>p. 194 [n° 62100,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0f 0g 0s 0.00d franc or</text:p>
          </table:table-cell>
          <table:table-cell table:number-columns-repeated="1018"/>
        </table:table-row>
        <table:table-row table:style-name="ro1">
          <table:table-cell office:value-type="string">
            <text:p>7 MI 3, r. 6, 42</text:p>
          </table:table-cell>
          <table:table-cell office:value-type="string">
            <text:p>p. 194 [n° 62101,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3.0f 0g 0s 2.33d franc or</text:p>
          </table:table-cell>
          <table:table-cell table:number-columns-repeated="1018"/>
        </table:table-row>
        <table:table-row table:style-name="ro1">
          <table:table-cell office:value-type="string">
            <text:p>7 MI 3, r. 6, 42</text:p>
          </table:table-cell>
          <table:table-cell office:value-type="string">
            <text:p>p. 194 [n° 62102,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6.0f 0g 0s 0.00d franc or</text:p>
          </table:table-cell>
          <table:table-cell table:number-columns-repeated="1018"/>
        </table:table-row>
        <table:table-row table:style-name="ro1">
          <table:table-cell office:value-type="string">
            <text:p>7 MI 3, r. 6, 42</text:p>
          </table:table-cell>
          <table:table-cell office:value-type="string">
            <text:p>p. 194 [n° 62103,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7.0f 0g 0s 10.33d franc or</text:p>
          </table:table-cell>
          <table:table-cell table:number-columns-repeated="1018"/>
        </table:table-row>
        <table:table-row table:style-name="ro1">
          <table:table-cell office:value-type="string">
            <text:p>7 MI 3, r. 6, 42</text:p>
          </table:table-cell>
          <table:table-cell office:value-type="string">
            <text:p>p. 194 [n° 62104,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2.0f 0g 0s 13.33d franc or</text:p>
          </table:table-cell>
          <table:table-cell table:number-columns-repeated="1018"/>
        </table:table-row>
        <table:table-row table:style-name="ro1">
          <table:table-cell office:value-type="string">
            <text:p>7 MI 3, r. 6, 42</text:p>
          </table:table-cell>
          <table:table-cell office:value-type="string">
            <text:p>p. 194 v [n° 62105,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8.0f 0g 0s 0.00d franc or</text:p>
          </table:table-cell>
          <table:table-cell table:number-columns-repeated="1018"/>
        </table:table-row>
        <table:table-row table:style-name="ro1">
          <table:table-cell office:value-type="string">
            <text:p>7 MI 3, r. 6, 42</text:p>
          </table:table-cell>
          <table:table-cell office:value-type="string">
            <text:p>p. 194 v [n° 62106, 1398-0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9.0f 0g 0s 0.00d franc or</text:p>
          </table:table-cell>
          <table:table-cell table:number-columns-repeated="1018"/>
        </table:table-row>
        <table:table-row table:style-name="ro1">
          <table:table-cell office:value-type="string">
            <text:p>7 MI 3, r. 6, 42</text:p>
          </table:table-cell>
          <table:table-cell office:value-type="string">
            <text:p>p. 197 v [n° 62107, 1397-11-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5.0f 0g 0s 0.00d franc or</text:p>
          </table:table-cell>
          <table:table-cell table:number-columns-repeated="1018"/>
        </table:table-row>
        <table:table-row table:style-name="ro1">
          <table:table-cell office:value-type="string">
            <text:p>7 MI 3, r. 6, 42</text:p>
          </table:table-cell>
          <table:table-cell office:value-type="string">
            <text:p>p. 197 v [n° 62108, 1397-11-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5f 0g 0s 0.00d franc or</text:p>
          </table:table-cell>
          <table:table-cell table:number-columns-repeated="1018"/>
        </table:table-row>
        <table:table-row table:style-name="ro1">
          <table:table-cell office:value-type="string">
            <text:p>7 MI 3, r. 6, 42</text:p>
          </table:table-cell>
          <table:table-cell office:value-type="string">
            <text:p>p. 197 v [n° 62109, 1397-11-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7.5f 0g 0s 0.00d franc or</text:p>
          </table:table-cell>
          <table:table-cell table:number-columns-repeated="1018"/>
        </table:table-row>
        <table:table-row table:style-name="ro1">
          <table:table-cell office:value-type="string">
            <text:p>7 MI 3, r. 6, 42</text:p>
          </table:table-cell>
          <table:table-cell office:value-type="string">
            <text:p>p. 197 v [n° 62110, 1397-11-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0f 0g 0s 3.00d franc or</text:p>
          </table:table-cell>
          <table:table-cell table:number-columns-repeated="1018"/>
        </table:table-row>
        <table:table-row table:style-name="ro1">
          <table:table-cell office:value-type="string">
            <text:p>7 MI 3, r. 6, 42</text:p>
          </table:table-cell>
          <table:table-cell office:value-type="string">
            <text:p>p. 197 v [n° 62111, 1397-11-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f 0g 0s 0.00d franc or</text:p>
          </table:table-cell>
          <table:table-cell table:number-columns-repeated="1018"/>
        </table:table-row>
        <table:table-row table:style-name="ro1">
          <table:table-cell office:value-type="string">
            <text:p>7 MI 3, r. 6, 42</text:p>
          </table:table-cell>
          <table:table-cell office:value-type="string">
            <text:p>p. 197 v [n° 62112, 1397-11-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10.00d franc or</text:p>
          </table:table-cell>
          <table:table-cell table:number-columns-repeated="1018"/>
        </table:table-row>
        <table:table-row table:style-name="ro1">
          <table:table-cell office:value-type="string">
            <text:p>7 MI 3, r. 6, 42</text:p>
          </table:table-cell>
          <table:table-cell office:value-type="string">
            <text:p>p. 197 v [n° 62113, 1397-11-1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f 0g 0s 8.00d franc or</text:p>
          </table:table-cell>
          <table:table-cell table:number-columns-repeated="1018"/>
        </table:table-row>
        <table:table-row table:style-name="ro1">
          <table:table-cell office:value-type="string">
            <text:p>7 MI 3, r. 6, 42</text:p>
          </table:table-cell>
          <table:table-cell office:value-type="string">
            <text:p>p. 198 [n° 62114,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73.0f 0g 0s 2.00d franc or</text:p>
          </table:table-cell>
          <table:table-cell table:number-columns-repeated="1018"/>
        </table:table-row>
        <table:table-row table:style-name="ro1">
          <table:table-cell office:value-type="string">
            <text:p>7 MI 3, r. 6, 42</text:p>
          </table:table-cell>
          <table:table-cell office:value-type="string">
            <text:p>p. 198 [n° 62115,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1.0f 0g 0s 12.00d franc or</text:p>
          </table:table-cell>
          <table:table-cell table:number-columns-repeated="1018"/>
        </table:table-row>
        <table:table-row table:style-name="ro1">
          <table:table-cell office:value-type="string">
            <text:p>7 MI 3, r. 6, 42</text:p>
          </table:table-cell>
          <table:table-cell office:value-type="string">
            <text:p>p. 198 [n° 62117,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1.5f 0g 0s 0.00d franc or</text:p>
          </table:table-cell>
          <table:table-cell table:number-columns-repeated="1018"/>
        </table:table-row>
        <table:table-row table:style-name="ro1">
          <table:table-cell office:value-type="string">
            <text:p>7 MI 3, r. 6, 42</text:p>
          </table:table-cell>
          <table:table-cell office:value-type="string">
            <text:p>p. 198 [n° 62118,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f 0g 0s 12.00d franc or</text:p>
          </table:table-cell>
          <table:table-cell table:number-columns-repeated="1018"/>
        </table:table-row>
        <table:table-row table:style-name="ro1">
          <table:table-cell office:value-type="string">
            <text:p>7 MI 3, r. 6, 42</text:p>
          </table:table-cell>
          <table:table-cell office:value-type="string">
            <text:p>p. 198 [n° 62119,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14.00d franc or</text:p>
          </table:table-cell>
          <table:table-cell table:number-columns-repeated="1018"/>
        </table:table-row>
        <table:table-row table:style-name="ro1">
          <table:table-cell office:value-type="string">
            <text:p>7 MI 3, r. 6, 42</text:p>
          </table:table-cell>
          <table:table-cell office:value-type="string">
            <text:p>p. 198 [n° 62120,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f 0g 0s 24.00d franc or</text:p>
          </table:table-cell>
          <table:table-cell table:number-columns-repeated="1018"/>
        </table:table-row>
        <table:table-row table:style-name="ro1">
          <table:table-cell office:value-type="string">
            <text:p>7 MI 3, r. 6, 42</text:p>
          </table:table-cell>
          <table:table-cell office:value-type="string">
            <text:p>p. 198 v [n° 62123,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198 v [n° 62124, 1397-11-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6, 42</text:p>
          </table:table-cell>
          <table:table-cell office:value-type="string">
            <text:p>p. 198 v [n° 62125, 1397-11-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42</text:p>
          </table:table-cell>
          <table:table-cell office:value-type="string">
            <text:p>p. 198 v [n° 62126, 1397-1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6, 42</text:p>
          </table:table-cell>
          <table:table-cell office:value-type="string">
            <text:p>p. 198 v [n° 62127, 1397-11-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202 v [n° 62136, 1398-04-25]</text:p>
          </table:table-cell>
          <table:table-cell office:value-type="string">
            <text:p>fr. ad 15, compte fait avec</text:p>
          </table:table-cell>
          <table:table-cell office:value-type="float" office:value="15">
            <text:p>15</text:p>
          </table:table-cell>
          <table:table-cell office:value-type="string">
            <text:p>franc or</text:p>
          </table:table-cell>
          <table:table-cell office:value-type="string">
            <text:p>36.0f 0g 0s 0.00d franc or</text:p>
          </table:table-cell>
          <table:table-cell table:number-columns-repeated="1018"/>
        </table:table-row>
        <table:table-row table:style-name="ro1">
          <table:table-cell office:value-type="string">
            <text:p>7 MI 3, r. 6, 42</text:p>
          </table:table-cell>
          <table:table-cell office:value-type="string">
            <text:p>p. 203 [n° 62138, 1397-01-15]</text:p>
          </table:table-cell>
          <table:table-cell office:value-type="string">
            <text:p>dette, fr. ad 16</text:p>
          </table:table-cell>
          <table:table-cell office:value-type="float" office:value="16">
            <text:p>16</text:p>
          </table:table-cell>
          <table:table-cell office:value-type="string">
            <text:p>franc or</text:p>
          </table:table-cell>
          <table:table-cell office:value-type="string">
            <text:p>12.0f 0g 0s 2.00d franc or</text:p>
          </table:table-cell>
          <table:table-cell table:number-columns-repeated="1018"/>
        </table:table-row>
        <table:table-row table:style-name="ro1">
          <table:table-cell office:value-type="string">
            <text:p>7 MI 3, r. 6, 42</text:p>
          </table:table-cell>
          <table:table-cell office:value-type="string">
            <text:p>p. 203 v [n° 62139, 1398-04-28]</text:p>
          </table:table-cell>
          <table:table-cell office:value-type="string">
            <text:p>fr. ad 16, fait compte avec</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6, 42</text:p>
          </table:table-cell>
          <table:table-cell office:value-type="string">
            <text:p>p. 204 [n° 62140, 1398-04-28]</text:p>
          </table:table-cell>
          <table:table-cell office:value-type="string">
            <text:p>fr. ad 16, fait accord avec</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r. 6, 42</text:p>
          </table:table-cell>
          <table:table-cell office:value-type="string">
            <text:p>p. 204 [n° 62141, 1398-04-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5.0f 0g 0s 0.00d franc or</text:p>
          </table:table-cell>
          <table:table-cell table:number-columns-repeated="1018"/>
        </table:table-row>
        <table:table-row table:style-name="ro1">
          <table:table-cell office:value-type="string">
            <text:p>7 MI 3, r. 6, 42</text:p>
          </table:table-cell>
          <table:table-cell office:value-type="string">
            <text:p>p. 204 v [n° 62143, 1398-04-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6, 42</text:p>
          </table:table-cell>
          <table:table-cell office:value-type="string">
            <text:p>p. 204 [n° 62144, 1398-04-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9.0f 0g 0s 0.00d franc or</text:p>
          </table:table-cell>
          <table:table-cell table:number-columns-repeated="1018"/>
        </table:table-row>
        <table:table-row table:style-name="ro1">
          <table:table-cell office:value-type="string">
            <text:p>7 MI 3, r. 6, 42</text:p>
          </table:table-cell>
          <table:table-cell office:value-type="string">
            <text:p>p. 204 [n° 62145, 1398-04-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5f 0g 0s 0.00d franc or</text:p>
          </table:table-cell>
          <table:table-cell table:number-columns-repeated="1018"/>
        </table:table-row>
        <table:table-row table:style-name="ro1">
          <table:table-cell office:value-type="string">
            <text:p>7 MI 3, r. 6, 42</text:p>
          </table:table-cell>
          <table:table-cell office:value-type="string">
            <text:p>p. 204 [n° 62146, 1398-04-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70.0f 0g 0s 1.00d franc or</text:p>
          </table:table-cell>
          <table:table-cell table:number-columns-repeated="1018"/>
        </table:table-row>
        <table:table-row table:style-name="ro1">
          <table:table-cell office:value-type="string">
            <text:p>7 MI 3, r. 6, 42</text:p>
          </table:table-cell>
          <table:table-cell office:value-type="string">
            <text:p>p. 204 [n° 62147, 1398-04-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f 0g 0s 0.00d franc or</text:p>
          </table:table-cell>
          <table:table-cell table:number-columns-repeated="1018"/>
        </table:table-row>
        <table:table-row table:style-name="ro1">
          <table:table-cell office:value-type="string">
            <text:p>7 MI 3, r. 6, 42</text:p>
          </table:table-cell>
          <table:table-cell office:value-type="string">
            <text:p>p. 20528/04/1398 [n° 62148, 1398-03-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2.5f 0g 0s 0.00d franc or</text:p>
          </table:table-cell>
          <table:table-cell table:number-columns-repeated="1018"/>
        </table:table-row>
        <table:table-row table:style-name="ro1">
          <table:table-cell office:value-type="string">
            <text:p>7 MI 3, r. 6, 42</text:p>
          </table:table-cell>
          <table:table-cell office:value-type="string">
            <text:p>p. 205 [n° 62149, 1398-03-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6, 42</text:p>
          </table:table-cell>
          <table:table-cell office:value-type="string">
            <text:p>p. 205 [n° 62150, 1398-03-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2.0f 0g 0s 0.00d franc or</text:p>
          </table:table-cell>
          <table:table-cell table:number-columns-repeated="1018"/>
        </table:table-row>
        <table:table-row table:style-name="ro1">
          <table:table-cell office:value-type="string">
            <text:p>7 MI 3, r. 6, 42</text:p>
          </table:table-cell>
          <table:table-cell office:value-type="string">
            <text:p>p. 205 [n° 62151, 1398-04-1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09.0f 0g 0s 0.00d franc or</text:p>
          </table:table-cell>
          <table:table-cell table:number-columns-repeated="1018"/>
        </table:table-row>
        <table:table-row table:style-name="ro1">
          <table:table-cell office:value-type="string">
            <text:p>7 MI 3, r. 6, 42</text:p>
          </table:table-cell>
          <table:table-cell office:value-type="string">
            <text:p>p. 205 [n° 62152, 1398-04-1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42</text:p>
          </table:table-cell>
          <table:table-cell office:value-type="string">
            <text:p>p. 205 [n° 62153, 1398-04-1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6, 42</text:p>
          </table:table-cell>
          <table:table-cell office:value-type="string">
            <text:p>p. 206 [n° 62155, 1398-05-1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8.0f 0g 0s 0.00d franc or</text:p>
          </table:table-cell>
          <table:table-cell table:number-columns-repeated="1018"/>
        </table:table-row>
        <table:table-row table:style-name="ro1">
          <table:table-cell office:value-type="string">
            <text:p>7 MI 3, r. 9 et r. 10, 46</text:p>
          </table:table-cell>
          <table:table-cell office:value-type="string">
            <text:p>p. 82 [n° 62173, 1402-03-2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0f 0g 0s 0.00d franc or</text:p>
          </table:table-cell>
          <table:table-cell table:number-columns-repeated="1018"/>
        </table:table-row>
        <table:table-row table:style-name="ro1">
          <table:table-cell office:value-type="string">
            <text:p>7 MI 3, r. 9 et r. 10, 46</text:p>
          </table:table-cell>
          <table:table-cell office:value-type="string">
            <text:p>p. 83 [n° 62176, 1402-02-09]</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9 et r. 10, 46</text:p>
          </table:table-cell>
          <table:table-cell office:value-type="string">
            <text:p>p. 83 [n° 62177, 1401-03-2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0.0f 0g 0s 0.00d franc or</text:p>
          </table:table-cell>
          <table:table-cell table:number-columns-repeated="1018"/>
        </table:table-row>
        <table:table-row table:style-name="ro1">
          <table:table-cell office:value-type="string">
            <text:p>7 MI 3, r. 9 et r. 10, 46</text:p>
          </table:table-cell>
          <table:table-cell office:value-type="string">
            <text:p>p. 83 [n° 62178, 1402-04-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40.0f 0g 0s 0.00d franc or</text:p>
          </table:table-cell>
          <table:table-cell table:number-columns-repeated="1018"/>
        </table:table-row>
        <table:table-row table:style-name="ro1">
          <table:table-cell office:value-type="string">
            <text:p>7 MI 3, r. 9 et r. 10, 46</text:p>
          </table:table-cell>
          <table:table-cell office:value-type="string">
            <text:p>p. 83 [n° 62179, 1401-03-2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7 MI 3, r. 9 et r. 10, 46</text:p>
          </table:table-cell>
          <table:table-cell office:value-type="string">
            <text:p>p. 86 [n° 62182, 1402-06-2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f 0g 0s 0.00d franc or</text:p>
          </table:table-cell>
          <table:table-cell table:number-columns-repeated="1018"/>
        </table:table-row>
        <table:table-row table:style-name="ro1">
          <table:table-cell office:value-type="string">
            <text:p>7 MI 3, r. 9 et r. 10, 46</text:p>
          </table:table-cell>
          <table:table-cell office:value-type="string">
            <text:p>p. 102 [n° 62184, 1401-04-06]</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6.0f 0g 0s 0.00d écus</text:p>
          </table:table-cell>
          <table:table-cell table:number-columns-repeated="1018"/>
        </table:table-row>
        <table:table-row table:style-name="ro1">
          <table:table-cell office:value-type="string">
            <text:p>7 MI 3, r. 9 et r. 10, 46</text:p>
          </table:table-cell>
          <table:table-cell office:value-type="string">
            <text:p>p. 102 v [n° 62186, 1401-04-26]</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f 0g 0s 0.00d écus</text:p>
          </table:table-cell>
          <table:table-cell table:number-columns-repeated="1018"/>
        </table:table-row>
        <table:table-row table:style-name="ro1">
          <table:table-cell office:value-type="string">
            <text:p>7 MI 3, r. 9 et r. 10, 46</text:p>
          </table:table-cell>
          <table:table-cell office:value-type="string">
            <text:p>p. 103 [n° 62188, 1401-04-28]</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3.0f 0g 0s 14.00d franc or</text:p>
          </table:table-cell>
          <table:table-cell table:number-columns-repeated="1018"/>
        </table:table-row>
        <table:table-row table:style-name="ro1">
          <table:table-cell office:value-type="string">
            <text:p>7 MI 3, r. 9 et r. 10, 46</text:p>
          </table:table-cell>
          <table:table-cell office:value-type="string">
            <text:p>p. 103 v [n° 62189, 1401-06-03]</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6.0f 0g 0s 0.00d écus</text:p>
          </table:table-cell>
          <table:table-cell table:number-columns-repeated="1018"/>
        </table:table-row>
        <table:table-row table:style-name="ro1">
          <table:table-cell office:value-type="string">
            <text:p>7 MI 3, r. 9 et r. 10, 46</text:p>
          </table:table-cell>
          <table:table-cell office:value-type="string">
            <text:p>p. 103 v [n° 62190, 1401-06-0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0.0f 0g 0s 0.00d franc or</text:p>
          </table:table-cell>
          <table:table-cell table:number-columns-repeated="1018"/>
        </table:table-row>
        <table:table-row table:style-name="ro1">
          <table:table-cell office:value-type="string">
            <text:p>7 MI 3, r. 9 et r. 10, 46</text:p>
          </table:table-cell>
          <table:table-cell office:value-type="string">
            <text:p>p. 103 v [n° 62191, 1401-06-03]</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f 0g 0s 0.00d écus</text:p>
          </table:table-cell>
          <table:table-cell table:number-columns-repeated="1018"/>
        </table:table-row>
        <table:table-row table:style-name="ro1">
          <table:table-cell office:value-type="string">
            <text:p>7 MI 3, r. 9 et r. 10, 46</text:p>
          </table:table-cell>
          <table:table-cell office:value-type="string">
            <text:p>p. 103 v [n° 62192, 1401-06-03]</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0.0f 0g 0s 0.00d franc or</text:p>
          </table:table-cell>
          <table:table-cell table:number-columns-repeated="1018"/>
        </table:table-row>
        <table:table-row table:style-name="ro1">
          <table:table-cell office:value-type="string">
            <text:p>7 MI 3, r. 9 et r. 10, 46</text:p>
          </table:table-cell>
          <table:table-cell office:value-type="string">
            <text:p>p. 103 v [n° 62193, 1401-06-0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7.5f 0g 0s 0.00d franc or</text:p>
          </table:table-cell>
          <table:table-cell table:number-columns-repeated="1018"/>
        </table:table-row>
        <table:table-row table:style-name="ro1">
          <table:table-cell office:value-type="string">
            <text:p>7 MI 3, r. 9 et r. 10, 46</text:p>
          </table:table-cell>
          <table:table-cell office:value-type="string">
            <text:p>p. 104 [n° 62195, 1401-06-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6.5f 0g 0s 0.00d franc or</text:p>
          </table:table-cell>
          <table:table-cell table:number-columns-repeated="1018"/>
        </table:table-row>
        <table:table-row table:style-name="ro1">
          <table:table-cell office:value-type="string">
            <text:p>7 MI 3, r. 9 et r. 10, 46</text:p>
          </table:table-cell>
          <table:table-cell office:value-type="string">
            <text:p>p. 104 [n° 62196, 1401-06-15]</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8.0f 0g 0s 0.00d écus</text:p>
          </table:table-cell>
          <table:table-cell table:number-columns-repeated="1018"/>
        </table:table-row>
        <table:table-row table:style-name="ro1">
          <table:table-cell office:value-type="string">
            <text:p>7 MI 3, r. 9 et r. 10, 46</text:p>
          </table:table-cell>
          <table:table-cell office:value-type="string">
            <text:p>p. 106 [n° 62214, 1401-10-2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0.00d franc or</text:p>
          </table:table-cell>
          <table:table-cell table:number-columns-repeated="1018"/>
        </table:table-row>
        <table:table-row table:style-name="ro1">
          <table:table-cell office:value-type="string">
            <text:p>7 MI 3, r. 9 et r. 10, 46</text:p>
          </table:table-cell>
          <table:table-cell office:value-type="string">
            <text:p>p. 108 [n° 62235, 1401-12-20]</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9 et r. 10, 46</text:p>
          </table:table-cell>
          <table:table-cell office:value-type="string">
            <text:p>p. 109 [n° 62239, 1402-01-13]</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00.0f 0g 0s 0.00d écus</text:p>
          </table:table-cell>
          <table:table-cell table:number-columns-repeated="1018"/>
        </table:table-row>
        <table:table-row table:style-name="ro1">
          <table:table-cell office:value-type="string">
            <text:p>7 MI 3, r. 9 et r. 10, 46</text:p>
          </table:table-cell>
          <table:table-cell office:value-type="string">
            <text:p>p. 109 [n° 62240, 1402-01-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13.0f 0g 0s 4.00d Florin d'or petit poids</text:p>
          </table:table-cell>
          <table:table-cell table:number-columns-repeated="1018"/>
        </table:table-row>
        <table:table-row table:style-name="ro1">
          <table:table-cell office:value-type="string">
            <text:p>7 MI 3, r. 9 et r. 10, 46</text:p>
          </table:table-cell>
          <table:table-cell office:value-type="string">
            <text:p>p. 109 v [n° 62241, 1402-01-20]</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20.0f 0g 0s 0.00d écus</text:p>
          </table:table-cell>
          <table:table-cell table:number-columns-repeated="1018"/>
        </table:table-row>
        <table:table-row table:style-name="ro1">
          <table:table-cell office:value-type="string">
            <text:p>7 MI 3, r. 9 et r. 10, 46</text:p>
          </table:table-cell>
          <table:table-cell office:value-type="string">
            <text:p>p. 112 [n° 62252, 1402-02-18]</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f 0g 0s 0.00d écus</text:p>
          </table:table-cell>
          <table:table-cell table:number-columns-repeated="1018"/>
        </table:table-row>
        <table:table-row table:style-name="ro1">
          <table:table-cell office:value-type="string">
            <text:p>7 MI 3, r. 9 et r. 10, 46</text:p>
          </table:table-cell>
          <table:table-cell office:value-type="string">
            <text:p>p. 112 v [n° 62254, 1402-03-02]</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10.0f 0g 0s 0.00d franc or</text:p>
          </table:table-cell>
          <table:table-cell table:number-columns-repeated="1018"/>
        </table:table-row>
        <table:table-row table:style-name="ro1">
          <table:table-cell office:value-type="string">
            <text:p>7 MI 3, r. 9 et r. 10, 46</text:p>
          </table:table-cell>
          <table:table-cell office:value-type="string">
            <text:p>p. 113 v [n° 62263, 1402-04-05]</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60.0f 0g 0s 0.00d écus</text:p>
          </table:table-cell>
          <table:table-cell table:number-columns-repeated="1018"/>
        </table:table-row>
        <table:table-row table:style-name="ro1">
          <table:table-cell office:value-type="string">
            <text:p>7 MI 3, r. 9 et r. 10, 46</text:p>
          </table:table-cell>
          <table:table-cell office:value-type="string">
            <text:p>p. 114 [n° 62267, 1402-04-17]</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0f 0g 0s 0.00d franc or</text:p>
          </table:table-cell>
          <table:table-cell table:number-columns-repeated="1018"/>
        </table:table-row>
        <table:table-row table:style-name="ro1">
          <table:table-cell office:value-type="string">
            <text:p>7 MI 3, r. 9 et r. 10, 46</text:p>
          </table:table-cell>
          <table:table-cell office:value-type="string">
            <text:p>p. 114 v [n° 62269, 1402-04-23]</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2.0f 0g 0s 0.00d écus</text:p>
          </table:table-cell>
          <table:table-cell table:number-columns-repeated="1018"/>
        </table:table-row>
        <table:table-row table:style-name="ro1">
          <table:table-cell office:value-type="string">
            <text:p>7 MI 3, r. 9 et r. 10, 46</text:p>
          </table:table-cell>
          <table:table-cell office:value-type="string">
            <text:p>p. 115 v [n° 62280, 1402-05-20]</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8.0f 0g 0s 0.00d écus</text:p>
          </table:table-cell>
          <table:table-cell table:number-columns-repeated="1018"/>
        </table:table-row>
        <table:table-row table:style-name="ro1">
          <table:table-cell office:value-type="string">
            <text:p>7 MI 3, r. 9 et r. 10, 46</text:p>
          </table:table-cell>
          <table:table-cell office:value-type="string">
            <text:p>p. 116 v [n° 62287, 1402-05-30]</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4.0f 0g 0s 0.00d écus</text:p>
          </table:table-cell>
          <table:table-cell table:number-columns-repeated="1018"/>
        </table:table-row>
        <table:table-row table:style-name="ro1">
          <table:table-cell office:value-type="string">
            <text:p>7 MI 3, r. 9 et r. 10, 46</text:p>
          </table:table-cell>
          <table:table-cell office:value-type="string">
            <text:p>p. 116 v [n° 62289, 1402-06-02]</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13.0f 0g 0s 0.00d écus</text:p>
          </table:table-cell>
          <table:table-cell table:number-columns-repeated="1018"/>
        </table:table-row>
        <table:table-row table:style-name="ro1">
          <table:table-cell office:value-type="string">
            <text:p>7 MI 3, r. 9 et r. 10, 46</text:p>
          </table:table-cell>
          <table:table-cell office:value-type="string">
            <text:p>p. 117 [n° 62290, 1402-06-03]</text:p>
          </table:table-cell>
          <table:table-cell office:value-type="string">
            <text:p>don en argent, sc. ad 18</text:p>
          </table:table-cell>
          <table:table-cell office:value-type="float" office:value="18">
            <text:p>18</text:p>
          </table:table-cell>
          <table:table-cell office:value-type="string">
            <text:p>écus</text:p>
          </table:table-cell>
          <table:table-cell office:value-type="string">
            <text:p>2.0f 0g 0s 0.00d écus</text:p>
          </table:table-cell>
          <table:table-cell table:number-columns-repeated="1018"/>
        </table:table-row>
        <table:table-row table:style-name="ro1">
          <table:table-cell office:value-type="string">
            <text:p>7 MI 3, r. 9 et r. 10, 46</text:p>
          </table:table-cell>
          <table:table-cell office:value-type="string">
            <text:p>p. 117 [n° 62291, 1402-06-05]</text:p>
          </table:table-cell>
          <table:table-cell office:value-type="string">
            <text:p>sc. ad 18</text:p>
          </table:table-cell>
          <table:table-cell office:value-type="float" office:value="18">
            <text:p>18</text:p>
          </table:table-cell>
          <table:table-cell office:value-type="string">
            <text:p>écus</text:p>
          </table:table-cell>
          <table:table-cell office:value-type="string">
            <text:p>3.0f 0g 0s 0.00d écus</text:p>
          </table:table-cell>
          <table:table-cell table:number-columns-repeated="1018"/>
        </table:table-row>
        <table:table-row table:style-name="ro1">
          <table:table-cell office:value-type="string">
            <text:p>7 MI 3, r. 9 et r. 10, 46</text:p>
          </table:table-cell>
          <table:table-cell office:value-type="string">
            <text:p>p. 118 v [n° 62297, 1402-07-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35.0f 0g 0s 0.00d franc or</text:p>
          </table:table-cell>
          <table:table-cell table:number-columns-repeated="1018"/>
        </table:table-row>
        <table:table-row table:style-name="ro1">
          <table:table-cell office:value-type="string">
            <text:p>7 MI 3, r. 9 et r. 10, 46</text:p>
          </table:table-cell>
          <table:table-cell office:value-type="string">
            <text:p>p. 132 [n° 62304, 1402-04-1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60.0f 0g 0s 0.00d franc or</text:p>
          </table:table-cell>
          <table:table-cell table:number-columns-repeated="1018"/>
        </table:table-row>
        <table:table-row table:style-name="ro1">
          <table:table-cell office:value-type="string">
            <text:p>7 MI 3, r. 9 et r. 10, 46</text:p>
          </table:table-cell>
          <table:table-cell office:value-type="string">
            <text:p>p. 136 v [n° 62307, 1402-08-17]</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2.0f 0g 0s 0.00d franc or</text:p>
          </table:table-cell>
          <table:table-cell table:number-columns-repeated="1018"/>
        </table:table-row>
        <table:table-row table:style-name="ro1">
          <table:table-cell office:value-type="string">
            <text:p>7 MI 3, r. 9, 45</text:p>
          </table:table-cell>
          <table:table-cell office:value-type="string">
            <text:p>p. 57 [n° 62310, 1398-11-26]</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5.0f 0g 0s 0.00d franc or</text:p>
          </table:table-cell>
          <table:table-cell table:number-columns-repeated="1018"/>
        </table:table-row>
        <table:table-row table:style-name="ro1">
          <table:table-cell office:value-type="string">
            <text:p>7 MI 3, r. 9, 45</text:p>
          </table:table-cell>
          <table:table-cell office:value-type="string">
            <text:p>p. 66 v [n° 62311, 1400-10-31]</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52.0f 0g 0s 0.00d franc or</text:p>
          </table:table-cell>
          <table:table-cell table:number-columns-repeated="1018"/>
        </table:table-row>
        <table:table-row table:style-name="ro1">
          <table:table-cell office:value-type="string">
            <text:p>7 MI 3, r. 9, 45</text:p>
          </table:table-cell>
          <table:table-cell office:value-type="string">
            <text:p>p. 80 [n° 62312, 1401-02-04]</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20.0f 0g 0s 0.00d franc or</text:p>
          </table:table-cell>
          <table:table-cell table:number-columns-repeated="1018"/>
        </table:table-row>
        <table:table-row table:style-name="ro1">
          <table:table-cell office:value-type="string">
            <text:p>7 MI 3, r. 9, 45</text:p>
          </table:table-cell>
          <table:table-cell office:value-type="string">
            <text:p>p. 90 v [n° 62325, 1401-02-02]</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24.0f 0g 0s 0.00d franc or</text:p>
          </table:table-cell>
          <table:table-cell table:number-columns-repeated="1018"/>
        </table:table-row>
        <table:table-row table:style-name="ro1">
          <table:table-cell office:value-type="string">
            <text:p>7 MI 3, r. 9, 45</text:p>
          </table:table-cell>
          <table:table-cell office:value-type="string">
            <text:p>p. 98 [n° 62350, 1400-11-19]</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3.0f 0g 0s 0.00d franc or</text:p>
          </table:table-cell>
          <table:table-cell table:number-columns-repeated="1018"/>
        </table:table-row>
        <table:table-row table:style-name="ro1">
          <table:table-cell office:value-type="string">
            <text:p>7 MI 3, r. 9, 45</text:p>
          </table:table-cell>
          <table:table-cell office:value-type="string">
            <text:p>p. 99 [n° 62357, 1400-12-02]</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23.0f 0g 0s 0.00d franc or</text:p>
          </table:table-cell>
          <table:table-cell table:number-columns-repeated="1018"/>
        </table:table-row>
        <table:table-row table:style-name="ro1">
          <table:table-cell office:value-type="string">
            <text:p>7 MI 3, r. 9, 45</text:p>
          </table:table-cell>
          <table:table-cell office:value-type="string">
            <text:p>p. 99 v [n° 62358, 1400-12-02]</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3.5f 0g 0s 0.00d franc or</text:p>
          </table:table-cell>
          <table:table-cell table:number-columns-repeated="1018"/>
        </table:table-row>
        <table:table-row table:style-name="ro1">
          <table:table-cell office:value-type="string">
            <text:p>7 MI 3, r. 9, 45</text:p>
          </table:table-cell>
          <table:table-cell office:value-type="string">
            <text:p>p. 100 [n° 62364, 1400-12-15]</text:p>
          </table:table-cell>
          <table:table-cell office:value-type="string">
            <text:p>fr. ad 16</text:p>
          </table:table-cell>
          <table:table-cell office:value-type="float" office:value="16">
            <text:p>16</text:p>
          </table:table-cell>
          <table:table-cell office:value-type="string">
            <text:p>franc or</text:p>
          </table:table-cell>
          <table:table-cell office:value-type="string">
            <text:p>150.0f 0g 0s 0.00d franc or</text:p>
          </table:table-cell>
          <table:table-cell table:number-columns-repeated="1018"/>
        </table:table-row>
        <table:table-row table:style-name="ro1">
          <table:table-cell office:value-type="string">
            <text:p>7 MI 3, r. 9, 45</text:p>
          </table:table-cell>
          <table:table-cell office:value-type="string">
            <text:p>p. 103 v [n° 62376, 1401-01-31]</text:p>
          </table:table-cell>
          <table:table-cell office:value-type="string">
            <text:p>fr. ad 15</text:p>
          </table:table-cell>
          <table:table-cell office:value-type="float" office:value="15">
            <text:p>15</text:p>
          </table:table-cell>
          <table:table-cell office:value-type="string">
            <text:p>franc or</text:p>
          </table:table-cell>
          <table:table-cell office:value-type="string">
            <text:p>46.75f 0g 0s 0.00d franc or</text:p>
          </table:table-cell>
          <table:table-cell table:number-columns-repeated="1018"/>
        </table:table-row>
        <table:table-row table:style-name="ro1" table:number-rows-repeated="3">
          <table:table-cell table:number-columns-repeated="3"/>
          <table:table-cell table:style-name="Default" table:number-columns-repeated="3"/>
          <table:table-cell table:number-columns-repeated="1018"/>
        </table:table-row>
        <table:table-row table:style-name="ro1" table:number-rows-repeated="1047891">
          <table:table-cell table:number-columns-repeated="1024"/>
        </table:table-row>
        <table:table-row table:style-name="ro1">
          <table:table-cell table:number-columns-repeated="1024"/>
        </table:table-row>
      </table:table>
      <table:table table:name="monnaies" table:style-name="ta1" table:print="false">
        <table:table-column table:style-name="co7" table:default-cell-style-name="Default"/>
        <table:table-column table:style-name="co8" table:default-cell-style-name="Default"/>
        <table:table-column table:style-name="co6" table:number-columns-repeated="1022" table:default-cell-style-name="Default"/>
        <table:table-row table:style-name="ro1">
          <table:table-cell table:style-name="ce1" office:value-type="string">
            <text:p>monnaie</text:p>
          </table:table-cell>
          <table:table-cell table:style-name="ce1" office:value-type="string">
            <text:p>type</text:p>
          </table:table-cell>
          <table:table-cell table:style-name="ce1" table:number-columns-repeated="1022"/>
        </table:table-row>
        <table:table-row table:style-name="ro1">
          <table:table-cell office:value-type="string">
            <text:p>agnillis</text:p>
          </table:table-cell>
          <table:table-cell office:value-type="string">
            <text:p>Livre/Sous/Denier</text:p>
          </table:table-cell>
          <table:table-cell table:number-columns-repeated="1022"/>
        </table:table-row>
        <table:table-row table:style-name="ro1">
          <table:table-cell office:value-type="string">
            <text:p>ambros.</text:p>
          </table:table-cell>
          <table:table-cell office:value-type="string">
            <text:p>Or</text:p>
          </table:table-cell>
          <table:table-cell table:number-columns-repeated="1022"/>
        </table:table-row>
        <table:table-row table:style-name="ro1">
          <table:table-cell office:value-type="string">
            <text:p>Ascen.</text:p>
          </table:table-cell>
          <table:table-cell office:value-type="string">
            <text:p>Livre/Sous/Denier</text:p>
          </table:table-cell>
          <table:table-cell table:number-columns-repeated="1022"/>
        </table:table-row>
        <table:table-row table:style-name="ro1">
          <table:table-cell office:value-type="string">
            <text:p>asten.</text:p>
          </table:table-cell>
          <table:table-cell office:value-type="string">
            <text:p>Livre/Sous/Denier</text:p>
          </table:table-cell>
          <table:table-cell table:number-columns-repeated="1022"/>
        </table:table-row>
        <table:table-row table:style-name="ro1">
          <table:table-cell office:value-type="string">
            <text:p>Bonne Monnaie</text:p>
          </table:table-cell>
          <table:table-cell office:value-type="string">
            <text:p>Livre/Sous/Denier</text:p>
          </table:table-cell>
          <table:table-cell table:number-columns-repeated="1022"/>
        </table:table-row>
        <table:table-row table:style-name="ro1">
          <table:table-cell office:value-type="string">
            <text:p>Ducat</text:p>
          </table:table-cell>
          <table:table-cell office:value-type="string">
            <text:p>Florin/Gros</text:p>
          </table:table-cell>
          <table:table-cell table:number-columns-repeated="1022"/>
        </table:table-row>
        <table:table-row table:style-name="ro1">
          <table:table-cell office:value-type="string">
            <text:p>ducat de Genes</text:p>
          </table:table-cell>
          <table:table-cell office:value-type="string">
            <text:p>Florin/Gros</text:p>
          </table:table-cell>
          <table:table-cell table:number-columns-repeated="1022"/>
        </table:table-row>
        <table:table-row table:style-name="ro1">
          <table:table-cell office:value-type="string">
            <text:p>écus</text:p>
          </table:table-cell>
          <table:table-cell office:value-type="string">
            <text:p>Florin/Gros</text:p>
          </table:table-cell>
          <table:table-cell table:number-columns-repeated="1022"/>
        </table:table-row>
        <table:table-row table:style-name="ro1">
          <table:table-cell office:value-type="string">
            <text:p>Florentin</text:p>
          </table:table-cell>
          <table:table-cell office:value-type="string">
            <text:p>Florin/Gros</text:p>
          </table:table-cell>
          <table:table-cell table:number-columns-repeated="1022"/>
        </table:table-row>
        <table:table-row table:style-name="ro1">
          <table:table-cell office:value-type="string">
            <text:p>florin b. p. orangie</text:p>
          </table:table-cell>
          <table:table-cell office:value-type="string">
            <text:p>Florin/Gros</text:p>
          </table:table-cell>
          <table:table-cell table:number-columns-repeated="1022"/>
        </table:table-row>
        <table:table-row table:style-name="ro1">
          <table:table-cell office:value-type="string">
            <text:p>Florin de Genes</text:p>
          </table:table-cell>
          <table:table-cell office:value-type="string">
            <text:p>Florin/Gros</text:p>
          </table:table-cell>
          <table:table-cell table:number-columns-repeated="1022"/>
        </table:table-row>
        <table:table-row table:style-name="ro1">
          <table:table-cell office:value-type="string">
            <text:p>florin d'or</text:p>
          </table:table-cell>
          <table:table-cell office:value-type="string">
            <text:p>Florin/Gros</text:p>
          </table:table-cell>
          <table:table-cell table:number-columns-repeated="1022"/>
        </table:table-row>
        <table:table-row table:style-name="ro1">
          <table:table-cell office:value-type="string">
            <text:p>florin d'or b. p.</text:p>
          </table:table-cell>
          <table:table-cell office:value-type="string">
            <text:p>Florin/Gros</text:p>
          </table:table-cell>
          <table:table-cell table:number-columns-repeated="1022"/>
        </table:table-row>
        <table:table-row table:style-name="ro1">
          <table:table-cell office:value-type="string">
            <text:p>florin d'or b. p. vet.</text:p>
          </table:table-cell>
          <table:table-cell office:value-type="string">
            <text:p>Florin/Gros</text:p>
          </table:table-cell>
          <table:table-cell table:number-columns-repeated="1022"/>
        </table:table-row>
        <table:table-row table:style-name="ro1">
          <table:table-cell office:value-type="string">
            <text:p>florin d'or de Florence</text:p>
          </table:table-cell>
          <table:table-cell office:value-type="string">
            <text:p>Or</text:p>
          </table:table-cell>
          <table:table-cell table:number-columns-repeated="1022"/>
        </table:table-row>
        <table:table-row table:style-name="ro1">
          <table:table-cell office:value-type="string">
            <text:p>florin d'or de France</text:p>
          </table:table-cell>
          <table:table-cell office:value-type="string">
            <text:p>Or</text:p>
          </table:table-cell>
          <table:table-cell table:number-columns-repeated="1022"/>
        </table:table-row>
        <table:table-row table:style-name="ro1">
          <table:table-cell office:value-type="string">
            <text:p>Florin d'or petit poids</text:p>
          </table:table-cell>
          <table:table-cell office:value-type="string">
            <text:p>Florin/Gros</text:p>
          </table:table-cell>
          <table:table-cell table:number-columns-repeated="1022"/>
        </table:table-row>
        <table:table-row table:style-name="ro1">
          <table:table-cell office:value-type="string">
            <text:p>Florin duc. au.</text:p>
          </table:table-cell>
          <table:table-cell office:value-type="string">
            <text:p>Florin/Gros</text:p>
          </table:table-cell>
          <table:table-cell table:number-columns-repeated="1022"/>
        </table:table-row>
        <table:table-row table:style-name="ro1">
          <table:table-cell office:value-type="string">
            <text:p>Florin gros</text:p>
          </table:table-cell>
          <table:table-cell office:value-type="string">
            <text:p>Florin/Gros</text:p>
          </table:table-cell>
          <table:table-cell table:number-columns-repeated="1022"/>
        </table:table-row>
        <table:table-row table:style-name="ro1">
          <table:table-cell office:value-type="string">
            <text:p>florin reg.</text:p>
          </table:table-cell>
          <table:table-cell office:value-type="string">
            <text:p>Florin/Gros</text:p>
          </table:table-cell>
          <table:table-cell table:number-columns-repeated="1022"/>
        </table:table-row>
        <table:table-row table:style-name="ro1">
          <table:table-cell office:value-type="string">
            <text:p>fort</text:p>
          </table:table-cell>
          <table:table-cell office:value-type="string">
            <text:p>Livre/Sous/Denier</text:p>
          </table:table-cell>
          <table:table-cell table:number-columns-repeated="1022"/>
        </table:table-row>
        <table:table-row table:style-name="ro1">
          <table:table-cell office:value-type="string">
            <text:p>fort blanc</text:p>
          </table:table-cell>
          <table:table-cell office:value-type="string">
            <text:p>Livre/Sous/Denier</text:p>
          </table:table-cell>
          <table:table-cell table:number-columns-repeated="1022"/>
        </table:table-row>
        <table:table-row table:style-name="ro1">
          <table:table-cell office:value-type="string">
            <text:p>fort esc.</text:p>
          </table:table-cell>
          <table:table-cell office:value-type="string">
            <text:p>Livre/Sous/Denier</text:p>
          </table:table-cell>
          <table:table-cell table:number-columns-repeated="1022"/>
        </table:table-row>
        <table:table-row table:style-name="ro1">
          <table:table-cell office:value-type="string">
            <text:p>franc or</text:p>
          </table:table-cell>
          <table:table-cell office:value-type="string">
            <text:p>Florin/Gros</text:p>
          </table:table-cell>
          <table:table-cell table:number-columns-repeated="1022"/>
        </table:table-row>
        <table:table-row table:style-name="ro1">
          <table:table-cell office:value-type="string">
            <text:p>franc or bon poids</text:p>
          </table:table-cell>
          <table:table-cell office:value-type="string">
            <text:p>Or</text:p>
          </table:table-cell>
          <table:table-cell table:number-columns-repeated="1022"/>
        </table:table-row>
        <table:table-row table:style-name="ro1">
          <table:table-cell office:value-type="string">
            <text:p>franc or reg</text:p>
          </table:table-cell>
          <table:table-cell office:value-type="string">
            <text:p>Florin/Gros</text:p>
          </table:table-cell>
          <table:table-cell table:number-columns-repeated="1022"/>
        </table:table-row>
        <table:table-row table:style-name="ro1">
          <table:table-cell office:value-type="string">
            <text:p>genevois</text:p>
          </table:table-cell>
          <table:table-cell office:value-type="string">
            <text:p>Livre/Sous/Denier</text:p>
          </table:table-cell>
          <table:table-cell table:number-columns-repeated="1022"/>
        </table:table-row>
        <table:table-row table:style-name="ro1">
          <table:table-cell office:value-type="string">
            <text:p>Genevois blanc</text:p>
          </table:table-cell>
          <table:table-cell office:value-type="string">
            <text:p>Livre/Sous/Denier</text:p>
          </table:table-cell>
          <table:table-cell table:number-columns-repeated="1022"/>
        </table:table-row>
        <table:table-row table:style-name="ro1">
          <table:table-cell office:value-type="string">
            <text:p>genevois vieux</text:p>
          </table:table-cell>
          <table:table-cell office:value-type="string">
            <text:p>Livre/Sous/Denier</text:p>
          </table:table-cell>
          <table:table-cell table:number-columns-repeated="1022"/>
        </table:table-row>
        <table:table-row table:style-name="ro1">
          <table:table-cell office:value-type="string">
            <text:p>gênois d'or</text:p>
          </table:table-cell>
          <table:table-cell office:value-type="string">
            <text:p>Florin/Gros</text:p>
          </table:table-cell>
          <table:table-cell table:number-columns-repeated="1022"/>
        </table:table-row>
        <table:table-row table:style-name="ro1">
          <table:table-cell office:value-type="string">
            <text:p>Gros</text:p>
          </table:table-cell>
          <table:table-cell office:value-type="string">
            <text:p>Livre/Sous/Denier</text:p>
          </table:table-cell>
          <table:table-cell table:number-columns-repeated="1022"/>
        </table:table-row>
        <table:table-row table:style-name="ro1">
          <table:table-cell office:value-type="string">
            <text:p>gros curs</text:p>
          </table:table-cell>
          <table:table-cell office:value-type="string">
            <text:p>Livre/Sous/Denier</text:p>
          </table:table-cell>
          <table:table-cell table:number-columns-repeated="1022"/>
        </table:table-row>
        <table:table-row table:style-name="ro1">
          <table:table-cell office:value-type="string">
            <text:p>gros de genes</text:p>
          </table:table-cell>
          <table:table-cell office:value-type="string">
            <text:p>Livre/Sous/Denier</text:p>
          </table:table-cell>
          <table:table-cell table:number-columns-repeated="1022"/>
        </table:table-row>
        <table:table-row table:style-name="ro1">
          <table:table-cell office:value-type="string">
            <text:p>Gros tournois</text:p>
          </table:table-cell>
          <table:table-cell office:value-type="string">
            <text:p>Livre/Sous/Denier</text:p>
          </table:table-cell>
          <table:table-cell table:number-columns-repeated="1022"/>
        </table:table-row>
        <table:table-row table:style-name="ro1">
          <table:table-cell office:value-type="string">
            <text:p>g. t. p. p.</text:p>
          </table:table-cell>
          <table:table-cell office:value-type="string">
            <text:p>Livre/Sous/Denier</text:p>
          </table:table-cell>
          <table:table-cell table:number-columns-repeated="1022"/>
        </table:table-row>
        <table:table-row table:style-name="ro1">
          <table:table-cell office:value-type="string">
            <text:p>impérial</text:p>
          </table:table-cell>
          <table:table-cell office:value-type="string">
            <text:p>Livre/Sous/Denier</text:p>
          </table:table-cell>
          <table:table-cell table:number-columns-repeated="1022"/>
        </table:table-row>
        <table:table-row table:style-name="ro1">
          <table:table-cell office:value-type="string">
            <text:p>impériale</text:p>
          </table:table-cell>
          <table:table-cell office:value-type="string">
            <text:p>Livre/Sous/Denier</text:p>
          </table:table-cell>
          <table:table-cell table:number-columns-repeated="1022"/>
        </table:table-row>
        <table:table-row table:style-name="ro1">
          <table:table-cell office:value-type="string">
            <text:p>inconnue</text:p>
          </table:table-cell>
          <table:table-cell office:value-type="string">
            <text:p>Livre/Sous/Denier</text:p>
          </table:table-cell>
          <table:table-cell table:number-columns-repeated="1022"/>
        </table:table-row>
        <table:table-row table:style-name="ro1">
          <table:table-cell office:value-type="string">
            <text:p>lausanois</text:p>
          </table:table-cell>
          <table:table-cell office:value-type="string">
            <text:p>Livre/Sous/Denier</text:p>
          </table:table-cell>
          <table:table-cell table:number-columns-repeated="1022"/>
        </table:table-row>
        <table:table-row table:style-name="ro1">
          <table:table-cell office:value-type="string">
            <text:p>lyonnais</text:p>
          </table:table-cell>
          <table:table-cell office:value-type="string">
            <text:p>Livre/Sous/Denier</text:p>
          </table:table-cell>
          <table:table-cell table:number-columns-repeated="1022"/>
        </table:table-row>
        <table:table-row table:style-name="ro1">
          <table:table-cell office:value-type="string">
            <text:p>maurissien</text:p>
          </table:table-cell>
          <table:table-cell office:value-type="string">
            <text:p>Livre/Sous/Denier</text:p>
          </table:table-cell>
          <table:table-cell table:number-columns-repeated="1022"/>
        </table:table-row>
        <table:table-row table:style-name="ro1">
          <table:table-cell office:value-type="string">
            <text:p>monete</text:p>
          </table:table-cell>
          <table:table-cell office:value-type="string">
            <text:p>Livre/Sous/Denier</text:p>
          </table:table-cell>
          <table:table-cell table:number-columns-repeated="1022"/>
        </table:table-row>
        <table:table-row table:style-name="ro1">
          <table:table-cell office:value-type="string">
            <text:p>monnaie du prince</text:p>
          </table:table-cell>
          <table:table-cell office:value-type="string">
            <text:p>Livre/Sous/Denier</text:p>
          </table:table-cell>
          <table:table-cell table:number-columns-repeated="1022"/>
        </table:table-row>
        <table:table-row table:style-name="ro1">
          <table:table-cell office:value-type="string">
            <text:p>monnaie nouvelle du comte</text:p>
          </table:table-cell>
          <table:table-cell office:value-type="string">
            <text:p>Livre/Sous/Denier</text:p>
          </table:table-cell>
          <table:table-cell table:number-columns-repeated="1022"/>
        </table:table-row>
        <table:table-row table:style-name="ro1">
          <table:table-cell office:value-type="string">
            <text:p>monnoie vieille</text:p>
          </table:table-cell>
          <table:table-cell office:value-type="string">
            <text:p>Livre/Sous/Denier</text:p>
          </table:table-cell>
          <table:table-cell table:number-columns-repeated="1022"/>
        </table:table-row>
        <table:table-row table:style-name="ro1">
          <table:table-cell office:value-type="string">
            <text:p>Parisis</text:p>
          </table:table-cell>
          <table:table-cell office:value-type="string">
            <text:p>Livre/Sous/Denier</text:p>
          </table:table-cell>
          <table:table-cell table:number-columns-repeated="1022"/>
        </table:table-row>
        <table:table-row table:style-name="ro1">
          <table:table-cell office:value-type="string">
            <text:p>petit tournois</text:p>
          </table:table-cell>
          <table:table-cell office:value-type="string">
            <text:p>Livre/Sous/Denier</text:p>
          </table:table-cell>
          <table:table-cell table:number-columns-repeated="1022"/>
        </table:table-row>
        <table:table-row table:style-name="ro1">
          <table:table-cell office:value-type="string">
            <text:p>petit tournois bon</text:p>
          </table:table-cell>
          <table:table-cell office:value-type="string">
            <text:p>Livre/Sous/Denier</text:p>
          </table:table-cell>
          <table:table-cell table:number-columns-repeated="1022"/>
        </table:table-row>
        <table:table-row table:style-name="ro1">
          <table:table-cell office:value-type="string">
            <text:p>r</text:p>
          </table:table-cell>
          <table:table-cell office:value-type="string">
            <text:p>Livre/Sous/Denier</text:p>
          </table:table-cell>
          <table:table-cell table:number-columns-repeated="1022"/>
        </table:table-row>
        <table:table-row table:style-name="ro1">
          <table:table-cell office:value-type="string">
            <text:p>sterling</text:p>
          </table:table-cell>
          <table:table-cell office:value-type="string">
            <text:p>Livre/Sous/Denier</text:p>
          </table:table-cell>
          <table:table-cell table:number-columns-repeated="1022"/>
        </table:table-row>
        <table:table-row table:style-name="ro1">
          <table:table-cell office:value-type="string">
            <text:p>tournois</text:p>
          </table:table-cell>
          <table:table-cell office:value-type="string">
            <text:p>Livre/Sous/Denier</text:p>
          </table:table-cell>
          <table:table-cell table:number-columns-repeated="1022"/>
        </table:table-row>
        <table:table-row table:style-name="ro1">
          <table:table-cell office:value-type="string">
            <text:p>viennois</text:p>
          </table:table-cell>
          <table:table-cell office:value-type="string">
            <text:p>Livre/Sous/Denier</text:p>
          </table:table-cell>
          <table:table-cell table:number-columns-repeated="1022"/>
        </table:table-row>
        <table:table-row table:style-name="ro1">
          <table:table-cell office:value-type="string">
            <text:p>viennois aug.</text:p>
          </table:table-cell>
          <table:table-cell office:value-type="string">
            <text:p>Livre/Sous/Denier</text:p>
          </table:table-cell>
          <table:table-cell table:number-columns-repeated="1022"/>
        </table:table-row>
        <table:table-row table:style-name="ro1">
          <table:table-cell office:value-type="string">
            <text:p>viennois courant</text:p>
          </table:table-cell>
          <table:table-cell office:value-type="string">
            <text:p>Livre/Sous/Denier</text:p>
          </table:table-cell>
          <table:table-cell table:number-columns-repeated="1022"/>
        </table:table-row>
        <table:table-row table:style-name="ro1">
          <table:table-cell office:value-type="string">
            <text:p>viennois courant de la vallée de Suze</text:p>
          </table:table-cell>
          <table:table-cell office:value-type="string">
            <text:p>Livre/Sous/Denier</text:p>
          </table:table-cell>
          <table:table-cell table:number-columns-repeated="1022"/>
        </table:table-row>
        <table:table-row table:style-name="ro1">
          <table:table-cell office:value-type="string">
            <text:p>viennois courant de Savoie</text:p>
          </table:table-cell>
          <table:table-cell office:value-type="string">
            <text:p>Livre/Sous/Denier</text:p>
          </table:table-cell>
          <table:table-cell table:number-columns-repeated="1022"/>
        </table:table-row>
        <table:table-row table:style-name="ro1">
          <table:table-cell office:value-type="string">
            <text:p>viennois d'Aoste</text:p>
          </table:table-cell>
          <table:table-cell office:value-type="string">
            <text:p>Livre/Sous/Denier</text:p>
          </table:table-cell>
          <table:table-cell table:number-columns-repeated="1022"/>
        </table:table-row>
        <table:table-row table:style-name="ro1">
          <table:table-cell office:value-type="string">
            <text:p>viennois de Lyon</text:p>
          </table:table-cell>
          <table:table-cell office:value-type="string">
            <text:p>Livre/Sous/Denier</text:p>
          </table:table-cell>
          <table:table-cell table:number-columns-repeated="1022"/>
        </table:table-row>
        <table:table-row table:style-name="ro1">
          <table:table-cell office:value-type="string">
            <text:p>viennois de Savoie</text:p>
          </table:table-cell>
          <table:table-cell office:value-type="string">
            <text:p>Livre/Sous/Denier</text:p>
          </table:table-cell>
          <table:table-cell table:number-columns-repeated="1022"/>
        </table:table-row>
        <table:table-row table:style-name="ro1">
          <table:table-cell office:value-type="string">
            <text:p>viennois du prince</text:p>
          </table:table-cell>
          <table:table-cell office:value-type="string">
            <text:p>Livre/Sous/Denier</text:p>
          </table:table-cell>
          <table:table-cell table:number-columns-repeated="1022"/>
        </table:table-row>
        <table:table-row table:style-name="ro1">
          <table:table-cell office:value-type="string">
            <text:p>viennois esc.</text:p>
          </table:table-cell>
          <table:table-cell office:value-type="string">
            <text:p>Livre/Sous/Denier</text:p>
          </table:table-cell>
          <table:table-cell table:number-columns-repeated="1022"/>
        </table:table-row>
        <table:table-row table:style-name="ro1">
          <table:table-cell office:value-type="string">
            <text:p>viennois esp.</text:p>
          </table:table-cell>
          <table:table-cell office:value-type="string">
            <text:p>Livre/Sous/Denier</text:p>
          </table:table-cell>
          <table:table-cell table:number-columns-repeated="1022"/>
        </table:table-row>
      </table:table>
      <table:table table:name="Feuille3" table:style-name="ta1" table:print="false">
        <office:forms form:automatic-focus="false" form:apply-design-mode="false"/>
        <table:table-column table:style-name="co12" table:default-cell-style-name="Default"/>
        <table:table-column table:style-name="co13" table:default-cell-style-name="Default"/>
        <table:table-column table:style-name="co14" table:default-cell-style-name="Default"/>
        <table:table-column table:style-name="co6" table:default-cell-style-name="ce3"/>
        <table:table-column table:style-name="co15" table:default-cell-style-name="ce5"/>
        <table:table-column table:style-name="co6" table:default-cell-style-name="ce7"/>
        <table:table-column table:style-name="co6" table:number-columns-repeated="1018" table:default-cell-style-name="Default"/>
        <table:table-row table:style-name="ro1">
          <table:table-cell office:value-type="string">
            <text:p>7 MI 3, r. 6 et r. 7, R43</text:p>
          </table:table-cell>
          <table:table-cell office:value-type="string">
            <text:p>p. 240 v [n° 61288, 1398-07-06]</text:p>
          </table:table-cell>
          <table:table-cell office:value-type="string">
            <text:p>192 d. parisis pour 1 franc or</text:p>
          </table:table-cell>
          <table:table-cell table:number-columns-repeated="1021"/>
        </table:table-row>
        <table:table-row table:style-name="ro1">
          <table:table-cell office:value-type="string">
            <text:p>7 MI 3, r. 6 et r. 7, R43</text:p>
          </table:table-cell>
          <table:table-cell office:value-type="string">
            <text:p>p. 240 v [n° 61290, 1398-07-13]</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0 v [n° 61291, 1398-07-13]</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0 v [n° 61292, 1398-07-13]</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n° 61293, 1398-07-13]</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n° 61294, 1398-07-13]</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n° 61295, 1398-07-13]</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03, 1398-07-16]</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04, 1398-07-16]</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05, 1398-07-16]</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06, 1398-07-16]</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07, 1398-07-18]</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08, 1398-07-18]</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09, 1398-07-18]</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r. 6 et r. 7, R43</text:p>
          </table:table-cell>
          <table:table-cell office:value-type="string">
            <text:p>p. 241 v [n° 61313, 1398-07-18]</text:p>
          </table:table-cell>
          <table:table-cell office:value-type="string">
            <text:p>192 d. parisis pour 1 franc or</text:p>
          </table:table-cell>
          <table:table-cell table:number-columns-repeated="1021"/>
        </table:table-row>
        <table:table-row table:style-name="ro1">
          <table:table-cell office:value-type="string">
            <text:p>7 MI 3, r. 6 et r. 7, R43</text:p>
          </table:table-cell>
          <table:table-cell office:value-type="string">
            <text:p>p. 242 [n° 61322, 1398-07-18]</text:p>
          </table:table-cell>
          <table:table-cell office:value-type="string">
            <text:p>192 d. parisis pour 1 franc or</text:p>
          </table:table-cell>
          <table:table-cell table:number-columns-repeated="1021"/>
        </table:table-row>
        <table:table-row table:style-name="ro3">
          <table:table-cell office:value-type="string">
            <text:p>7 MI 3, r. 6 et r. 7, R43</text:p>
          </table:table-cell>
          <table:table-cell office:value-type="string">
            <text:p>p. 242 [n° 61326, 1398-07-18]</text:p>
          </table:table-cell>
          <table:table-cell office:value-type="string">
            <text:p>192 d. parisis pour 1 franc or</text:p>
          </table:table-cell>
          <table:table-cell table:number-columns-repeated="1021"/>
        </table:table-row>
        <table:table-row table:style-name="ro1">
          <table:table-cell office:value-type="string">
            <text:p>7 MI 3, r. 6 et r. 7, R43</text:p>
          </table:table-cell>
          <table:table-cell office:value-type="string">
            <text:p>p. 242 [n° 61326, 1398-07-18]</text:p>
          </table:table-cell>
          <table:table-cell office:value-type="string">
            <text:p>192 d. parisis pour 1 franc or</text:p>
          </table:table-cell>
          <table:table-cell office:value-type="float" office:value="16">
            <text:p>16</text:p>
          </table:table-cell>
          <table:table-cell table:number-columns-repeated="1020"/>
        </table:table-row>
        <table:table-row table:style-name="ro1">
          <table:table-cell office:value-type="string">
            <text:p>7 MI 3, <text:s/>r. 17 et r. 18, 57</text:p>
          </table:table-cell>
          <table:table-cell office:value-type="string">
            <text:p>p. 189 v [n° 58054, 1412-10-11]</text:p>
          </table:table-cell>
          <table:table-cell office:value-type="string">
            <text:p>168 d. monete 12 d g. t.</text:p>
          </table:table-cell>
          <table:table-cell table:number-columns-repeated="1021"/>
        </table:table-row>
        <table:table-row table:style-name="ro1">
          <table:table-cell office:value-type="string">
            <text:p>7 MI 3, <text:s/>r. 17 et r. 18, 57</text:p>
          </table:table-cell>
          <table:table-cell office:value-type="string">
            <text:p>p. 189 v [n° 58055, 1412-10-11]</text:p>
          </table:table-cell>
          <table:table-cell office:value-type="string">
            <text:p>168 d. monete 12 d g. t.</text:p>
          </table:table-cell>
          <table:table-cell table:number-columns-repeated="1021"/>
        </table:table-row>
        <table:table-row table:style-name="ro1">
          <table:table-cell office:value-type="string">
            <text:p>7 MI 3, <text:s/>r. 21, r. 22, 61</text:p>
          </table:table-cell>
          <table:table-cell office:value-type="string">
            <text:p>p. 560 sic [n° 58574, 1415-05-02]</text:p>
          </table:table-cell>
          <table:table-cell office:value-type="string">
            <text:p>193 d. parisis pour 1 franc or</text:p>
          </table:table-cell>
          <table:table-cell table:number-columns-repeated="1021"/>
        </table:table-row>
        <table:table-row table:style-name="ro1">
          <table:table-cell office:value-type="string">
            <text:p>7 MI 3, <text:s/>r. 21, r. 22, 61</text:p>
          </table:table-cell>
          <table:table-cell office:value-type="string">
            <text:p>p. 560 sic [n° 58576, 1415-05-02]</text:p>
          </table:table-cell>
          <table:table-cell office:value-type="string">
            <text:p>193 d. parisis pour 1 franc or</text:p>
          </table:table-cell>
          <table:table-cell table:number-columns-repeated="1021"/>
        </table:table-row>
        <table:table-row table:style-name="ro1">
          <table:table-cell office:value-type="string">
            <text:p>7 MI 3, <text:s/>r. 21, r. 22, 61</text:p>
          </table:table-cell>
          <table:table-cell office:value-type="string">
            <text:p>p. 601 v [n° 58652, 1416-01-05]</text:p>
          </table:table-cell>
          <table:table-cell office:value-type="string">
            <text:p>1,125 écus pour 1 franc or</text:p>
          </table:table-cell>
          <table:table-cell office:value-type="float" office:value="18">
            <text:p>18</text:p>
          </table:table-cell>
          <table:table-cell table:number-columns-repeated="1020"/>
        </table:table-row>
        <table:table-row table:style-name="ro1">
          <table:table-cell office:value-type="string">
            <text:p>7 MI 3, <text:s/>r. 26 et r. 27, 66</text:p>
          </table:table-cell>
          <table:table-cell office:value-type="string">
            <text:p>p. 522 v [n° 59392, 1420-07-16]</text:p>
          </table:table-cell>
          <table:table-cell office:value-type="string">
            <text:p>1,5 fl. p. p. pour 1 écus</text:p>
          </table:table-cell>
          <table:table-cell table:number-columns-repeated="1021"/>
        </table:table-row>
        <table:table-row table:style-name="ro1">
          <table:table-cell office:value-type="string">
            <text:p>7 MI 3, r. 10 et r. 11, 48</text:p>
          </table:table-cell>
          <table:table-cell office:value-type="string">
            <text:p>p. 71 [n° 59651, 1403-05-12]</text:p>
          </table:table-cell>
          <table:table-cell office:value-type="string">
            <text:p>144 d.monnaie nouvelle du comte pour 1 fl. p. p.</text:p>
          </table:table-cell>
          <table:table-cell table:number-columns-repeated="1021"/>
        </table:table-row>
        <table:table-row table:style-name="ro1">
          <table:table-cell office:value-type="string">
            <text:p>7 MI 3, r. 10 et r. 11, 48</text:p>
          </table:table-cell>
          <table:table-cell office:value-type="string">
            <text:p>p. 131 [n° 59669, 1402-09-13]</text:p>
          </table:table-cell>
          <table:table-cell office:value-type="string">
            <text:p>264 d. monnaie nouvelle du comte pour 1 écus</text:p>
          </table:table-cell>
          <table:table-cell table:number-columns-repeated="1021"/>
        </table:table-row>
        <table:table-row table:style-name="ro1">
          <table:table-cell table:style-name="ce8" office:value-type="string">
            <text:p>7 MI 3, r. 33 et 34, 71</text:p>
          </table:table-cell>
          <table:table-cell table:style-name="ce8" office:value-type="string">
            <text:p>p. 361 v [n° 60182, 1424-09-09]</text:p>
          </table:table-cell>
          <table:table-cell table:style-name="ce8" office:value-type="string">
            <text:p>1.5 fr. pour 1 sc. ad 22</text:p>
          </table:table-cell>
          <table:table-cell table:style-name="ce9" office:value-type="float" office:value="22">
            <text:p>22</text:p>
          </table:table-cell>
          <table:table-cell table:style-name="ce10"/>
          <table:table-cell table:style-name="ce11"/>
          <table:table-cell table:style-name="ce8" table:number-columns-repeated="1018"/>
        </table:table-row>
        <table:table-row table:style-name="ro1">
          <table:table-cell table:style-name="ce8" office:value-type="string">
            <text:p>7 MI 3, r. 35, 72</text:p>
          </table:table-cell>
          <table:table-cell table:style-name="ce8" office:value-type="string">
            <text:p>p. 308 [n° 60466, 1427-09-18]</text:p>
          </table:table-cell>
          <table:table-cell table:style-name="ce8" office:value-type="string">
            <text:p>144,7 d. bonne monnaie pour 1 fl. p. p.</text:p>
          </table:table-cell>
          <table:table-cell table:style-name="ce9"/>
          <table:table-cell table:style-name="ce10"/>
          <table:table-cell table:style-name="ce11"/>
          <table:table-cell table:style-name="ce8" table:number-columns-repeated="1018"/>
        </table:table-row>
        <table:table-row table:style-name="ro1">
          <table:table-cell office:value-type="string">
            <text:p>7 MI 3, r. 36, R73</text:p>
          </table:table-cell>
          <table:table-cell office:value-type="string">
            <text:p>p. 291v [n° 60554, 1428-04-15]</text:p>
          </table:table-cell>
          <table:table-cell office:value-type="string">
            <text:p>158,4 d. bonne monnaie pour 1 fl. p. p.</text:p>
          </table:table-cell>
          <table:table-cell table:number-columns-repeated="1021"/>
        </table:table-row>
        <table:table-row table:style-name="ro1">
          <table:table-cell office:value-type="string">
            <text:p>7 MI 3, r. 36, R73</text:p>
          </table:table-cell>
          <table:table-cell office:value-type="string">
            <text:p>p. 291v [n° 60555, 1428-04-15]</text:p>
          </table:table-cell>
          <table:table-cell office:value-type="string">
            <text:p>158,4 d. bonne monnaie pour 1 fl. p. p.</text:p>
          </table:table-cell>
          <table:table-cell table:number-columns-repeated="1021"/>
        </table:table-row>
        <table:table-row table:style-name="ro1">
          <table:table-cell office:value-type="string">
            <text:p>7 MI 3, r. 36, R73</text:p>
          </table:table-cell>
          <table:table-cell office:value-type="string">
            <text:p>p. 291v [n° 60557, 1428-04-16]</text:p>
          </table:table-cell>
          <table:table-cell office:value-type="string">
            <text:p>158,4 d. bonne monnaie pour 1 fl. p. p.</text:p>
          </table:table-cell>
          <table:table-cell table:number-columns-repeated="1021"/>
        </table:table-row>
        <table:table-row table:style-name="ro1">
          <table:table-cell table:style-name="ce8" office:value-type="string">
            <text:p>7 MI 3, r. 36, R73</text:p>
          </table:table-cell>
          <table:table-cell table:style-name="ce8" office:value-type="string">
            <text:p>p. 291v [n° 60559, 1428-04-21]</text:p>
          </table:table-cell>
          <table:table-cell table:style-name="ce8" office:value-type="string">
            <text:p>144 d. bonne monnaie pour 1 fl. p. 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R73</text:p>
          </table:table-cell>
          <table:table-cell table:style-name="ce8" office:value-type="string">
            <text:p>p. 320 v [n° 60566, 1428-06-10]</text:p>
          </table:table-cell>
          <table:table-cell table:style-name="ce8" office:value-type="string">
            <text:p>202 d. bonne monnaie pour 1 fl. p. 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R73</text:p>
          </table:table-cell>
          <table:table-cell table:style-name="ce8" office:value-type="string">
            <text:p>p. 320 v [n° 60567, 1428-08-05]</text:p>
          </table:table-cell>
          <table:table-cell table:style-name="ce8" office:value-type="string">
            <text:p>144 d. bonne monnaie pour 1 fl. p. 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R73</text:p>
          </table:table-cell>
          <table:table-cell table:style-name="ce8" office:value-type="string">
            <text:p>p. 321 [n° 60569, 1428-09-15]</text:p>
          </table:table-cell>
          <table:table-cell table:style-name="ce8" office:value-type="string">
            <text:p>144 d. bonne monnaie pour 1 fl. p. 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R73</text:p>
          </table:table-cell>
          <table:table-cell table:style-name="ce8" office:value-type="string">
            <text:p>p. 324 v [n° 60578, 1428-12-07]</text:p>
          </table:table-cell>
          <table:table-cell table:style-name="ce8" office:value-type="string">
            <text:p>144 d. bonne monnaie pour 1 fl. p. 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74</text:p>
          </table:table-cell>
          <table:table-cell table:style-name="ce8" office:value-type="string">
            <text:p>p. 117 [n° 60598, 1429-04-01]</text:p>
          </table:table-cell>
          <table:table-cell table:style-name="ce8" office:value-type="string">
            <text:p>107,04 d. bonne monnaie pour 1 fl. p.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74</text:p>
          </table:table-cell>
          <table:table-cell table:style-name="ce8" office:value-type="string">
            <text:p>p. 117 [n° 60599, 1429-04-01]</text:p>
          </table:table-cell>
          <table:table-cell table:style-name="ce8" office:value-type="string">
            <text:p>107,04 d. bonne monnaie pour 1 fl. p.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74</text:p>
          </table:table-cell>
          <table:table-cell table:style-name="ce8" office:value-type="string">
            <text:p>p. 117 [n° 60600, 1429-04-01]</text:p>
          </table:table-cell>
          <table:table-cell table:style-name="ce8" office:value-type="string">
            <text:p>107,04 d. bonne monnaie pour 1 fl. p.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74</text:p>
          </table:table-cell>
          <table:table-cell table:style-name="ce8" office:value-type="string">
            <text:p>p. 117 [n° 60601, 1429-04-01]</text:p>
          </table:table-cell>
          <table:table-cell table:style-name="ce8" office:value-type="string">
            <text:p>107,04 d. bonne monnaie pour 1 fl. p.p.</text:p>
          </table:table-cell>
          <table:table-cell table:style-name="ce9"/>
          <table:table-cell table:style-name="ce10"/>
          <table:table-cell table:style-name="ce11"/>
          <table:table-cell table:style-name="ce8" table:number-columns-repeated="1018"/>
        </table:table-row>
        <table:table-row table:style-name="ro1">
          <table:table-cell table:style-name="ce8" office:value-type="string">
            <text:p>7 MI 3, r. 36, 74</text:p>
          </table:table-cell>
          <table:table-cell table:style-name="ce8" office:value-type="string">
            <text:p>p. 117 v [n° 60602, 1429-04-01]</text:p>
          </table:table-cell>
          <table:table-cell table:style-name="ce8" office:value-type="string">
            <text:p>107,04 d. bonne monnaie pour 1 fl. p.p.</text:p>
          </table:table-cell>
          <table:table-cell table:style-name="ce9"/>
          <table:table-cell table:style-name="ce10"/>
          <table:table-cell table:style-name="ce11"/>
          <table:table-cell table:style-name="ce8" table:number-columns-repeated="1018"/>
        </table:table-row>
        <table:table-row table:style-name="ro1">
          <table:table-cell office:value-type="string">
            <text:p>7 MI 3, r. 6 et r. 7, R43</text:p>
          </table:table-cell>
          <table:table-cell office:value-type="string">
            <text:p>p. 242 [n° 61314,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15,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16,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19,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21,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22,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23,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24,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n° 61327,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v [n° 61328,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v [n° 61329,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v [n° 61330,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v [n° 61331,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v [n° 61332,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2 v [n° 61333, 1398-07-18]</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4 [n° 61359, 1398-06-17]</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44 v [n° 61366, 1398-06-17]</text:p>
          </table:table-cell>
          <table:table-cell office:value-type="string">
            <text:p>12 d. parisis pour 16 d. g.</text:p>
          </table:table-cell>
          <table:table-cell table:number-columns-repeated="1021"/>
        </table:table-row>
        <table:table-row table:style-name="ro1">
          <table:table-cell office:value-type="string">
            <text:p>7 MI 3, r. 6 et r. 7, R43</text:p>
          </table:table-cell>
          <table:table-cell office:value-type="string">
            <text:p>p. 252 v [n° 61420, 1398-11-05]</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2 v [n° 61421, 1398-11-20]</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3 v [n° 61423, 1398-11-20]</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3 v [n° 61424, 1398-11-20]</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4 [n° 61427, 1398-12-03]</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4 v [n° 61429, 1398-12-16]</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5 [n° 61430, 1398-12-16]</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5 [n° 61433, 1398-12-24]</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6 [n° 61434, 1398-12-29]</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7 [n° 61435, 1399-01-22]</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7 [n° 61437, 1399-01-27]</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57 [n° 61438, 1399-01-29]</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61v [n° 61476, 1399-02-10]</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61v [n° 61477, 1399-03-01]</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62 v [n° 61478, 1399-03-19]</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62 v [n° 61479, 1399-03-19]</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62 v [n° 61480, 1399-03-19]</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62 v [n° 61481, 1399-03-19]</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62 v [n° 61482, 1399-03-19]</text:p>
          </table:table-cell>
          <table:table-cell office:value-type="string">
            <text:p>240 d. monnaie vieille pour 18 d. g.</text:p>
          </table:table-cell>
          <table:table-cell table:number-columns-repeated="1021"/>
        </table:table-row>
        <table:table-row table:style-name="ro1">
          <table:table-cell office:value-type="string">
            <text:p>7 MI 3, r. 6 et r. 7, R43</text:p>
          </table:table-cell>
          <table:table-cell office:value-type="string">
            <text:p>p. 272 [n° 61516, 1399-07-18]</text:p>
          </table:table-cell>
          <table:table-cell office:value-type="string">
            <text:p>240 d. monnaie vieille pour 18 d. g.</text:p>
          </table:table-cell>
          <table:table-cell table:number-columns-repeated="1021"/>
        </table:table-row>
        <table:table-row table:style-name="ro1">
          <table:table-cell office:value-type="string">
            <text:p>7 MI 3, r. 9 et r. 10, 46</text:p>
          </table:table-cell>
          <table:table-cell office:value-type="string">
            <text:p>p. 115 v [n° 62277, 1402-05-18]</text:p>
          </table:table-cell>
          <table:table-cell office:value-type="string">
            <text:p>264 d. laus pour 18 d. g. t.</text:p>
          </table:table-cell>
          <table:table-cell table:number-columns-repeated="1021"/>
        </table:table-row>
        <table:table-row table:style-name="ro1">
          <table:table-cell office:value-type="string">
            <text:p>7 MI 3, r. 9 et r. 10, 46</text:p>
          </table:table-cell>
          <table:table-cell office:value-type="string">
            <text:p>p. 116 [n° 62285, 1402-05-23]</text:p>
          </table:table-cell>
          <table:table-cell office:value-type="string">
            <text:p>264 d. laus pour 18 d. g. t.</text:p>
          </table:table-cell>
          <table:table-cell table:number-columns-repeated="1021"/>
        </table:table-row>
        <table:table-row table:style-name="ro1">
          <table:table-cell office:value-type="string">
            <text:p>7 MI 3, r. 9 et r. 10, 46</text:p>
          </table:table-cell>
          <table:table-cell office:value-type="string">
            <text:p>p. 116 [n° 62286, 1402-05-26]</text:p>
          </table:table-cell>
          <table:table-cell office:value-type="string">
            <text:p>264 d. laus pour 18 d. g. t.</text:p>
          </table:table-cell>
          <table:table-cell table:number-columns-repeated="1021"/>
        </table:table-row>
        <table:table-row table:style-name="ro1">
          <table:table-cell table:style-name="ce8" office:value-type="string">
            <text:p>AST, inv38,m2,17.a</text:p>
          </table:table-cell>
          <table:table-cell table:style-name="ce8" office:value-type="string">
            <text:p>p. 5 [n° 62825, 1371-03-03]</text:p>
          </table:table-cell>
          <table:table-cell table:style-name="ce8" office:value-type="string">
            <text:p>174 d. geb pour 1 franc or</text:p>
          </table:table-cell>
          <table:table-cell table:style-name="ce9"/>
          <table:table-cell table:style-name="ce10"/>
          <table:table-cell table:style-name="ce11"/>
          <table:table-cell table:style-name="ce8" table:number-columns-repeated="1018"/>
        </table:table-row>
        <table:table-row table:style-name="ro1">
          <table:table-cell office:value-type="string">
            <text:p>AST, inv38,m2,17.c</text:p>
          </table:table-cell>
          <table:table-cell office:value-type="string">
            <text:p>p. 12 [n° 62830, pas de date]</text:p>
          </table:table-cell>
          <table:table-cell office:value-type="string">
            <text:p>16 ambresaine pour 1 ducat</text:p>
          </table:table-cell>
          <table:table-cell table:number-columns-repeated="1021"/>
        </table:table-row>
        <table:table-row table:style-name="ro1">
          <table:table-cell table:number-columns-repeated="1024"/>
        </table:table-row>
      </table:table>
      <table:database-ranges>
        <table:database-range table:target-range-address="'monnaie ad...'.A1:'monnaie ad...'.AMJ1048514"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13">13/09/2012</text:date>, <text:time>20:32: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dc:date>2012-09-13T20:32:58</dc:date>
    <dc:creator>Alexandre Fayolle</dc:creator>
    <meta:editing-duration>PT09H24M07S</meta:editing-duration>
    <meta:editing-cycles>8</meta:editing-cycles>
    <meta:document-statistic meta:table-count="3" meta:cell-count="4477" meta:object-count="0"/>
  </office:meta>
</office:document-meta>
</file>